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184in"/>
    </style:style>
    <style:style style:name="Table1.B" style:family="table-column">
      <style:table-column-properties style:column-width="0.9083in"/>
    </style:style>
    <style:style style:name="Table1.C" style:family="table-column">
      <style:table-column-properties style:column-width="4.8326in"/>
    </style:style>
    <style:style style:name="Table1.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3.275in"/>
    </style:style>
    <style:style style:name="Table4.B" style:family="table-column">
      <style:table-column-properties style:column-width="2.7208in"/>
    </style:style>
    <style:style style:name="Table4.C" style:family="table-column">
      <style:table-column-properties style:column-width="0.9292in"/>
    </style:style>
    <style:style style:name="Table4.A1" style:family="table-cell">
      <style:table-cell-properties style:vertical-align="middle" fo:padding="0.0194in" fo:border="none"/>
    </style:style>
    <style:style style:name="Table4.6" style:family="table-row">
      <style:table-row-properties style:min-row-height="0.4736in"/>
    </style:style>
    <style:style style:name="Table5" style:family="table">
      <style:table-properties style:width="6.7403in" table:align="left"/>
    </style:style>
    <style:style style:name="Table5.A" style:family="table-column">
      <style:table-column-properties style:column-width="3.384in"/>
    </style:style>
    <style:style style:name="Table5.B" style:family="table-column">
      <style:table-column-properties style:column-width="2.4278in"/>
    </style:style>
    <style:style style:name="Table5.C" style:family="table-column">
      <style:table-column-properties style:column-width="0.9285in"/>
    </style:style>
    <style:style style:name="Table5.A1" style:family="table-cell">
      <style:table-cell-properties style:vertical-align="middle" fo:padding="0.0194in" fo:border="none"/>
    </style:style>
    <style:style style:name="Table6" style:family="table">
      <style:table-properties style:width="6.0639in" table:align="left"/>
    </style:style>
    <style:style style:name="Table6.A" style:family="table-column">
      <style:table-column-properties style:column-width="3.384in"/>
    </style:style>
    <style:style style:name="Table6.B" style:family="table-column">
      <style:table-column-properties style:column-width="1.7514in"/>
    </style:style>
    <style:style style:name="Table6.C" style:family="table-column">
      <style:table-column-properties style:column-width="0.9285in"/>
    </style:style>
    <style:style style:name="Table6.A1" style:family="table-cell">
      <style:table-cell-properties style:vertical-align="middle" fo:padding="0.0194in" fo:border="none"/>
    </style:style>
    <style:style style:name="Table7" style:family="table">
      <style:table-properties style:width="2.9361in" table:align="left"/>
    </style:style>
    <style:style style:name="Table7.A" style:family="table-column">
      <style:table-column-properties style:column-width="1.684in"/>
    </style:style>
    <style:style style:name="Table7.B" style:family="table-column">
      <style:table-column-properties style:column-width="1.2521in"/>
    </style:style>
    <style:style style:name="Table7.A1" style:family="table-cell">
      <style:table-cell-properties style:vertical-align="middle" fo:padding="0.0194in" fo:border="none"/>
    </style:style>
    <style:style style:name="Table8" style:family="table">
      <style:table-properties style:width="6.925in" table:align="left"/>
    </style:style>
    <style:style style:name="Table8.A" style:family="table-column">
      <style:table-column-properties style:column-width="1.7618in"/>
    </style:style>
    <style:style style:name="Table8.B" style:family="table-column">
      <style:table-column-properties style:column-width="5.1632in"/>
    </style:style>
    <style:style style:name="Table8.A1" style:family="table-cell">
      <style:table-cell-properties style:vertical-align="middle" fo:padding="0.0194in" fo:border="none"/>
    </style:style>
    <style:style style:name="Table9" style:family="table">
      <style:table-properties style:width="4.5569in" table:align="left"/>
    </style:style>
    <style:style style:name="Table9.A" style:family="table-column">
      <style:table-column-properties style:column-width="0.9215in"/>
    </style:style>
    <style:style style:name="Table9.B" style:family="table-column">
      <style:table-column-properties style:column-width="1.5465in"/>
    </style:style>
    <style:style style:name="Table9.C" style:family="table-column">
      <style:table-column-properties style:column-width="2.0889in"/>
    </style:style>
    <style:style style:name="Table9.A1" style:family="table-cell">
      <style:table-cell-properties style:vertical-align="middle" fo:padding="0.0194in" fo:border="none"/>
    </style:style>
    <style:style style:name="Table10" style:family="table">
      <style:table-properties style:width="5.8861in" table:align="left"/>
    </style:style>
    <style:style style:name="Table10.A" style:family="table-column">
      <style:table-column-properties style:column-width="1.4125in"/>
    </style:style>
    <style:style style:name="Table10.B" style:family="table-column">
      <style:table-column-properties style:column-width="2.2604in"/>
    </style:style>
    <style:style style:name="Table10.C" style:family="table-column">
      <style:table-column-properties style:column-width="2.2132in"/>
    </style:style>
    <style:style style:name="Table10.A1" style:family="table-cell">
      <style:table-cell-properties style:vertical-align="middle" fo:padding="0.0194in" fo:border="none"/>
    </style:style>
    <style:style style:name="Table11" style:family="table">
      <style:table-properties style:width="4.5632in" table:align="left"/>
    </style:style>
    <style:style style:name="Table11.A" style:family="table-column">
      <style:table-column-properties style:column-width="0.3986in"/>
    </style:style>
    <style:style style:name="Table11.B" style:family="table-column">
      <style:table-column-properties style:column-width="2.0097in"/>
    </style:style>
    <style:style style:name="Table11.C" style:family="table-column">
      <style:table-column-properties style:column-width="2.1549in"/>
    </style:style>
    <style:style style:name="Table11.A1" style:family="table-cell">
      <style:table-cell-properties style:vertical-align="middle" fo:padding="0.0194in" fo:border="none"/>
    </style:style>
    <style:style style:name="Table11.6" style:family="table-row">
      <style:table-row-properties style:min-row-height="0.2847in"/>
    </style:style>
    <style:style style:name="Table25" style:family="table">
      <style:table-properties style:width="6.925in" table:align="left"/>
    </style:style>
    <style:style style:name="Table25.A" style:family="table-column">
      <style:table-column-properties style:column-width="1.084in"/>
    </style:style>
    <style:style style:name="Table25.B" style:family="table-column">
      <style:table-column-properties style:column-width="1.0736in"/>
    </style:style>
    <style:style style:name="Table25.C" style:family="table-column">
      <style:table-column-properties style:column-width="4.1681in"/>
    </style:style>
    <style:style style:name="Table25.D" style:family="table-column">
      <style:table-column-properties style:column-width="0.5993in"/>
    </style:style>
    <style:style style:name="Table25.A1" style:family="table-cell">
      <style:table-cell-properties style:vertical-align="middle" fo:padding="0.0194in" fo:border="none"/>
    </style:style>
    <style:style style:name="Table2" style:family="table">
      <style:table-properties style:width="5.7299in" table:align="left"/>
    </style:style>
    <style:style style:name="Table2.A" style:family="table-column">
      <style:table-column-properties style:column-width="0.991in"/>
    </style:style>
    <style:style style:name="Table2.B" style:family="table-column">
      <style:table-column-properties style:column-width="1.3556in"/>
    </style:style>
    <style:style style:name="Table2.C" style:family="table-column">
      <style:table-column-properties style:column-width="3.3833in"/>
    </style:style>
    <style:style style:name="Table2.A1" style:family="table-cell">
      <style:table-cell-properties style:vertical-align="middle" fo:padding="0.0194in" fo:border="none"/>
    </style:style>
    <style:style style:name="Table14" style:family="table">
      <style:table-properties style:width="6.925in" table:align="left"/>
    </style:style>
    <style:style style:name="Table14.A" style:family="table-column">
      <style:table-column-properties style:column-width="1.7049in"/>
    </style:style>
    <style:style style:name="Table14.B" style:family="table-column">
      <style:table-column-properties style:column-width="2.5444in"/>
    </style:style>
    <style:style style:name="Table14.C" style:family="table-column">
      <style:table-column-properties style:column-width="2.6757in"/>
    </style:style>
    <style:style style:name="Table14.A1" style:family="table-cell">
      <style:table-cell-properties style:vertical-align="middle" fo:padding="0.0194in" fo:border="none"/>
    </style:style>
    <style:style style:name="Table13" style:family="table">
      <style:table-properties style:width="6.925in" table:align="left"/>
    </style:style>
    <style:style style:name="Table13.A" style:family="table-column">
      <style:table-column-properties style:column-width="1.0757in"/>
    </style:style>
    <style:style style:name="Table13.B" style:family="table-column">
      <style:table-column-properties style:column-width="3.0507in"/>
    </style:style>
    <style:style style:name="Table13.C" style:family="table-column">
      <style:table-column-properties style:column-width="2.7986in"/>
    </style:style>
    <style:style style:name="Table13.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4069in"/>
    </style:style>
    <style:style style:name="Table3.B" style:family="table-column">
      <style:table-column-properties style:column-width="3.0618in"/>
    </style:style>
    <style:style style:name="Table3.C" style:family="table-column">
      <style:table-column-properties style:column-width="2.4563in"/>
    </style:style>
    <style:style style:name="Table3.A1" style:family="table-cell">
      <style:table-cell-properties style:vertical-align="middle" fo:padding="0.0194in" fo:border="none"/>
    </style:style>
    <style:style style:name="Table12" style:family="table">
      <style:table-properties style:width="6.925in" table:align="left"/>
    </style:style>
    <style:style style:name="Table12.A" style:family="table-column">
      <style:table-column-properties style:column-width="1.3694in"/>
    </style:style>
    <style:style style:name="Table12.B" style:family="table-column">
      <style:table-column-properties style:column-width="2.2708in"/>
    </style:style>
    <style:style style:name="Table12.C" style:family="table-column">
      <style:table-column-properties style:column-width="1.391in"/>
    </style:style>
    <style:style style:name="Table12.D" style:family="table-column">
      <style:table-column-properties style:column-width="1.8938in"/>
    </style:style>
    <style:style style:name="Table12.A1" style:family="table-cell">
      <style:table-cell-properties style:vertical-align="middle" fo:padding="0.0194in" fo:border="none"/>
    </style:style>
    <style:style style:name="Table15" style:family="table">
      <style:table-properties style:width="6.7694in" table:align="left"/>
    </style:style>
    <style:style style:name="Table15.A" style:family="table-column">
      <style:table-column-properties style:column-width="1.8549in"/>
    </style:style>
    <style:style style:name="Table15.B" style:family="table-column">
      <style:table-column-properties style:column-width="0.6285in"/>
    </style:style>
    <style:style style:name="Table15.C" style:family="table-column">
      <style:table-column-properties style:column-width="2.8736in"/>
    </style:style>
    <style:style style:name="Table15.D" style:family="table-column">
      <style:table-column-properties style:column-width="1.4125in"/>
    </style:style>
    <style:style style:name="Table15.A1" style:family="table-cell">
      <style:table-cell-properties style:vertical-align="middle" fo:padding="0.0194in" fo:border="none"/>
    </style:style>
    <style:style style:name="Table16" style:family="table">
      <style:table-properties style:width="6.925in" table:align="left"/>
    </style:style>
    <style:style style:name="Table16.A" style:family="table-column">
      <style:table-column-properties style:column-width="0.6389in"/>
    </style:style>
    <style:style style:name="Table16.B" style:family="table-column">
      <style:table-column-properties style:column-width="2.5757in"/>
    </style:style>
    <style:style style:name="Table16.C" style:family="table-column">
      <style:table-column-properties style:column-width="3.7104in"/>
    </style:style>
    <style:style style:name="Table16.A1" style:family="table-cell">
      <style:table-cell-properties style:vertical-align="middle" fo:padding="0.0194in" fo:border="none"/>
    </style:style>
    <style:style style:name="Table17" style:family="table">
      <style:table-properties style:width="6.925in" table:align="left"/>
    </style:style>
    <style:style style:name="Table17.A" style:family="table-column">
      <style:table-column-properties style:column-width="2.2785in"/>
    </style:style>
    <style:style style:name="Table17.B" style:family="table-column">
      <style:table-column-properties style:column-width="4.6465in"/>
    </style:style>
    <style:style style:name="Table17.A1" style:family="table-cell">
      <style:table-cell-properties style:vertical-align="middle" fo:padding="0.0194in" fo:border="none"/>
    </style:style>
    <style:style style:name="P1" style:family="paragraph" style:parent-style-name="Text_20_body" style:list-style-name="L1"/>
    <style:style style:name="P2" style:family="paragraph" style:parent-style-name="Table_20_Contents">
      <style:text-properties fo:color="#2a6099" loext:opacity="100%"/>
    </style:style>
    <style:style style:name="P3" style:family="paragraph" style:parent-style-name="Table_20_Contents">
      <style:text-properties fo:color="#ff0000" loext:opacity="100%"/>
    </style:style>
    <style:style style:name="P4" style:family="paragraph" style:parent-style-name="Table_20_Contents">
      <style:text-properties fo:color="#158466" loext:opacity="100%"/>
    </style:style>
    <style:style style:name="P5" style:family="paragraph" style:parent-style-name="Table_20_Contents">
      <style:text-properties fo:color="#ffbf00" loext:opacity="100%"/>
    </style:style>
    <style:style style:name="P6" style:family="paragraph" style:parent-style-name="Text_20_body" style:list-style-name="L2">
      <style:text-properties fo:color="#2a6099" loext:opacity="100%"/>
    </style:style>
    <style:style style:name="P7" style:family="paragraph" style:parent-style-name="Text_20_body" style:list-style-name="L2">
      <style:text-properties fo:color="#158466" loext:opacity="100%"/>
    </style:style>
    <style:style style:name="P8" style:family="paragraph" style:parent-style-name="Text_20_body" style:list-style-name="L2">
      <style:text-properties fo:color="#ffbf00" loext:opacity="100%"/>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3">
      <style:text-properties fo:color="#2a6099" loext:opacity="100%"/>
    </style:style>
    <style:style style:name="P12" style:family="paragraph" style:parent-style-name="Text_20_body" style:list-style-name="L3">
      <style:text-properties fo:color="#ff0000" loext:opacity="100%"/>
    </style:style>
    <style:style style:name="P13" style:family="paragraph" style:parent-style-name="Text_20_body" style:list-style-name="L3">
      <style:text-properties fo:color="#158466" loext:opacity="100%"/>
    </style:style>
    <style:style style:name="P14" style:family="paragraph" style:parent-style-name="Text_20_body" style:list-style-name="L3">
      <style:text-properties fo:color="#ffbf00" loext:opacity="100%"/>
    </style:style>
    <style:style style:name="P15" style:family="paragraph" style:parent-style-name="Text_20_body" style:list-style-name="L4"/>
    <style:style style:name="P16" style:family="paragraph" style:parent-style-name="Text_20_body" style:list-style-name="L5">
      <style:text-properties fo:color="#ff0000" loext:opacity="100%"/>
    </style:style>
    <style:style style:name="P17" style:family="paragraph" style:parent-style-name="Text_20_body" style:list-style-name="L5">
      <style:text-properties fo:color="#2a6099" loext:opacity="100%"/>
    </style:style>
    <style:style style:name="P18" style:family="paragraph" style:parent-style-name="Text_20_body" style:list-style-name="L5">
      <style:text-properties fo:color="#ffbf00" loext:opacity="100%"/>
    </style:style>
    <style:style style:name="P19" style:family="paragraph" style:parent-style-name="Text_20_body" style:list-style-name="L5"/>
    <style:style style:name="P20" style:family="paragraph" style:parent-style-name="Preformatted_20_Text">
      <style:paragraph-properties fo:margin-left="0in" fo:margin-right="0in" fo:text-indent="0in" style:auto-text-indent="false" style:writing-mode="lr-tb"/>
    </style:style>
    <style:style style:name="P21" style:family="paragraph" style:parent-style-name="Preformatted_20_Text">
      <style:paragraph-properties style:writing-mode="lr-tb"/>
    </style:style>
    <style:style style:name="P22" style:family="paragraph" style:parent-style-name="Preformatted_20_Text">
      <style:paragraph-properties fo:margin-top="0in" fo:margin-bottom="0.1965in" style:contextual-spacing="false" style:writing-mode="lr-tb"/>
    </style:style>
    <style:style style:name="P23" style:family="paragraph" style:parent-style-name="Text_20_body" style:list-style-name="L6"/>
    <style:style style:name="P24" style:family="paragraph" style:parent-style-name="Heading_20_1">
      <style:text-properties fo:color="#2a6099" loext:opacity="100%"/>
    </style:style>
    <style:style style:name="P25" style:family="paragraph" style:parent-style-name="Heading_20_3">
      <style:text-properties fo:color="#2a6099" loext:opacity="100%"/>
    </style:style>
    <style:style style:name="P26" style:family="paragraph" style:parent-style-name="Preformatted_20_Text">
      <style:paragraph-properties style:writing-mode="lr-tb"/>
      <style:text-properties fo:color="#2a6099" loext:opacity="100%"/>
    </style:style>
    <style:style style:name="P27" style:family="paragraph" style:parent-style-name="Table_20_Contents">
      <style:text-properties fo:color="#2a6099" loext:opacity="100%" fo:font-size="2pt" style:font-size-asian="2pt" style:font-size-complex="2pt"/>
    </style:style>
    <style:style style:name="P28" style:family="paragraph" style:parent-style-name="Text_20_body" style:list-style-name="L7"/>
    <style:style style:name="P29" style:family="paragraph" style:parent-style-name="Heading_20_3">
      <style:text-properties fo:color="#ff0000" loext:opacity="100%"/>
    </style:style>
    <style:style style:name="P30" style:family="paragraph" style:parent-style-name="Text_20_body">
      <style:text-properties fo:color="#ff0000" loext:opacity="100%"/>
    </style:style>
    <style:style style:name="P31" style:family="paragraph" style:parent-style-name="Text_20_body" style:list-style-name="L8"/>
    <style:style style:name="P32" style:family="paragraph" style:parent-style-name="Heading_20_1">
      <style:text-properties fo:color="#158466" loext:opacity="100%"/>
    </style:style>
    <style:style style:name="P33" style:family="paragraph" style:parent-style-name="Heading_20_3">
      <style:text-properties fo:color="#158466" loext:opacity="100%"/>
    </style:style>
    <style:style style:name="P34" style:family="paragraph" style:parent-style-name="Text_20_body">
      <style:text-properties fo:color="#158466" loext:opacity="100%"/>
    </style:style>
    <style:style style:name="P35" style:family="paragraph" style:parent-style-name="Preformatted_20_Text">
      <style:paragraph-properties style:writing-mode="lr-tb"/>
      <style:text-properties fo:color="#158466" loext:opacity="100%"/>
    </style:style>
    <style:style style:name="P36" style:family="paragraph" style:parent-style-name="Table_20_Heading">
      <style:text-properties fo:color="#158466" loext:opacity="100%"/>
    </style:style>
    <style:style style:name="P37" style:family="paragraph" style:parent-style-name="Table_20_Contents">
      <style:text-properties fo:color="#158466" loext:opacity="100%" fo:font-size="2pt" style:font-size-asian="2pt" style:font-size-complex="2pt"/>
    </style:style>
    <style:style style:name="P38" style:family="paragraph" style:parent-style-name="Text_20_body" style:list-style-name="L9"/>
    <style:style style:name="P39" style:family="paragraph" style:parent-style-name="Text_20_body" style:list-style-name="L10">
      <style:text-properties fo:color="#158466" loext:opacity="100%"/>
    </style:style>
    <style:style style:name="P40" style:family="paragraph" style:parent-style-name="Text_20_body" style:list-style-name="L10"/>
    <style:style style:name="P41" style:family="paragraph" style:parent-style-name="Heading_20_1">
      <style:text-properties fo:color="#ffbf00" loext:opacity="100%"/>
    </style:style>
    <style:style style:name="P42" style:family="paragraph" style:parent-style-name="Heading_20_3">
      <style:text-properties fo:color="#ffbf00" loext:opacity="100%"/>
    </style:style>
    <style:style style:name="P43" style:family="paragraph" style:parent-style-name="Text_20_body">
      <style:text-properties fo:color="#ffbf00" loext:opacity="100%"/>
    </style:style>
    <style:style style:name="P44" style:family="paragraph" style:parent-style-name="Table_20_Heading">
      <style:text-properties fo:color="#ffbf00" loext:opacity="100%"/>
    </style:style>
    <style:style style:name="P45" style:family="paragraph" style:parent-style-name="Table_20_Contents">
      <style:text-properties fo:color="#ffbf00" loext:opacity="100%" fo:font-size="2pt" style:font-size-asian="2pt" style:font-size-complex="2pt"/>
    </style:style>
    <style:style style:name="P46" style:family="paragraph" style:parent-style-name="Text_20_body" style:list-style-name="L11"/>
    <style:style style:name="P47" style:family="paragraph" style:parent-style-name="Text_20_body" style:list-style-name="L11">
      <style:text-properties fo:color="#ffbf00" loext:opacity="100%"/>
    </style:style>
    <style:style style:name="P48" style:family="paragraph" style:parent-style-name="Text_20_body" style:list-style-name="L12"/>
    <style:style style:name="P49" style:family="paragraph" style:parent-style-name="Text_20_body" style:list-style-name="L13"/>
    <style:style style:name="P50" style:family="paragraph" style:parent-style-name="Text_20_body" style:list-style-name="L14"/>
    <style:style style:name="P51" style:family="paragraph" style:parent-style-name="Text_20_body" style:list-style-name="L15">
      <style:text-properties fo:color="#ff0000" loext:opacity="100%"/>
    </style:style>
    <style:style style:name="P52" style:family="paragraph" style:parent-style-name="Text_20_body" style:list-style-name="L15"/>
    <style:style style:name="P53" style:family="paragraph" style:parent-style-name="Text_20_body" style:list-style-name="L16">
      <style:text-properties fo:color="#2a6099" loext:opacity="100%"/>
    </style:style>
    <style:style style:name="P54" style:family="paragraph" style:parent-style-name="Text_20_body" style:list-style-name="L16"/>
    <style:style style:name="P55" style:family="paragraph" style:parent-style-name="Text_20_body" style:list-style-name="L17"/>
    <style:style style:name="P56" style:family="paragraph" style:parent-style-name="Text_20_body" style:list-style-name="L18"/>
    <style:style style:name="P57" style:family="paragraph" style:parent-style-name="Text_20_body" style:list-style-name="L18">
      <style:text-properties fo:color="#158466" loext:opacity="100%"/>
    </style:style>
    <style:style style:name="P58" style:family="paragraph" style:parent-style-name="Horizontal_20_Line">
      <style:text-properties fo:color="#158466" loext:opacity="100%"/>
    </style:style>
    <style:style style:name="P59" style:family="paragraph" style:parent-style-name="Text_20_body" style:list-style-name="L19"/>
    <style:style style:name="P60" style:family="paragraph" style:parent-style-name="Text_20_body" style:list-style-name="L19">
      <style:text-properties fo:color="#ffbf00" loext:opacity="100%"/>
    </style:style>
    <style:style style:name="P61" style:family="paragraph" style:parent-style-name="Horizontal_20_Line">
      <style:text-properties fo:color="#ffbf00" loext:opacity="100%"/>
    </style:style>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Preformatted_20_Text" style:list-style-name="L22">
      <style:paragraph-properties fo:margin-left="0in" fo:margin-right="0in" fo:text-indent="0in" style:auto-text-indent="false" style:writing-mode="lr-tb"/>
    </style:style>
    <style:style style:name="P66" style:family="paragraph" style:parent-style-name="Preformatted_20_Text" style:list-style-name="L22">
      <style:paragraph-properties style:writing-mode="lr-tb"/>
    </style:style>
    <style:style style:name="P67" style:family="paragraph" style:parent-style-name="Preformatted_20_Text" style:list-style-name="L22">
      <style:paragraph-properties fo:margin-top="0in" fo:margin-bottom="0.1965in" style:contextual-spacing="false" style:writing-mode="lr-tb"/>
    </style:style>
    <style:style style:name="P68" style:family="paragraph" style:parent-style-name="Text_20_body" style:list-style-name="L22">
      <style:text-properties fo:color="#ff0000" loext:opacity="100%"/>
    </style:style>
    <style:style style:name="P69" style:family="paragraph" style:parent-style-name="Preformatted_20_Text" style:list-style-name="L22">
      <style:paragraph-properties fo:margin-left="0in" fo:margin-right="0in" fo:margin-top="0in" fo:margin-bottom="0.1965in" style:contextual-spacing="false" fo:text-indent="0in" style:auto-text-indent="false" style:writing-mode="lr-tb"/>
    </style:style>
    <style:style style:name="P70" style:family="paragraph" style:parent-style-name="Text_20_body" style:list-style-name="L23"/>
    <style:style style:name="P71" style:family="paragraph" style:parent-style-name="Text_20_body" style:list-style-name="L24">
      <style:text-properties fo:color="#ff0000" loext:opacity="100%"/>
    </style:style>
    <style:style style:name="P72" style:family="paragraph" style:parent-style-name="Text_20_body" style:list-style-name="L25"/>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Preformatted_20_Text" style:list-style-name="L29">
      <style:paragraph-properties fo:margin-left="0in" fo:margin-right="0in" fo:text-indent="0in" style:auto-text-indent="false" style:writing-mode="lr-tb"/>
    </style:style>
    <style:style style:name="P78" style:family="paragraph" style:parent-style-name="Preformatted_20_Text" style:list-style-name="L29">
      <style:paragraph-properties fo:margin-top="0in" fo:margin-bottom="0.1965in" style:contextual-spacing="false" style:writing-mode="lr-tb"/>
    </style:style>
    <style:style style:name="P79" style:family="paragraph" style:parent-style-name="Text_20_body" style:list-style-name="L30"/>
    <style:style style:name="P80" style:family="paragraph" style:parent-style-name="Heading_20_2">
      <style:paragraph-properties fo:break-before="page"/>
    </style:style>
    <style:style style:name="P81" style:family="paragraph" style:parent-style-name="Text_20_body" style:list-style-name="L31"/>
    <style:style style:name="P82" style:family="paragraph" style:parent-style-name="Text_20_body" style:list-style-name="L32"/>
    <style:style style:name="P83" style:family="paragraph" style:parent-style-name="Text_20_body" style:list-style-name="L33"/>
    <style:style style:name="P84" style:family="paragraph" style:parent-style-name="Text_20_body" style:list-style-name="L33">
      <style:text-properties fo:color="#2a6099" loext:opacity="100%"/>
    </style:style>
    <style:style style:name="P85" style:family="paragraph" style:parent-style-name="Text_20_body" style:list-style-name="L34"/>
    <style:style style:name="P86" style:family="paragraph" style:parent-style-name="Text_20_body" style:list-style-name="L35"/>
    <style:style style:name="P87" style:family="paragraph" style:parent-style-name="Text_20_body" style:list-style-name="L36"/>
    <style:style style:name="P88" style:family="paragraph" style:parent-style-name="Text_20_body" style:list-style-name="L37"/>
    <style:style style:name="P89" style:family="paragraph" style:parent-style-name="Text_20_body" style:list-style-name="L38"/>
    <style:style style:name="P90" style:family="paragraph" style:parent-style-name="Text_20_body" style:list-style-name="L39"/>
    <style:style style:name="P91" style:family="paragraph" style:parent-style-name="Text_20_body">
      <style:paragraph-properties fo:break-before="page"/>
    </style:style>
    <style:style style:name="P92" style:family="paragraph" style:parent-style-name="Horizontal_20_Line">
      <style:paragraph-properties fo:margin-top="0in" fo:margin-bottom="0.0972in" style:contextual-spacing="false" fo:line-height="115%"/>
    </style:style>
    <style:style style:name="P93" style:family="paragraph" style:parent-style-name="Heading_20_3">
      <style:paragraph-properties fo:margin-top="0in" fo:margin-bottom="0.0972in" style:contextual-spacing="false" fo:line-height="115%"/>
    </style:style>
    <style:style style:name="P94" style:family="paragraph" style:parent-style-name="Text_20_body" style:list-style-name="L40"/>
    <style:style style:name="P95" style:family="paragraph" style:parent-style-name="Text_20_body" style:list-style-name="L41"/>
    <style:style style:name="P96" style:family="paragraph" style:parent-style-name="Preformatted_20_Text" style:list-style-name="L41">
      <style:paragraph-properties fo:margin-left="0in" fo:margin-right="0in" fo:margin-top="0in" fo:margin-bottom="0.0972in" style:contextual-spacing="false" fo:line-height="115%" fo:text-indent="0in" style:auto-text-indent="false" style:writing-mode="lr-tb"/>
    </style:style>
    <style:style style:name="P97" style:family="paragraph" style:parent-style-name="Preformatted_20_Text" style:list-style-name="L41">
      <style:paragraph-properties fo:margin-top="0in" fo:margin-bottom="0.0972in" style:contextual-spacing="false" fo:line-height="115%" style:writing-mode="lr-tb"/>
    </style:style>
    <style:style style:name="P98" style:family="paragraph" style:parent-style-name="Text_20_body" style:list-style-name="L42"/>
    <style:style style:name="P99" style:family="paragraph" style:parent-style-name="Heading_20_4">
      <style:paragraph-properties fo:margin-top="0in" fo:margin-bottom="0.0972in" style:contextual-spacing="false" fo:line-height="115%"/>
    </style:style>
    <style:style style:name="P100" style:family="paragraph" style:parent-style-name="Text_20_body" style:list-style-name="L43"/>
    <style:style style:name="P101" style:family="paragraph" style:parent-style-name="Text_20_body" style:list-style-name="L44"/>
    <style:style style:name="P102" style:family="paragraph" style:parent-style-name="Text_20_body" style:list-style-name="L45"/>
    <style:style style:name="P103" style:family="paragraph" style:parent-style-name="Standard">
      <style:paragraph-properties fo:margin-top="0in" fo:margin-bottom="0.1965in" style:contextual-spacing="false"/>
    </style:style>
    <style:style style:name="P104" style:family="paragraph" style:parent-style-name="Heading_20_6">
      <style:paragraph-properties fo:margin-top="0in" fo:margin-bottom="0.0972in" style:contextual-spacing="false" fo:line-height="115%"/>
    </style:style>
    <style:style style:name="P105" style:family="paragraph" style:parent-style-name="Preformatted_20_Text">
      <style:paragraph-properties fo:margin-left="0in" fo:margin-right="0in" fo:margin-top="0in" fo:margin-bottom="0.0972in" style:contextual-spacing="false" fo:line-height="115%" fo:text-indent="0in" style:auto-text-indent="false" style:writing-mode="lr-tb"/>
    </style:style>
    <style:style style:name="P106" style:family="paragraph" style:parent-style-name="Text_20_body" style:list-style-name="L46"/>
    <style:style style:name="P107" style:family="paragraph" style:parent-style-name="Text_20_body" style:list-style-name="L46">
      <style:text-properties fo:color="#ff0000" loext:opacity="100%"/>
    </style:style>
    <style:style style:name="P108" style:family="paragraph" style:parent-style-name="Horizontal_20_Line">
      <style:paragraph-properties fo:margin-top="0in" fo:margin-bottom="0.0972in" style:contextual-spacing="false" fo:line-height="115%"/>
      <style:text-properties fo:color="#2a6099" loext:opacity="100%"/>
    </style:style>
    <style:style style:name="P109" style:family="paragraph" style:parent-style-name="Text_20_body" style:list-style-name="L47">
      <style:text-properties fo:color="#2a6099" loext:opacity="100%"/>
    </style:style>
    <style:style style:name="P110" style:family="paragraph" style:parent-style-name="Preformatted_20_Text">
      <style:paragraph-properties fo:margin-top="0in" fo:margin-bottom="0.0972in" style:contextual-spacing="false" fo:line-height="115%" style:writing-mode="lr-tb"/>
    </style:style>
    <style:style style:name="P111" style:family="paragraph" style:parent-style-name="Text_20_body" style:list-style-name="L48">
      <style:text-properties fo:color="#2a6099" loext:opacity="100%"/>
    </style:style>
    <style:style style:name="P112" style:family="paragraph" style:parent-style-name="Text_20_body" style:list-style-name="L48"/>
    <style:style style:name="P113" style:family="paragraph" style:parent-style-name="Text_20_body" style:list-style-name="L49"/>
    <style:style style:name="P114" style:family="paragraph" style:parent-style-name="Text_20_body" style:list-style-name="L50">
      <style:text-properties fo:color="#2a6099" loext:opacity="100%"/>
    </style:style>
    <style:style style:name="P115" style:family="paragraph" style:parent-style-name="Text_20_body" style:list-style-name="L50"/>
    <style:style style:name="P116" style:family="paragraph" style:parent-style-name="Text_20_body" style:list-style-name="L51"/>
    <style:style style:name="P117" style:family="paragraph" style:parent-style-name="Text_20_body" style:list-style-name="L52"/>
    <style:style style:name="P118" style:family="paragraph" style:parent-style-name="Text_20_body" style:list-style-name="L53">
      <style:text-properties fo:color="#2a6099" loext:opacity="100%"/>
    </style:style>
    <style:style style:name="P119" style:family="paragraph" style:parent-style-name="Text_20_body" style:list-style-name="L53"/>
    <style:style style:name="P120" style:family="paragraph" style:parent-style-name="Text_20_body">
      <style:text-properties fo:color="#2a6099" loext:opacity="100%"/>
    </style:style>
    <style:style style:name="P121" style:family="paragraph" style:parent-style-name="Text_20_body" style:list-style-name="L54">
      <style:text-properties fo:color="#2a6099" loext:opacity="100%"/>
    </style:style>
    <style:style style:name="P122" style:family="paragraph" style:parent-style-name="Text_20_body" style:list-style-name="L55">
      <style:text-properties fo:color="#2a6099" loext:opacity="100%"/>
    </style:style>
    <style:style style:name="P123" style:family="paragraph" style:parent-style-name="Text_20_body" style:list-style-name="L55"/>
    <style:style style:name="P124" style:family="paragraph" style:parent-style-name="Text_20_body" style:list-style-name="L56">
      <style:text-properties fo:color="#2a6099" loext:opacity="100%"/>
    </style:style>
    <style:style style:name="P125" style:family="paragraph" style:parent-style-name="Text_20_body" style:list-style-name="L56"/>
    <style:style style:name="P126" style:family="paragraph" style:parent-style-name="Text_20_body" style:list-style-name="L57"/>
    <style:style style:name="P127" style:family="paragraph" style:parent-style-name="Table_20_Heading">
      <style:text-properties fo:color="#2a6099" loext:opacity="100%"/>
    </style:style>
    <style:style style:name="P128" style:family="paragraph" style:parent-style-name="Standard">
      <style:paragraph-properties fo:margin-top="0in" fo:margin-bottom="0.1965in" style:contextual-spacing="false" style:writing-mode="lr-tb"/>
    </style:style>
    <style:style style:name="P129" style:family="paragraph" style:parent-style-name="Heading_20_6">
      <style:paragraph-properties fo:margin-top="0in" fo:margin-bottom="0.1965in" style:contextual-spacing="false"/>
      <style:text-properties fo:color="#158466" loext:opacity="100%" style:font-name="Liberation Mono" fo:font-size="10pt" style:font-name-asian="NSimSun" style:font-size-asian="10pt" style:font-name-complex="Liberation Mono" style:font-size-complex="10pt"/>
    </style:style>
    <style:style style:name="P130" style:family="paragraph" style:parent-style-name="Text_20_body">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31" style:family="paragraph" style:parent-style-name="Horizontal_20_Line">
      <style:text-properties fo:color="#158466" loext:opacity="100%" style:font-name="Liberation Mono" fo:font-size="10pt" style:font-name-asian="NSimSun" style:font-size-asian="10pt" style:font-name-complex="Liberation Mono" style:font-size-complex="10pt"/>
    </style:style>
    <style:style style:name="P132" style:family="paragraph" style:parent-style-name="Heading_20_3">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33" style:family="paragraph" style:parent-style-name="Text_20_body">
      <style:paragraph-properties fo:margin-top="0in" fo:margin-bottom="0.1965in" style:contextual-spacing="false"/>
      <style:text-properties fo:color="#158466" loext:opacity="100%" style:font-name="Liberation Mono" fo:font-size="10pt" style:font-name-asian="NSimSun" style:font-size-asian="10pt" style:font-name-complex="Liberation Mono" style:font-size-complex="10pt"/>
    </style:style>
    <style:style style:name="P134" style:family="paragraph" style:parent-style-name="Heading_20_4">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35" style:family="paragraph" style:parent-style-name="Text_20_body" style:list-style-name="L58">
      <style:paragraph-properties fo:margin-top="0in" fo:margin-bottom="0.1965in" style:contextual-spacing="false"/>
      <style:text-properties fo:color="#158466" loext:opacity="100%" style:font-name="Liberation Mono" fo:font-size="10pt" style:font-name-asian="NSimSun" style:font-size-asian="10pt" style:font-name-complex="Liberation Mono" style:font-size-complex="10pt"/>
    </style:style>
    <style:style style:name="P136" style:family="paragraph" style:parent-style-name="Text_20_body" style:list-style-name="L59">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37"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138" style:family="paragraph" style:parent-style-name="Text_20_body" style:list-style-name="L60">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39" style:family="paragraph" style:parent-style-name="Text_20_body" style:list-style-name="L61">
      <style:paragraph-properties fo:margin-top="0in" fo:margin-bottom="0.1965in" style:contextual-spacing="false"/>
      <style:text-properties fo:color="#158466" loext:opacity="100%" style:font-name="Liberation Mono" fo:font-size="10pt" style:font-name-asian="NSimSun" style:font-size-asian="10pt" style:font-name-complex="Liberation Mono" style:font-size-complex="10pt"/>
    </style:style>
    <style:style style:name="P140" style:family="paragraph" style:parent-style-name="Text_20_body" style:list-style-name="L62">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41" style:family="paragraph" style:parent-style-name="Text_20_body" style:list-style-name="L63">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42" style:family="paragraph" style:parent-style-name="Text_20_body" style:list-style-name="L64">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43" style:family="paragraph" style:parent-style-name="Text_20_body" style:list-style-name="L65">
      <style:paragraph-properties fo:margin-top="0in" fo:margin-bottom="0.1965in" style:contextual-spacing="false"/>
      <style:text-properties fo:color="#158466" loext:opacity="100%" style:font-name="Liberation Mono" fo:font-size="10pt" style:font-name-asian="NSimSun" style:font-size-asian="10pt" style:font-name-complex="Liberation Mono" style:font-size-complex="10pt"/>
    </style:style>
    <style:style style:name="P144" style:family="paragraph" style:parent-style-name="Text_20_body" style:list-style-name="L66">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45" style:family="paragraph" style:parent-style-name="Text_20_body" style:list-style-name="L66">
      <style:paragraph-properties fo:margin-top="0in" fo:margin-bottom="0.1965in" style:contextual-spacing="false"/>
      <style:text-properties fo:color="#158466" loext:opacity="100%" style:font-name="Liberation Mono" fo:font-size="10pt" style:font-name-asian="NSimSun" style:font-size-asian="10pt" style:font-name-complex="Liberation Mono" style:font-size-complex="10pt"/>
    </style:style>
    <style:style style:name="P146" style:family="paragraph" style:parent-style-name="Text_20_body" style:list-style-name="L67">
      <style:paragraph-properties fo:margin-top="0in" fo:margin-bottom="0.1965in" style:contextual-spacing="false"/>
      <style:text-properties fo:color="#158466" loext:opacity="100%" style:font-name="Liberation Mono" fo:font-size="10pt" style:font-name-asian="NSimSun" style:font-size-asian="10pt" style:font-name-complex="Liberation Mono" style:font-size-complex="10pt"/>
    </style:style>
    <style:style style:name="P147" style:family="paragraph" style:parent-style-name="Text_20_body" style:list-style-name="L67">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48" style:family="paragraph" style:parent-style-name="Text_20_body" style:list-style-name="L68">
      <style:paragraph-properties fo:margin-top="0in" fo:margin-bottom="0.1965in" style:contextual-spacing="false"/>
      <style:text-properties fo:color="#158466" loext:opacity="100%" style:font-name="Liberation Mono" fo:font-size="10pt" style:font-name-asian="NSimSun" style:font-size-asian="10pt" style:font-name-complex="Liberation Mono" style:font-size-complex="10pt"/>
    </style:style>
    <style:style style:name="P149" style:family="paragraph" style:parent-style-name="Text_20_body" style:list-style-name="L69">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50" style:family="paragraph" style:parent-style-name="Text_20_body" style:list-style-name="L70">
      <style:paragraph-properties fo:margin-top="0in" fo:margin-bottom="0.1965in" style:contextual-spacing="false"/>
      <style:text-properties fo:color="#158466" loext:opacity="100%" style:font-name="Liberation Mono" fo:font-size="10pt" style:font-name-asian="NSimSun" style:font-size-asian="10pt" style:font-name-complex="Liberation Mono" style:font-size-complex="10pt"/>
    </style:style>
    <style:style style:name="P151" style:family="paragraph" style:parent-style-name="Text_20_body" style:list-style-name="L70">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52" style:family="paragraph" style:parent-style-name="Text_20_body" style:list-style-name="L71">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53" style:family="paragraph" style:parent-style-name="Text_20_body" style:list-style-name="L72">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54" style:family="paragraph" style:parent-style-name="Text_20_body" style:list-style-name="L73">
      <style:paragraph-properties fo:margin-top="0in" fo:margin-bottom="0.1965in" style:contextual-spacing="false"/>
      <style:text-properties fo:color="#158466" loext:opacity="100%" style:font-name="Liberation Mono" fo:font-size="10pt" style:font-name-asian="NSimSun" style:font-size-asian="10pt" style:font-name-complex="Liberation Mono" style:font-size-complex="10pt"/>
    </style:style>
    <style:style style:name="P155" style:family="paragraph" style:parent-style-name="Text_20_body" style:list-style-name="L73">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56" style:family="paragraph" style:parent-style-name="Text_20_body" style:list-style-name="L74">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57" style:family="paragraph" style:parent-style-name="Text_20_body" style:list-style-name="L75">
      <style:paragraph-properties fo:margin-top="0in" fo:margin-bottom="0.1965in" style:contextual-spacing="false"/>
      <style:text-properties fo:color="#158466" loext:opacity="100%" style:font-name="Liberation Mono" fo:font-size="10pt" style:font-name-asian="NSimSun" style:font-size-asian="10pt" style:font-name-complex="Liberation Mono" style:font-size-complex="10pt"/>
    </style:style>
    <style:style style:name="P158" style:family="paragraph" style:parent-style-name="Standard">
      <style:paragraph-properties fo:margin-top="0in" fo:margin-bottom="0.1965in" style:contextual-spacing="false"/>
      <style:text-properties fo:color="#ffbf00" loext:opacity="100%"/>
    </style:style>
    <style:style style:name="P159" style:family="paragraph" style:parent-style-name="Heading_20_6">
      <style:paragraph-properties fo:margin-top="0in" fo:margin-bottom="0.0972in" style:contextual-spacing="false" fo:line-height="115%"/>
      <style:text-properties fo:color="#ffbf00" loext:opacity="100%"/>
    </style:style>
    <style:style style:name="P160" style:family="paragraph" style:parent-style-name="Horizontal_20_Line">
      <style:paragraph-properties fo:margin-top="0in" fo:margin-bottom="0.0972in" style:contextual-spacing="false" fo:line-height="115%"/>
      <style:text-properties fo:color="#ffbf00" loext:opacity="100%"/>
    </style:style>
    <style:style style:name="P161" style:family="paragraph" style:parent-style-name="Text_20_body" style:list-style-name="L76"/>
    <style:style style:name="P162" style:family="paragraph" style:parent-style-name="Preformatted_20_Text" style:list-style-name="L76">
      <style:paragraph-properties fo:margin-left="0in" fo:margin-right="0in" fo:margin-top="0in" fo:margin-bottom="0.0972in" style:contextual-spacing="false" fo:line-height="115%" fo:text-indent="0in" style:auto-text-indent="false" style:writing-mode="lr-tb"/>
    </style:style>
    <style:style style:name="P163" style:family="paragraph" style:parent-style-name="Text_20_body" style:list-style-name="L77"/>
    <style:style style:name="P164" style:family="paragraph" style:parent-style-name="Text_20_body" style:list-style-name="L77">
      <style:text-properties fo:color="#ffbf00" loext:opacity="100%"/>
    </style:style>
    <style:style style:name="P165" style:family="paragraph" style:parent-style-name="Text_20_body" style:list-style-name="L78"/>
    <style:style style:name="P166" style:family="paragraph" style:parent-style-name="Text_20_body" style:list-style-name="L78">
      <style:text-properties fo:color="#ffbf00" loext:opacity="100%"/>
    </style:style>
    <style:style style:name="P167" style:family="paragraph" style:parent-style-name="Text_20_body" style:list-style-name="L79">
      <style:text-properties fo:color="#ffbf00" loext:opacity="100%"/>
    </style:style>
    <style:style style:name="P168" style:family="paragraph" style:parent-style-name="Text_20_body" style:list-style-name="L80">
      <style:text-properties fo:color="#ffbf00" loext:opacity="100%"/>
    </style:style>
    <style:style style:name="P169" style:family="paragraph" style:parent-style-name="Text_20_body" style:list-style-name="L81"/>
    <style:style style:name="P170" style:family="paragraph" style:parent-style-name="Text_20_body" style:list-style-name="L81">
      <style:text-properties fo:color="#ffbf00" loext:opacity="100%"/>
    </style:style>
    <style:style style:name="P171" style:family="paragraph" style:parent-style-name="Text_20_body" style:list-style-name="L82"/>
    <style:style style:name="P172" style:family="paragraph" style:parent-style-name="Text_20_body" style:list-style-name="L83">
      <style:text-properties fo:color="#ffbf00" loext:opacity="100%"/>
    </style:style>
    <style:style style:name="P173" style:family="paragraph" style:parent-style-name="Heading_20_3">
      <style:paragraph-properties fo:margin-top="0in" fo:margin-bottom="0.0972in" style:contextual-spacing="false" fo:line-height="115%"/>
      <style:text-properties fo:color="#ff0000" loext:opacity="100%"/>
    </style:style>
    <style:style style:name="P174" style:family="paragraph" style:parent-style-name="Text_20_body" style:list-style-name="L84">
      <style:text-properties fo:color="#ff0000" loext:opacity="100%"/>
    </style:style>
    <style:style style:name="P175" style:family="paragraph" style:parent-style-name="Text_20_body" style:list-style-name="L84"/>
    <style:style style:name="P176" style:family="paragraph" style:parent-style-name="Horizontal_20_Line">
      <style:paragraph-properties fo:margin-top="0in" fo:margin-bottom="0.0972in" style:contextual-spacing="false" fo:line-height="115%"/>
      <style:text-properties fo:color="#ff0000" loext:opacity="100%"/>
    </style:style>
    <style:style style:name="P177" style:family="paragraph" style:parent-style-name="Text_20_body" style:list-style-name="L85"/>
    <style:style style:name="P178" style:family="paragraph" style:parent-style-name="Text_20_body" style:list-style-name="L85">
      <style:text-properties fo:color="#ff0000" loext:opacity="100%"/>
    </style:style>
    <style:style style:name="P179" style:family="paragraph" style:parent-style-name="Text_20_body" style:list-style-name="L86">
      <style:text-properties fo:color="#ff0000" loext:opacity="100%"/>
    </style:style>
    <style:style style:name="P180" style:family="paragraph" style:parent-style-name="Text_20_body" style:list-style-name="L87">
      <style:text-properties fo:color="#ff0000" loext:opacity="100%"/>
    </style:style>
    <style:style style:name="P181" style:family="paragraph" style:parent-style-name="Text_20_body" style:list-style-name="L88">
      <style:text-properties fo:color="#ff0000" loext:opacity="100%"/>
    </style:style>
    <style:style style:name="P182" style:family="paragraph" style:parent-style-name="Table_20_Heading">
      <style:text-properties fo:color="#ff0000" loext:opacity="100%"/>
    </style:style>
    <style:style style:name="P183" style:family="paragraph" style:parent-style-name="Text_20_body" style:list-style-name="L89"/>
    <style:style style:name="P184" style:family="paragraph" style:parent-style-name="Text_20_body" style:list-style-name="L89">
      <style:text-properties fo:color="#ff0000" loext:opacity="100%"/>
    </style:style>
    <style:style style:name="P185" style:family="paragraph" style:parent-style-name="Text_20_body" style:list-style-name="L90"/>
    <style:style style:name="P186" style:family="paragraph" style:parent-style-name="Text_20_body" style:list-style-name="L91"/>
    <style:style style:name="P187" style:family="paragraph" style:parent-style-name="Text_20_body" style:list-style-name="L92"/>
    <style:style style:name="P188" style:family="paragraph" style:parent-style-name="Text_20_body" style:list-style-name="L93"/>
    <style:style style:name="P189" style:family="paragraph" style:parent-style-name="Text_20_body" style:list-style-name="L94"/>
    <style:style style:name="P190" style:family="paragraph" style:parent-style-name="Text_20_body" style:list-style-name="L95">
      <style:text-properties fo:color="#ff0000" loext:opacity="100%"/>
    </style:style>
    <style:style style:name="P191" style:family="paragraph" style:parent-style-name="Text_20_body" style:list-style-name="L95"/>
    <style:style style:name="P192" style:family="paragraph" style:parent-style-name="Text_20_body" style:list-style-name="L96">
      <style:text-properties fo:color="#ff0000" loext:opacity="100%"/>
    </style:style>
    <style:style style:name="P193" style:family="paragraph" style:parent-style-name="Heading_20_2">
      <style:paragraph-properties fo:margin-top="0in" fo:margin-bottom="0.0972in" style:contextual-spacing="false" fo:line-height="115%"/>
    </style:style>
    <style:style style:name="P194" style:family="paragraph" style:parent-style-name="Preformatted_20_Text">
      <style:paragraph-properties fo:margin-top="0in" fo:margin-bottom="0.0972in" style:contextual-spacing="false" fo:line-height="115%" style:writing-mode="lr-tb"/>
      <style:text-properties fo:color="#ff0000" loext:opacity="100%"/>
    </style:style>
    <style:style style:name="P195" style:family="paragraph" style:parent-style-name="Text_20_body" style:list-style-name="L97"/>
    <style:style style:name="P196" style:family="paragraph" style:parent-style-name="Text_20_body" style:list-style-name="L98">
      <style:text-properties fo:color="#ff0000" loext:opacity="100%"/>
    </style:style>
    <style:style style:name="P197" style:family="paragraph" style:parent-style-name="Text_20_body" style:list-style-name="L98"/>
    <style:style style:name="P198" style:family="paragraph" style:parent-style-name="Text_20_body" style:list-style-name="L99"/>
    <style:style style:name="T1" style:family="text">
      <style:text-properties fo:color="#2a6099" loext:opacity="100%"/>
    </style:style>
    <style:style style:name="T2" style:family="text">
      <style:text-properties fo:color="#ff0000" loext:opacity="100%"/>
    </style:style>
    <style:style style:name="T3" style:family="text">
      <style:text-properties fo:color="#158466" loext:opacity="100%"/>
    </style:style>
    <style:style style:name="T4" style:family="text">
      <style:text-properties fo:color="#ffbf00" loext:opacity="100%"/>
    </style:style>
    <style:style style:name="T5" style:family="text">
      <style:text-properties officeooo:rsid="001008f9"/>
    </style:style>
    <style:style style:name="T6" style:family="text">
      <style:text-properties fo:font-weight="normal" officeooo:rsid="0011ce29" style:font-weight-asian="normal" style:font-weight-complex="normal"/>
    </style:style>
    <style:style style:name="T7" style:family="text">
      <style:text-properties officeooo:rsid="001601a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2" text:outline-level="2">🎯 Guiding Principles</text:h>
      <text:list text:style-name="L1">
        <text:list-item>
          <text:p text:style-name="P1">Keep <text:span text:style-name="Strong_20_Emphasis">four microservices</text:span> (2 medium, 1 large, 1 small).</text:p>
        </text:list-item>
        <text:list-item>
          <text:p text:style-name="P1">Use a <text:span text:style-name="Strong_20_Emphasis">message broker</text:span>, <text:span text:style-name="Strong_20_Emphasis">API gateway</text:span>, and <text:span text:style-name="Strong_20_Emphasis">client web app</text:span>.</text:p>
        </text:list-item>
        <text:list-item>
          <text:p text:style-name="P1">Have a clear, minimal <text:span text:style-name="Strong_20_Emphasis">end-to-end user workflow</text:span> that shows service interactions.</text:p>
        </text:list-item>
        <text:list-item>
          <text:p text:style-name="P1">Be <text:span text:style-name="Strong_20_Emphasis">number/data-themed</text:span> to highlight your analytical background (Economics, stats, etc.).</text:p>
        </text:list-item>
        <text:list-item>
          <text:p text:style-name="P1">Each microservice should have <text:span text:style-name="Strong_20_Emphasis">1–2 models</text:span> (some mock data is fine).</text:p>
        </text:list-item>
        <text:list-item>
          <text:p text:style-name="P1">Avoid being a "toy calculator" — keep a narrative or domain (finance, analytics, energy, etc.).</text:p>
        </text:list-item>
      </text:list>
      <text:p text:style-name="Horizontal_20_Line"/>
      <text:h text:style-name="Heading_20_2" text:outline-level="2">🧠 “Portfolio Insights”: Personal Finance Dashboard</text:h>
      <text:p text:style-name="Text_20_body">A user-facing app where you can visualize and manage your investments across multiple asset types.<text:line-break/>Each microservice represents a slice of the financial system.</text:p>
      <text:h text:style-name="Heading_20_3" text:outline-level="3">🧩 Microservice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Service</text:p>
            </table:table-cell>
            <table:table-cell table:style-name="Table1.A1" office:value-type="string">
              <text:p text:style-name="Table_20_Heading">Typ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text:span text:style-name="Strong_20_Emphasis"><text:span text:style-name="T1">Portfolio Service</text:span></text:span></text:p>
          </table:table-cell>
          <table:table-cell table:style-name="Table1.A1" office:value-type="string">
            <text:p text:style-name="P2">🟢 Medium</text:p>
          </table:table-cell>
          <table:table-cell table:style-name="Table1.A1" office:value-type="string">
            <text:p text:style-name="P2">Stores user portfolios and tracked assets. CRUD operations for assets and allocations. Communicates with Market Data Service via gRPC to fetch prices.</text:p>
          </table:table-cell>
        </table:table-row>
        <table:table-row>
          <table:table-cell table:style-name="Table1.A1" office:value-type="string">
            <text:p text:style-name="Table_20_Contents"><text:span text:style-name="Strong_20_Emphasis"><text:span text:style-name="T2">Market Data Service</text:span></text:span></text:p>
          </table:table-cell>
          <table:table-cell table:style-name="Table1.A1" office:value-type="string">
            <text:p text:style-name="P3">🟢 Medium</text:p>
          </table:table-cell>
          <table:table-cell table:style-name="Table1.A1" office:value-type="string">
            <text:p text:style-name="P3">Provides simulated live asset prices (stocks, crypto, ETFs). Exposes gRPC endpoints. Uses background tasks to randomly update prices.</text:p>
          </table:table-cell>
        </table:table-row>
        <table:table-row>
          <table:table-cell table:style-name="Table1.A1" office:value-type="string">
            <text:p text:style-name="Table_20_Contents"><text:span text:style-name="Strong_20_Emphasis"><text:span text:style-name="T3">Analytics Service</text:span></text:span></text:p>
          </table:table-cell>
          <table:table-cell table:style-name="Table1.A1" office:value-type="string">
            <text:p text:style-name="P4">🔵 Large</text:p>
          </table:table-cell>
          <table:table-cell table:style-name="Table1.A1" office:value-type="string">
            <text:p text:style-name="P4">Consumes portfolio and market data events via RabbitMQ to compute metrics — ROI, volatility, asset allocation by category, performance over time.</text:p>
          </table:table-cell>
        </table:table-row>
        <table:table-row>
          <table:table-cell table:style-name="Table1.A1" office:value-type="string">
            <text:p text:style-name="Table_20_Contents"><text:span text:style-name="Strong_20_Emphasis"><text:span text:style-name="T4">Notification Service</text:span></text:span></text:p>
          </table:table-cell>
          <table:table-cell table:style-name="Table1.A1" office:value-type="string">
            <text:p text:style-name="P5">🟡 Small</text:p>
          </table:table-cell>
          <table:table-cell table:style-name="Table1.A1" office:value-type="string">
            <text:p text:style-name="P5">Listens to “threshold crossed” events (e.g., portfolio drops &gt;5%) and stores/prints notifications.</text:p>
          </table:table-cell>
        </table:table-row>
      </table:table>
      <text:h text:style-name="Heading_20_3" text:outline-level="3">🧮 Technologies / Data Flow</text:h>
      <text:list text:style-name="L2">
        <text:list-item>
          <text:p text:style-name="P6">Portfolio sends “PortfolioUpdated” events to RabbitMQ.</text:p>
        </text:list-item>
        <text:list-item>
          <text:p text:style-name="P7">Analytics consumes events, calculates stats, publishes “AnalyticsUpdated”.</text:p>
        </text:list-item>
        <text:list-item>
          <text:p text:style-name="P8">Notification consumes analytics events and stores alerts.</text:p>
        </text:list-item>
        <text:list-item>
          <text:p text:style-name="P9">Client fetches via Gateway aggregated data for dashboard view.</text:p>
        </text:list-item>
      </text:list>
      <text:h text:style-name="Heading_20_3" text:outline-level="3">💻 UI Workflow</text:h>
      <text:list text:style-name="L3">
        <text:list-item>
          <text:p text:style-name="P10">User logs in (fake/simple).</text:p>
        </text:list-item>
        <text:list-item>
          <text:p text:style-name="P11">Creates a portfolio and adds some assets (symbols, quantities).</text:p>
        </text:list-item>
        <text:list-item>
          <text:p text:style-name="P12"><text:soft-page-break/>Market Data Service provides real-time or simulated prices.</text:p>
        </text:list-item>
        <text:list-item>
          <text:p text:style-name="P13">Analytics Service displays calculated stats (total value, daily % change, diversification pie).</text:p>
        </text:list-item>
        <text:list-item>
          <text:p text:style-name="P14">Notification Service alerts on thresholds (shown on UI navbar).</text:p>
        </text:list-item>
      </text:list>
      <text:h text:style-name="Heading_20_3" text:outline-level="3">🎯 Why It Works</text:h>
      <text:list text:style-name="L4">
        <text:list-item>
          <text:p text:style-name="P15">“Number-themed” ✅</text:p>
        </text:list-item>
        <text:list-item>
          <text:p text:style-name="P15">Mix of <text:span text:style-name="Strong_20_Emphasis">real-time simulation</text:span> and <text:span text:style-name="Strong_20_Emphasis">data analytics</text:span> ✅</text:p>
        </text:list-item>
        <text:list-item>
          <text:p text:style-name="P15">You demonstrate understanding of <text:span text:style-name="Strong_20_Emphasis">event-driven computation</text:span>, <text:span text:style-name="Strong_20_Emphasis">CQRS</text:span>, <text:span text:style-name="Strong_20_Emphasis">distributed data</text:span> ✅</text:p>
        </text:list-item>
        <text:list-item>
          <text:p text:style-name="P15">Visually rich dashboard potential ✅</text:p>
        </text:list-item>
      </text:list>
      <text:p text:style-name="Horizontal_20_Line"/>
      <text:h text:style-name="Heading_20_2" text:outline-level="2">🧩 Recommendation</text:h>
      <text:p text:style-name="Text_20_body">Given your <text:span text:style-name="Strong_20_Emphasis">Economics + software</text:span> background and your goal of showcasing <text:span text:style-name="Strong_20_Emphasis">numerical reasoning</text:span>, I strongly recommend:</text:p>
      <text:h text:style-name="Heading_20_3" text:outline-level="3">✅ <text:span text:style-name="Strong_20_Emphasis">Portfolio Insights (Personal Finance Dashboard)</text:span></text:h>
      <text:p text:style-name="Text_20_body">It’s compact, elegant, intellectually relevant to your background, and easy to describe in interviews.<text:line-break/>It can reuse many of the same patterns from the e-commerce demo:</text:p>
      <text:list text:style-name="L5">
        <text:list-item>
          <text:p text:style-name="P16"><text:span text:style-name="T1">Portfolio </text:span>↔ Market Data (gRPC sync)</text:p>
        </text:list-item>
        <text:list-item>
          <text:p text:style-name="P17">Portfolio → Analytics (RabbitMQ async)</text:p>
        </text:list-item>
        <text:list-item>
          <text:p text:style-name="P18">Analytics → Notification (RabbitMQ async)</text:p>
        </text:list-item>
        <text:list-item>
          <text:p text:style-name="P19">API Gateway + Razor Client</text:p>
        </text:list-item>
      </text:list>
      <text:p text:style-name="Horizontal_20_Line"/>
      <text:h text:style-name="Heading_20_2" text:outline-level="2">🧠 Example Folder Structure</text:h>
      <text:p text:style-name="P20"><text:span text:style-name="Source_20_Text">Portfolio-Insights/</text:span></text:p>
      <text:p text:style-name="P21"><text:span text:style-name="Source_20_Text">├── src/</text:span></text:p>
      <text:p text:style-name="P21"><text:span text:style-name="Source_20_Text">│ <text:s text:c="2"/>├── Services/</text:span></text:p>
      <text:p text:style-name="P21"><text:span text:style-name="Source_20_Text">│ <text:s text:c="2"/>│ <text:s text:c="2"/>├── </text:span><text:span text:style-name="Source_20_Text"><text:span text:style-name="T1">Portfolio.API/ <text:s text:c="8"/># CRUD + send events</text:span></text:span></text:p>
      <text:p text:style-name="P21"><text:span text:style-name="Source_20_Text"><text:span text:style-name="T2">│ <text:s text:c="2"/>│ <text:s text:c="2"/>├── MarketData.API/ <text:s text:c="7"/># Simulated gRPC market feed</text:span></text:span></text:p>
      <text:p text:style-name="P21"><text:span text:style-name="Source_20_Text">│ <text:s text:c="2"/>│ <text:s text:c="2"/>├── </text:span><text:span text:style-name="Source_20_Text"><text:span text:style-name="T3">Analytics.API/ <text:s text:c="8"/># Listens to events and computes metrics</text:span></text:span></text:p>
      <text:p text:style-name="P21"><text:span text:style-name="Source_20_Text">│ <text:s text:c="2"/>│ <text:s text:c="2"/>├── </text:span><text:span text:style-name="Source_20_Text"><text:span text:style-name="T4">Notification.API/ <text:s text:c="5"/># Small alert system</text:span></text:span></text:p>
      <text:p text:style-name="P21"><text:span text:style-name="Source_20_Text">│ <text:s text:c="2"/>├── BuildingBlocks/ <text:s text:c="11"/># Shared utilities, messages, eventbus</text:span></text:p>
      <text:p text:style-name="P21"><text:span text:style-name="Source_20_Text">│ <text:s text:c="2"/>├── ApiGateway/</text:span></text:p>
      <text:p text:style-name="P21"><text:span text:style-name="Source_20_Text">│ <text:s text:c="2"/>└── WebApp/ <text:s text:c="19"/># Razor dashboard (charts, alerts)</text:span></text:p>
      <text:p text:style-name="P21"><text:span text:style-name="Source_20_Text">├── docker-compose.yml</text:span></text:p>
      <text:p text:style-name="P22"><text:span text:style-name="Source_20_Text">└── README.md</text:span></text:p>
      <text:p text:style-name="Horizontal_20_Line"/>
      <text:p text:style-name="Text_20_body"><text:soft-page-break/><text:span text:style-name="Strong_20_Emphasis">Portfolio Insights</text:span> is a perfect next step after your e-commerce microservices app. It’s compact, “number-themed,” and lets you demonstrate fluency in distributed architecture, asynchronous computation, and data-driven design.</text:p>
      <text:p text:style-name="Text_20_body">Below is a complete breakdown: <text:span text:style-name="Strong_20_Emphasis">models, endpoints, communication patterns, published events, and the UI workflow</text:span> — written so you can implement it cleanly and systematically.</text:p>
      <text:p text:style-name="Horizontal_20_Line"/>
      <text:h text:style-name="Heading_20_1" text:outline-level="1">🧭 Project Overview</text:h>
      <text:p text:style-name="Text_20_body"><text:span text:style-name="Strong_20_Emphasis">Goal:</text:span> A <text:span text:style-name="Emphasis">Personal Finance Dashboard</text:span> that tracks simulated assets in a user’s portfolio, retrieves market prices, computes analytics (like ROI and diversification), and triggers alerts when thresholds are crossed.</text:p>
      <text:p text:style-name="Text_20_body">The app will mirror the structure of your previous project:</text:p>
      <text:list text:style-name="L6">
        <text:list-item>
          <text:p text:style-name="P23">4 microservices (Portfolio, MarketData, Analytics, Notification)</text:p>
        </text:list-item>
        <text:list-item>
          <text:p text:style-name="P23">Shared Building Blocks library + RabbitMQ message bus</text:p>
        </text:list-item>
        <text:list-item>
          <text:p text:style-name="P23">YARP API Gateway</text:p>
        </text:list-item>
        <text:list-item>
          <text:p text:style-name="P23">Razor Pages WebApp (client)</text:p>
        </text:list-item>
      </text:list>
      <text:p text:style-name="Horizontal_20_Line"/>
      <text:h text:style-name="P24" text:outline-level="1">🧩 Microservice 1: Portfolio Service (🟢 Medium)</text:h>
      <text:h text:style-name="P25" text:outline-level="3">Purpose</text:h>
      <text:p text:style-name="Text_20_body"><text:span text:style-name="T1">Owns all </text:span><text:span text:style-name="Emphasis"><text:span text:style-name="T1">user-entered data</text:span></text:span><text:span text:style-name="T1">: portfolios and the assets inside them.</text:span></text:p>
      <text:h text:style-name="P25" text:outline-level="3">Models</text:h>
      <text:p text:style-name="P20"><text:span text:style-name="Source_20_Text"><text:span text:style-name="T1">public class Portfolio</text:span></text:span></text:p>
      <text:p text:style-name="P21"><text:span text:style-name="Source_20_Text"><text:span text:style-name="T1">{</text:span></text:span></text:p>
      <text:p text:style-name="P21"><text:span text:style-name="Source_20_Text"><text:span text:style-name="T1"><text:s text:c="4"/>public Guid Id { get; set; }</text:span></text:span></text:p>
      <text:p text:style-name="P21"><text:span text:style-name="Source_20_Text"><text:span text:style-name="T1"><text:s text:c="4"/>public string UserName { get; set; } = default!;</text:span></text:span></text:p>
      <text:p text:style-name="P21"><text:span text:style-name="Source_20_Text"><text:span text:style-name="T1"><text:s text:c="4"/>public List&lt;PortfolioAsset&gt; Assets { get; set; } = new();</text:span></text:span></text:p>
      <text:p text:style-name="P21"><text:span text:style-name="Source_20_Text"><text:span text:style-name="T1">}</text:span></text:span></text:p>
      <text:p text:style-name="P26"/>
      <text:p text:style-name="P21"><text:span text:style-name="Source_20_Text"><text:span text:style-name="T1">public class PortfolioAsset</text:span></text:span></text:p>
      <text:p text:style-name="P21"><text:span text:style-name="Source_20_Text"><text:span text:style-name="T1">{</text:span></text:span></text:p>
      <text:p text:style-name="P21"><text:span text:style-name="Source_20_Text"><text:span text:style-name="T1"><text:s text:c="4"/>public Guid Id { get; set; }</text:span></text:span></text:p>
      <text:p text:style-name="P21"><text:span text:style-name="Source_20_Text"><text:span text:style-name="T1"><text:s text:c="4"/>public string Symbol { get; set; } = default!; <text:s text:c="2"/>// e.g. AAPL</text:span></text:span></text:p>
      <text:p text:style-name="P21"><text:span text:style-name="Source_20_Text"><text:span text:style-name="T1"><text:s text:c="4"/>public string Name { get; set; } = default!;</text:span></text:span></text:p>
      <text:p text:style-name="P21"><text:span text:style-name="Source_20_Text"><text:span text:style-name="T1"><text:s text:c="4"/>public decimal Quantity { get; set; }</text:span></text:span></text:p>
      <text:p text:style-name="P22"><text:span text:style-name="Source_20_Text"><text:span text:style-name="T1">}</text:span></text:span></text:p>
      <text:h text:style-name="P25" text:outline-level="3"><text:soft-page-break/>Endpoints (REST)</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Verb</text:p>
            </table:table-cell>
            <table:table-cell table:style-name="Table4.A1" office:value-type="string">
              <text:p text:style-name="Table_20_Heading">Route</text:p>
            </table:table-cell>
            <table:table-cell table:style-name="Table4.A1" office:value-type="string">
              <text:p text:style-name="Table_20_Heading">Description</text:p>
            </table:table-cell>
          </table:table-row>
        </table:table-header-rows>
        <table:table-row>
          <table:table-cell table:style-name="Table4.A1" office:value-type="string">
            <text:p text:style-name="Table_20_Contents"><text:span text:style-name="Source_20_Text"><text:span text:style-name="T1">GET /api/portfolio/{user}</text:span></text:span></text:p>
          </table:table-cell>
          <table:table-cell table:style-name="Table4.A1" office:value-type="string">
            <text:p text:style-name="P2">Get a user’s portfolio</text:p>
          </table:table-cell>
          <table:table-cell table:style-name="Table4.A1" office:value-type="string">
            <text:p text:style-name="P27"/>
          </table:table-cell>
        </table:table-row>
        <table:table-row>
          <table:table-cell table:style-name="Table4.A1" office:value-type="string">
            <text:p text:style-name="Table_20_Contents"><text:span text:style-name="Source_20_Text"><text:span text:style-name="T1">POST /api/portfolio/{user}</text:span></text:span></text:p>
          </table:table-cell>
          <table:table-cell table:style-name="Table4.A1" office:value-type="string">
            <text:p text:style-name="P2">Create/update a portfolio</text:p>
          </table:table-cell>
          <table:table-cell table:style-name="Table4.A1" office:value-type="string">
            <text:p text:style-name="P27"/>
          </table:table-cell>
        </table:table-row>
        <table:table-row>
          <table:table-cell table:style-name="Table4.A1" office:value-type="string">
            <text:p text:style-name="Table_20_Contents"><text:span text:style-name="Source_20_Text"><text:span text:style-name="T1">POST /api/portfolio/{user}/asset</text:span></text:span></text:p>
          </table:table-cell>
          <table:table-cell table:style-name="Table4.A1" office:value-type="string">
            <text:p text:style-name="P2">Add an asset</text:p>
          </table:table-cell>
          <table:table-cell table:style-name="Table4.A1" office:value-type="string">
            <text:p text:style-name="P27"/>
          </table:table-cell>
        </table:table-row>
        <table:table-row>
          <table:table-cell table:style-name="Table4.A1" office:value-type="string">
            <text:p text:style-name="Table_20_Contents"><text:span text:style-name="Source_20_Text"><text:span text:style-name="T1">DELETE /api/portfolio/{user}/asset/{id}</text:span></text:span></text:p>
          </table:table-cell>
          <table:table-cell table:style-name="Table4.A1" office:value-type="string">
            <text:p text:style-name="P2">Remove an asset</text:p>
          </table:table-cell>
          <table:table-cell table:style-name="Table4.A1" office:value-type="string">
            <text:p text:style-name="P27"/>
          </table:table-cell>
        </table:table-row>
        <table:table-row table:style-name="Table4.6">
          <table:table-cell table:style-name="Table4.A1" office:value-type="string">
            <text:p text:style-name="Table_20_Contents"><text:span text:style-name="Source_20_Text"><text:span text:style-name="T1">POST /api/portfolio/{user}/revalue</text:span></text:span></text:p>
          </table:table-cell>
          <table:table-cell table:style-name="Table4.A1" office:value-type="string">
            <text:p text:style-name="P2">Triggers async analytics update (publishes event)</text:p>
          </table:table-cell>
          <table:table-cell table:style-name="Table4.A1" office:value-type="string">
            <text:p text:style-name="P27"/>
          </table:table-cell>
        </table:table-row>
      </table:table>
      <text:h text:style-name="P25" text:outline-level="3">Communication</text:h>
      <text:list text:style-name="L7">
        <text:list-item>
          <text:p text:style-name="P28"><text:span text:style-name="Strong_20_Emphasis"><text:span text:style-name="T2">Sync (gRPC)</text:span></text:span><text:span text:style-name="T2">: </text:span><text:span text:style-name="T1">Calls </text:span><text:span text:style-name="Emphasis"><text:span text:style-name="T1">MarketData Service</text:span></text:span><text:span text:style-name="T1"> to get current prices for its assets.</text:span></text:p>
        </text:list-item>
        <text:list-item>
          <text:p text:style-name="P28"><text:span text:style-name="Strong_20_Emphasis"><text:span text:style-name="T1">Async (RabbitMQ)</text:span></text:span><text:span text:style-name="T1">: Publishes </text:span><text:span text:style-name="Source_20_Text"><text:span text:style-name="T1">PortfolioUpdatedEvent</text:span></text:span><text:span text:style-name="T1"> whenever a portfolio changes.</text:span></text:p>
        </text:list-item>
      </text:list>
      <text:h text:style-name="P25" text:outline-level="3">Published Events</text:h>
      <text:p text:style-name="P20"><text:span text:style-name="Source_20_Text"><text:span text:style-name="T1">public record PortfolioUpdatedEvent(string UserName, List&lt;PortfolioAssetDto&gt; Assets);</text:span></text:span></text:p>
      <text:p text:style-name="P22"><text:span text:style-name="Source_20_Text"><text:span text:style-name="T1">public record PortfolioAssetDto(string Symbol, decimal Quantity);</text:span></text:span></text:p>
      <text:p text:style-name="Horizontal_20_Line"/>
      <text:h text:style-name="Heading_20_1" text:outline-level="1">🧩<text:span text:style-name="T2"> Microservice 2: Market Data Service (🟢 Medium)</text:span></text:h>
      <text:h text:style-name="P29" text:outline-level="3">Purpose</text:h>
      <text:p text:style-name="P30">Provides market prices for assets. Simulates updates periodically.</text:p>
      <text:h text:style-name="P29" text:outline-level="3">Models</text:h>
      <text:p text:style-name="P20"><text:span text:style-name="Source_20_Text"><text:span text:style-name="T2">public class MarketPrice</text:span></text:span></text:p>
      <text:p text:style-name="P21"><text:span text:style-name="Source_20_Text"><text:span text:style-name="T2">{</text:span></text:span></text:p>
      <text:p text:style-name="P21"><text:span text:style-name="Source_20_Text"><text:span text:style-name="T2"><text:s text:c="4"/>public string Symbol { get; set; } = default!;</text:span></text:span></text:p>
      <text:p text:style-name="P21"><text:span text:style-name="Source_20_Text"><text:span text:style-name="T2"><text:s text:c="4"/>public decimal Price { get; set; }</text:span></text:span></text:p>
      <text:p text:style-name="P21"><text:span text:style-name="Source_20_Text"><text:span text:style-name="T2"><text:s text:c="4"/>public DateTime LastUpdated { get; set; }</text:span></text:span></text:p>
      <text:p text:style-name="P22"><text:span text:style-name="Source_20_Text"><text:span text:style-name="T2">}</text:span></text:span></text:p>
      <text:h text:style-name="P29" text:outline-level="3">Endpoints (gRPC)</text:h>
      <text:p text:style-name="P20"><text:span text:style-name="Source_20_Text"><text:span text:style-name="T2">service MarketData {</text:span></text:span></text:p>
      <text:p text:style-name="P21"><text:span text:style-name="Source_20_Text"><text:span text:style-name="T2"><text:s text:c="2"/>rpc GetPrice (PriceRequest) returns (PriceReply);</text:span></text:span></text:p>
      <text:p text:style-name="P21"><text:span text:style-name="Source_20_Text"><text:span text:style-name="T2"><text:s text:c="2"/>rpc GetPrices (PriceListRequest) returns (PriceListReply);</text:span></text:span></text:p>
      <text:p text:style-name="P21"><text:span text:style-name="Source_20_Text"><text:span text:style-name="T2">}</text:span></text:span></text:p>
      <text:p text:style-name="P21"><text:span text:style-name="Source_20_Text"><text:span text:style-name="T2">message PriceRequest { string symbol = 1; }</text:span></text:span></text:p>
      <text:p text:style-name="P21"><text:span text:style-name="Source_20_Text"><text:span text:style-name="T2">message PriceReply { string symbol = 1; double price = 2; }</text:span></text:span></text:p>
      <text:p text:style-name="P21"><text:span text:style-name="Source_20_Text"><text:span text:style-name="T2">message PriceListRequest { repeated string symbols = 1; }</text:span></text:span></text:p>
      <text:p text:style-name="P22"><text:soft-page-break/><text:span text:style-name="Source_20_Text"><text:span text:style-name="T2">message PriceListReply { repeated PriceReply prices = 1; }</text:span></text:span></text:p>
      <text:h text:style-name="P29" text:outline-level="3">Communication</text:h>
      <text:list text:style-name="L8">
        <text:list-item>
          <text:p text:style-name="P31"><text:span text:style-name="Strong_20_Emphasis"><text:span text:style-name="T2">Responds via gRPC</text:span></text:span><text:span text:style-name="T2"> to Portfolio and Analytics services.</text:span></text:p>
        </text:list-item>
        <text:list-item>
          <text:p text:style-name="P31"><text:span text:style-name="Strong_20_Emphasis"><text:span text:style-name="T2">Publishes RabbitMQ </text:span></text:span><text:span text:style-name="Strong_20_Emphasis"><text:span text:style-name="Source_20_Text"><text:span text:style-name="T2">MarketPricesUpdatedEvent</text:span></text:span></text:span><text:span text:style-name="T2"> every N seconds (simulated feed).</text:span></text:p>
        </text:list-item>
      </text:list>
      <text:h text:style-name="P29" text:outline-level="3">Published Events</text:h>
      <text:p text:style-name="P20"><text:span text:style-name="Source_20_Text"><text:span text:style-name="T2">public record MarketPricesUpdatedEvent(List&lt;MarketPriceDto&gt; Prices);</text:span></text:span></text:p>
      <text:p text:style-name="P22"><text:span text:style-name="Source_20_Text"><text:span text:style-name="T2">public record MarketPriceDto(string Symbol, decimal Price);</text:span></text:span></text:p>
      <text:p text:style-name="Horizontal_20_Line"/>
      <text:h text:style-name="P32" text:outline-level="1">🧩 Microservice 3: Analytics Service (🔵 Large)</text:h>
      <text:h text:style-name="P33" text:outline-level="3">Purpose</text:h>
      <text:p text:style-name="P34">Central computation engine. Listens to portfolio and market-data updates, calculates portfolio metrics, and sends results to Notification Service.</text:p>
      <text:h text:style-name="P33" text:outline-level="3">Models</text:h>
      <text:p text:style-name="P20"><text:span text:style-name="Source_20_Text"><text:span text:style-name="T3">public class PortfolioAnalytics</text:span></text:span></text:p>
      <text:p text:style-name="P21"><text:span text:style-name="Source_20_Text"><text:span text:style-name="T3">{</text:span></text:span></text:p>
      <text:p text:style-name="P21"><text:span text:style-name="Source_20_Text"><text:span text:style-name="T3"><text:s text:c="4"/>public Guid Id { get; set; }</text:span></text:span></text:p>
      <text:p text:style-name="P21"><text:span text:style-name="Source_20_Text"><text:span text:style-name="T3"><text:s text:c="4"/>public string UserName { get; set; } = default!;</text:span></text:span></text:p>
      <text:p text:style-name="P21"><text:span text:style-name="Source_20_Text"><text:span text:style-name="T3"><text:s text:c="4"/>public decimal TotalValue { get; set; }</text:span></text:span></text:p>
      <text:p text:style-name="P21"><text:span text:style-name="Source_20_Text"><text:span text:style-name="T3"><text:s text:c="4"/>public decimal DailyChangePercent { get; set; }</text:span></text:span></text:p>
      <text:p text:style-name="P21"><text:span text:style-name="Source_20_Text"><text:span text:style-name="T3"><text:s text:c="4"/>public decimal TotalReturnPercent { get; set; }</text:span></text:span></text:p>
      <text:p text:style-name="P21"><text:span text:style-name="Source_20_Text"><text:span text:style-name="T3"><text:s text:c="4"/>public List&lt;AssetContribution&gt; AssetContributions { get; set; } = new();</text:span></text:span></text:p>
      <text:p text:style-name="P21"><text:span text:style-name="Source_20_Text"><text:span text:style-name="T3">}</text:span></text:span></text:p>
      <text:p text:style-name="P35"/>
      <text:p text:style-name="P21"><text:span text:style-name="Source_20_Text"><text:span text:style-name="T3">public class AssetContribution</text:span></text:span></text:p>
      <text:p text:style-name="P21"><text:span text:style-name="Source_20_Text"><text:span text:style-name="T3">{</text:span></text:span></text:p>
      <text:p text:style-name="P21"><text:span text:style-name="Source_20_Text"><text:span text:style-name="T3"><text:s text:c="4"/>public string Symbol { get; set; } = default!;</text:span></text:span></text:p>
      <text:p text:style-name="P21"><text:span text:style-name="Source_20_Text"><text:span text:style-name="T3"><text:s text:c="4"/>public decimal WeightPercent { get; set; }</text:span></text:span></text:p>
      <text:p text:style-name="P21"><text:span text:style-name="Source_20_Text"><text:span text:style-name="T3"><text:s text:c="4"/>public decimal CurrentValue { get; set; }</text:span></text:span></text:p>
      <text:p text:style-name="P22"><text:span text:style-name="Source_20_Text"><text:span text:style-name="T3">}</text:span></text:span></text:p>
      <text:h text:style-name="P33" text:outline-level="3">Endpoints (REST)</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36">Verb</text:p>
            </table:table-cell>
            <table:table-cell table:style-name="Table5.A1" office:value-type="string">
              <text:p text:style-name="P36">Route</text:p>
            </table:table-cell>
            <table:table-cell table:style-name="Table5.A1" office:value-type="string">
              <text:p text:style-name="P36">Description</text:p>
            </table:table-cell>
          </table:table-row>
        </table:table-header-rows>
        <table:table-row>
          <table:table-cell table:style-name="Table5.A1" office:value-type="string">
            <text:p text:style-name="Table_20_Contents"><text:span text:style-name="Source_20_Text"><text:span text:style-name="T3">GET /api/analytics/{user}</text:span></text:span></text:p>
          </table:table-cell>
          <table:table-cell table:style-name="Table5.A1" office:value-type="string">
            <text:p text:style-name="P4">Returns current analytics for a user</text:p>
          </table:table-cell>
          <table:table-cell table:style-name="Table5.A1" office:value-type="string">
            <text:p text:style-name="P37"/>
          </table:table-cell>
        </table:table-row>
        <table:table-row>
          <table:table-cell table:style-name="Table5.A1" office:value-type="string">
            <text:p text:style-name="Table_20_Contents"><text:span text:style-name="Source_20_Text"><text:span text:style-name="T3">GET /api/analytics/{user}/history</text:span></text:span></text:p>
          </table:table-cell>
          <table:table-cell table:style-name="Table5.A1" office:value-type="string">
            <text:p text:style-name="P4">Returns stored snapshots (optional)</text:p>
          </table:table-cell>
          <table:table-cell table:style-name="Table5.A1" office:value-type="string">
            <text:p text:style-name="P37"/>
          </table:table-cell>
        </table:table-row>
      </table:table>
      <text:h text:style-name="P33" text:outline-level="3"><text:soft-page-break/></text:h>
      <text:h text:style-name="P33" text:outline-level="3">Communication</text:h>
      <text:list text:style-name="L9">
        <text:list-item>
          <text:p text:style-name="P38"><text:span text:style-name="Strong_20_Emphasis"><text:span text:style-name="T3">Consumes RabbitMQ</text:span></text:span><text:span text:style-name="T3">:</text:span></text:p>
          <text:list>
            <text:list-item>
              <text:p text:style-name="P38"><text:span text:style-name="Source_20_Text"><text:span text:style-name="T3">PortfolioUpdatedEvent</text:span></text:span><text:span text:style-name="T3"> from Portfolio Service</text:span></text:p>
            </text:list-item>
            <text:list-item>
              <text:p text:style-name="P38"><text:span text:style-name="Source_20_Text"><text:span text:style-name="T3">MarketPricesUpdatedEvent</text:span></text:span><text:span text:style-name="T3"> from MarketData Service</text:span></text:p>
            </text:list-item>
          </text:list>
        </text:list-item>
        <text:list-item>
          <text:p text:style-name="P38"><text:span text:style-name="Strong_20_Emphasis"><text:span text:style-name="T3">gRPC Calls</text:span></text:span><text:span text:style-name="T3">: May query MarketData Service for missing prices.</text:span></text:p>
        </text:list-item>
        <text:list-item>
          <text:p text:style-name="P38"><text:span text:style-name="Strong_20_Emphasis"><text:span text:style-name="T3">Publishes RabbitMQ Event</text:span></text:span><text:span text:style-name="T3">: </text:span><text:span text:style-name="Source_20_Text"><text:span text:style-name="T3">AnalyticsComputedEvent</text:span></text:span><text:span text:style-name="T3"> with calculated stats.</text:span></text:p>
        </text:list-item>
      </text:list>
      <text:h text:style-name="P33" text:outline-level="3">Published Events</text:h>
      <text:p text:style-name="P20"><text:span text:style-name="Source_20_Text"><text:span text:style-name="T3">public record AnalyticsComputedEvent(</text:span></text:span></text:p>
      <text:p text:style-name="P21"><text:span text:style-name="Source_20_Text"><text:span text:style-name="T3"><text:s text:c="4"/>string UserName,</text:span></text:span></text:p>
      <text:p text:style-name="P21"><text:span text:style-name="Source_20_Text"><text:span text:style-name="T3"><text:s text:c="4"/>decimal TotalValue,</text:span></text:span></text:p>
      <text:p text:style-name="P21"><text:span text:style-name="Source_20_Text"><text:span text:style-name="T3"><text:s text:c="4"/>decimal DailyChangePercent,</text:span></text:span></text:p>
      <text:p text:style-name="P22"><text:span text:style-name="Source_20_Text"><text:span text:style-name="T3"><text:s text:c="4"/>decimal TotalReturnPercent);</text:span></text:span></text:p>
      <text:h text:style-name="P33" text:outline-level="3">Example Logic</text:h>
      <text:list text:style-name="L10">
        <text:list-item>
          <text:p text:style-name="P39">On new portfolio → join with latest prices → compute total value.</text:p>
        </text:list-item>
        <text:list-item>
          <text:p text:style-name="P39">Store snapshot in PostgreSQL or SQL Server.</text:p>
        </text:list-item>
        <text:list-item>
          <text:p text:style-name="P40"><text:span text:style-name="T3">Publish </text:span><text:span text:style-name="Source_20_Text"><text:span text:style-name="T3">AnalyticsComputedEvent</text:span></text:span><text:span text:style-name="T3">.</text:span></text:p>
        </text:list-item>
      </text:list>
      <text:p text:style-name="Horizontal_20_Line"/>
      <text:h text:style-name="P41" text:outline-level="1">🧩 Microservice 4: Notification Service (🟡 Small)</text:h>
      <text:h text:style-name="P42" text:outline-level="3">Purpose</text:h>
      <text:p text:style-name="P43">Listens for analytics updates and generates alerts based on thresholds.</text:p>
      <text:h text:style-name="P42" text:outline-level="3">Models</text:h>
      <text:p text:style-name="P20"><text:span text:style-name="Source_20_Text"><text:span text:style-name="T4">public class Notification</text:span></text:span></text:p>
      <text:p text:style-name="P21"><text:span text:style-name="Source_20_Text"><text:span text:style-name="T4">{</text:span></text:span></text:p>
      <text:p text:style-name="P21"><text:span text:style-name="Source_20_Text"><text:span text:style-name="T4"><text:s text:c="4"/>public Guid Id { get; set; }</text:span></text:span></text:p>
      <text:p text:style-name="P21"><text:span text:style-name="Source_20_Text"><text:span text:style-name="T4"><text:s text:c="4"/>public string UserName { get; set; } = default!;</text:span></text:span></text:p>
      <text:p text:style-name="P21"><text:span text:style-name="Source_20_Text"><text:span text:style-name="T4"><text:s text:c="4"/>public string Message { get; set; } = default!;</text:span></text:span></text:p>
      <text:p text:style-name="P21"><text:span text:style-name="Source_20_Text"><text:span text:style-name="T4"><text:s text:c="4"/>public DateTime CreatedAt { get; set; }</text:span></text:span></text:p>
      <text:p text:style-name="P21"><text:span text:style-name="Source_20_Text"><text:span text:style-name="T4"><text:s text:c="4"/>public bool IsRead { get; set; }</text:span></text:span></text:p>
      <text:p text:style-name="P22"><text:span text:style-name="Source_20_Text"><text:span text:style-name="T4">}</text:span></text:span></text:p>
      <text:h text:style-name="P42" text:outline-level="3"><text:soft-page-break/>Endpoints (REST)</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44">Verb</text:p>
            </table:table-cell>
            <table:table-cell table:style-name="Table6.A1" office:value-type="string">
              <text:p text:style-name="P44">Route</text:p>
            </table:table-cell>
            <table:table-cell table:style-name="Table6.A1" office:value-type="string">
              <text:p text:style-name="P44">Description</text:p>
            </table:table-cell>
          </table:table-row>
        </table:table-header-rows>
        <table:table-row>
          <table:table-cell table:style-name="Table6.A1" office:value-type="string">
            <text:p text:style-name="Table_20_Contents"><text:span text:style-name="Source_20_Text"><text:span text:style-name="T4">GET /api/notifications/{user}</text:span></text:span></text:p>
          </table:table-cell>
          <table:table-cell table:style-name="Table6.A1" office:value-type="string">
            <text:p text:style-name="P5">List user notifications</text:p>
          </table:table-cell>
          <table:table-cell table:style-name="Table6.A1" office:value-type="string">
            <text:p text:style-name="P45"/>
          </table:table-cell>
        </table:table-row>
        <table:table-row>
          <table:table-cell table:style-name="Table6.A1" office:value-type="string">
            <text:p text:style-name="Table_20_Contents"><text:span text:style-name="Source_20_Text"><text:span text:style-name="T4">POST /api/notifications/{id}/read</text:span></text:span></text:p>
          </table:table-cell>
          <table:table-cell table:style-name="Table6.A1" office:value-type="string">
            <text:p text:style-name="P5">Mark notification as read</text:p>
          </table:table-cell>
          <table:table-cell table:style-name="Table6.A1" office:value-type="string">
            <text:p text:style-name="P45"/>
          </table:table-cell>
        </table:table-row>
      </table:table>
      <text:h text:style-name="P42" text:outline-level="3">Communication</text:h>
      <text:list text:style-name="L11">
        <text:list-item>
          <text:p text:style-name="P46"><text:span text:style-name="Strong_20_Emphasis"><text:span text:style-name="T4">Consumes RabbitMQ</text:span></text:span><text:span text:style-name="T4">: </text:span><text:span text:style-name="Source_20_Text"><text:span text:style-name="T4">AnalyticsComputedEvent</text:span></text:span></text:p>
        </text:list-item>
        <text:list-item>
          <text:p text:style-name="P47">Creates notifications such as:</text:p>
          <text:list>
            <text:list-item>
              <text:p text:style-name="P47">“Your portfolio increased by 5% today 🎉”</text:p>
            </text:list-item>
            <text:list-item>
              <text:p text:style-name="P47">“Warning: value dropped &gt; 3% today ⚠️”</text:p>
            </text:list-item>
          </text:list>
        </text:list-item>
      </text:list>
      <text:p text:style-name="Horizontal_20_Line"/>
      <text:h text:style-name="Heading_20_1" text:outline-level="1">⚙️ Building Blocks Project</text:h>
      <text:p text:style-name="Text_20_body">Contains:</text:p>
      <text:list text:style-name="L12">
        <text:list-item>
          <text:p text:style-name="P48">Shared event contracts</text:p>
        </text:list-item>
        <text:list-item>
          <text:p text:style-name="P48">Message bus abstraction (MassTransit + RabbitMQ)</text:p>
        </text:list-item>
        <text:list-item>
          <text:p text:style-name="P48">Common utilities (e.g., logging, DTO mapping, validation)</text:p>
        </text:list-item>
        <text:list-item>
          <text:p text:style-name="P48">Optionally, shared gRPC protos</text:p>
        </text:list-item>
      </text:list>
      <text:p text:style-name="Horizontal_20_Line"/>
      <text:h text:style-name="Heading_20_1" text:outline-level="1">🌐 API Gateway (YARP)</text:h>
      <text:h text:style-name="Heading_20_3" text:outline-level="3">Routes</text:h>
      <table:table table:name="Table7" table:style-name="Table7">
        <table:table-column table:style-name="Table7.A"/>
        <table:table-column table:style-name="Table7.B"/>
        <table:table-header-rows>
          <table:table-row>
            <table:table-cell table:style-name="Table7.A1" office:value-type="string">
              <text:p text:style-name="Table_20_Heading">Route</text:p>
            </table:table-cell>
            <table:table-cell table:style-name="Table7.A1" office:value-type="string">
              <text:p text:style-name="Table_20_Heading">Target</text:p>
            </table:table-cell>
          </table:table-row>
        </table:table-header-rows>
        <table:table-row>
          <table:table-cell table:style-name="Table7.A1" office:value-type="string">
            <text:p text:style-name="Table_20_Contents"><text:span text:style-name="Source_20_Text">/portfolio/*</text:span></text:p>
          </table:table-cell>
          <table:table-cell table:style-name="Table7.A1" office:value-type="string">
            <text:p text:style-name="Table_20_Contents">Portfolio API</text:p>
          </table:table-cell>
        </table:table-row>
        <table:table-row>
          <table:table-cell table:style-name="Table7.A1" office:value-type="string">
            <text:p text:style-name="Table_20_Contents"><text:span text:style-name="Source_20_Text">/marketdata/*</text:span></text:p>
          </table:table-cell>
          <table:table-cell table:style-name="Table7.A1" office:value-type="string">
            <text:p text:style-name="Table_20_Contents">Market Data API</text:p>
          </table:table-cell>
        </table:table-row>
        <table:table-row>
          <table:table-cell table:style-name="Table7.A1" office:value-type="string">
            <text:p text:style-name="Table_20_Contents"><text:span text:style-name="Source_20_Text">/analytics/*</text:span></text:p>
          </table:table-cell>
          <table:table-cell table:style-name="Table7.A1" office:value-type="string">
            <text:p text:style-name="Table_20_Contents">Analytics API</text:p>
          </table:table-cell>
        </table:table-row>
        <table:table-row>
          <table:table-cell table:style-name="Table7.A1" office:value-type="string">
            <text:p text:style-name="Table_20_Contents"><text:span text:style-name="Source_20_Text">/notifications/*</text:span></text:p>
          </table:table-cell>
          <table:table-cell table:style-name="Table7.A1" office:value-type="string">
            <text:p text:style-name="Table_20_Contents">Notification API</text:p>
          </table:table-cell>
        </table:table-row>
      </table:table>
      <text:p text:style-name="Text_20_body">Optional rate-limiting or caching for Market Data endpoints.</text:p>
      <text:p text:style-name="Horizontal_20_Line"/>
      <text:h text:style-name="Heading_20_1" text:outline-level="1"><text:soft-page-break/>🖥️ Client WebApp (Razor Pages)</text:h>
      <text:h text:style-name="Heading_20_3" text:outline-level="3">Pages and Workflows</text:h>
      <table:table table:name="Table8" table:style-name="Table8">
        <table:table-column table:style-name="Table8.A"/>
        <table:table-column table:style-name="Table8.B"/>
        <table:table-header-rows>
          <table:table-row>
            <table:table-cell table:style-name="Table8.A1" office:value-type="string">
              <text:p text:style-name="Table_20_Heading">Page</text:p>
            </table:table-cell>
            <table:table-cell table:style-name="Table8.A1" office:value-type="string">
              <text:p text:style-name="Table_20_Heading">Description</text:p>
            </table:table-cell>
          </table:table-row>
        </table:table-header-rows>
        <table:table-row>
          <table:table-cell table:style-name="Table8.A1" office:value-type="string">
            <text:p text:style-name="Table_20_Contents"><text:span text:style-name="Strong_20_Emphasis">Home (/)</text:span></text:p>
          </table:table-cell>
          <table:table-cell table:style-name="Table8.A1" office:value-type="string">
            <text:p text:style-name="Table_20_Contents">Overview + quick stats for current user. Shows portfolio value and % change.</text:p>
          </table:table-cell>
        </table:table-row>
        <table:table-row>
          <table:table-cell table:style-name="Table8.A1" office:value-type="string">
            <text:p text:style-name="Table_20_Contents"><text:span text:style-name="Strong_20_Emphasis">Portfolio (/portfolio)</text:span></text:p>
          </table:table-cell>
          <table:table-cell table:style-name="Table8.A1" office:value-type="string">
            <text:p text:style-name="Table_20_Contents">CRUD UI for assets (add symbol, quantity). Calls Portfolio Service.</text:p>
          </table:table-cell>
        </table:table-row>
        <table:table-row>
          <table:table-cell table:style-name="Table8.A1" office:value-type="string">
            <text:p text:style-name="Table_20_Contents"><text:span text:style-name="Strong_20_Emphasis">Analytics (/analytics)</text:span></text:p>
          </table:table-cell>
          <table:table-cell table:style-name="Table8.A1" office:value-type="string">
            <text:p text:style-name="Table_20_Contents">Displays computed metrics (pie chart of weights, performance line chart). Pulls from Analytics Service.</text:p>
          </table:table-cell>
        </table:table-row>
        <table:table-row>
          <table:table-cell table:style-name="Table8.A1" office:value-type="string">
            <text:p text:style-name="Table_20_Contents"><text:span text:style-name="Strong_20_Emphasis">Notifications (/notifications)</text:span></text:p>
          </table:table-cell>
          <table:table-cell table:style-name="Table8.A1" office:value-type="string">
            <text:p text:style-name="Table_20_Contents">Lists alerts with read/unread state.</text:p>
          </table:table-cell>
        </table:table-row>
        <table:table-row>
          <table:table-cell table:style-name="Table8.A1" office:value-type="string">
            <text:p text:style-name="Table_20_Contents"><text:span text:style-name="Strong_20_Emphasis">Settings (/simulate)</text:span></text:p>
          </table:table-cell>
          <table:table-cell table:style-name="Table8.A1" office:value-type="string">
            <text:p text:style-name="Table_20_Contents">Button “Simulate Market Update” → triggers random price change via Market Data Service.</text:p>
          </table:table-cell>
        </table:table-row>
      </table:table>
      <text:h text:style-name="Heading_20_3" text:outline-level="3">Example User Flow</text:h>
      <text:list text:style-name="L13">
        <text:list-item>
          <text:p text:style-name="P49">User opens <text:span text:style-name="Strong_20_Emphasis">Portfolio Page</text:span>, adds assets (AAPL, TSLA).</text:p>
        </text:list-item>
        <text:list-item>
          <text:p text:style-name="P49">Portfolio Service publishes <text:span text:style-name="Source_20_Text">PortfolioUpdatedEvent</text:span>.</text:p>
        </text:list-item>
        <text:list-item>
          <text:p text:style-name="P49">Analytics Service receives event, calls Market Data Service for prices, computes stats, publishes <text:span text:style-name="Source_20_Text">AnalyticsComputedEvent</text:span>.</text:p>
        </text:list-item>
        <text:list-item>
          <text:p text:style-name="P49">Notification Service receives event and creates alerts.</text:p>
        </text:list-item>
        <text:list-item>
          <text:p text:style-name="P49">UI Dashboard refreshes to show updated value and new notifications.</text:p>
        </text:list-item>
      </text:list>
      <text:p text:style-name="Horizontal_20_Line"/>
      <text:h text:style-name="Heading_20_1" text:outline-level="1">🧰 Data Stores (Recommended)</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Service</text:p>
            </table:table-cell>
            <table:table-cell table:style-name="Table9.A1" office:value-type="string">
              <text:p text:style-name="Table_20_Heading">Store</text:p>
            </table:table-cell>
            <table:table-cell table:style-name="Table9.A1" office:value-type="string">
              <text:p text:style-name="Table_20_Heading">Comment</text:p>
            </table:table-cell>
          </table:table-row>
        </table:table-header-rows>
        <table:table-row>
          <table:table-cell table:style-name="Table9.A1" office:value-type="string">
            <text:p text:style-name="P2">Portfolio</text:p>
          </table:table-cell>
          <table:table-cell table:style-name="Table9.A1" office:value-type="string">
            <text:p text:style-name="P2">Marten + PostgreSQL</text:p>
          </table:table-cell>
          <table:table-cell table:style-name="Table9.A1" office:value-type="string">
            <text:p text:style-name="P2">Like Catalog Service</text:p>
          </table:table-cell>
        </table:table-row>
        <table:table-row>
          <table:table-cell table:style-name="Table9.A1" office:value-type="string">
            <text:p text:style-name="P3">Market Data</text:p>
          </table:table-cell>
          <table:table-cell table:style-name="Table9.A1" office:value-type="string">
            <text:p text:style-name="P3">Redis (optional)</text:p>
          </table:table-cell>
          <table:table-cell table:style-name="Table9.A1" office:value-type="string">
            <text:p text:style-name="P3">Cache latest prices</text:p>
          </table:table-cell>
        </table:table-row>
        <table:table-row>
          <table:table-cell table:style-name="Table9.A1" office:value-type="string">
            <text:p text:style-name="P4">Analytics</text:p>
          </table:table-cell>
          <table:table-cell table:style-name="Table9.A1" office:value-type="string">
            <text:p text:style-name="P4">SQL Server</text:p>
          </table:table-cell>
          <table:table-cell table:style-name="Table9.A1" office:value-type="string">
            <text:p text:style-name="P4">Durable storage for snapshots</text:p>
          </table:table-cell>
        </table:table-row>
        <table:table-row>
          <table:table-cell table:style-name="Table9.A1" office:value-type="string">
            <text:p text:style-name="Table_20_Contents">Notification</text:p>
          </table:table-cell>
          <table:table-cell table:style-name="Table9.A1" office:value-type="string">
            <text:p text:style-name="Table_20_Contents">SQLite</text:p>
          </table:table-cell>
          <table:table-cell table:style-name="Table9.A1" office:value-type="string">
            <text:p text:style-name="Table_20_Contents">Simple local alerts DB</text:p>
          </table:table-cell>
        </table:table-row>
      </table:table>
      <text:p text:style-name="Horizontal_20_Line"/>
      <text:h text:style-name="Heading_20_1" text:outline-level="1">🚀 Summary of Communication Flow</text:h>
      <text:p text:style-name="P20"><text:span text:style-name="Source_20_Text"><text:span text:style-name="T1">[Portfolio.API] </text:span></text:span><text:span text:style-name="Source_20_Text"><text:s/>--gRPC--&gt; </text:span><text:span text:style-name="Source_20_Text"><text:span text:style-name="T2">[MarketData.API]</text:span></text:span></text:p>
      <text:p text:style-name="P21"><text:span text:style-name="Source_20_Text"><text:s text:c="5"/>| <text:s text:c="25"/>|</text:span></text:p>
      <text:p text:style-name="P21"><text:span text:style-name="Source_20_Text"><text:s text:c="5"/>+--(PortfolioUpdated)--&gt; [RabbitMQ] &lt;--(consume)-- [Analytics.API]</text:span></text:p>
      <text:p text:style-name="P21"><text:span text:style-name="Source_20_Text"><text:s text:c="48"/>|</text:span></text:p>
      <text:p text:style-name="P22"><text:span text:style-name="Source_20_Text"><text:s text:c="48"/>+--(AnalyticsComputed)--&gt; [RabbitMQ] &lt;--(consume)-- [Notification.API]</text:span></text:p>
      <text:p text:style-name="Horizontal_20_Line"><text:soft-page-break/></text:p>
      <text:h text:style-name="Heading_20_2" text:outline-level="2"><text:span text:style-name="Strong_20_Emphasis">1️⃣ Development Order (Recommended Sequence)</text:span></text:h>
      <text:p text:style-name="Text_20_body"><text:span text:style-name="T5">S</text:span>tart with backend fundamentals and build outward. But we can refine it to maximize clarity and avoid rework. Here’s a <text:span text:style-name="Strong_20_Emphasis">recommended staged sequence</text:span>:</text:p>
      <text:h text:style-name="Heading_20_3" text:outline-level="3"><text:span text:style-name="Strong_20_Emphasis">Step 0 — UI Wireframes</text:span></text:h>
      <text:p text:style-name="Text_20_body">✅ <text:span text:style-name="Strong_20_Emphasis">(You were absolutely right here)</text:span><text:line-break/>Before writing a line of code, spend a few hours creating rough sketches or Figma wireframes of:</text:p>
      <text:list text:style-name="L14">
        <text:list-item>
          <text:p text:style-name="P50">Home dashboard (with stats and charts)</text:p>
        </text:list-item>
        <text:list-item>
          <text:p text:style-name="P50">Portfolio management page (asset table + add form)</text:p>
        </text:list-item>
        <text:list-item>
          <text:p text:style-name="P50">Analytics page (details, metrics, charts)</text:p>
        </text:list-item>
        <text:list-item>
          <text:p text:style-name="P50">Notifications dropdown/page</text:p>
        </text:list-item>
      </text:list>
      <text:p text:style-name="Text_20_body">This helps you define what data needs to flow through the system and what endpoints you’ll need.</text:p>
      <text:p text:style-name="Horizontal_20_Line"/>
      <text:h text:style-name="Heading_20_3" text:outline-level="3"><text:span text:style-name="Strong_20_Emphasis"><text:span text:style-name="T2">Step 1 — Market Data Service (foundation layer)</text:span></text:span></text:h>
      <text:p text:style-name="P30">Reason: Other services depend on it (Portfolio and Analytics call it via gRPC).</text:p>
      <text:list text:style-name="L15">
        <text:list-item>
          <text:p text:style-name="P51">Implement the simulated market data repository.</text:p>
        </text:list-item>
        <text:list-item>
          <text:p text:style-name="P52"><text:span text:style-name="T2">Create the gRPC service endpoints (</text:span><text:span text:style-name="Source_20_Text"><text:span text:style-name="T2">GetPrice</text:span></text:span><text:span text:style-name="T2">, </text:span><text:span text:style-name="Source_20_Text"><text:span text:style-name="T2">GetPrices</text:span></text:span><text:span text:style-name="T2">).</text:span></text:p>
        </text:list-item>
        <text:list-item>
          <text:p text:style-name="P51">Hardcode or randomly generate 10–15 sample assets (AAPL, TSLA, BTC, etc.) and update prices every 30 seconds internally.</text:p>
        </text:list-item>
        <text:list-item>
          <text:p text:style-name="P51">Confirm the gRPC server runs and returns prices.</text:p>
        </text:list-item>
      </text:list>
      <text:p text:style-name="Text_20_body"><text:span text:style-name="T2">✅ </text:span><text:span text:style-name="Emphasis"><text:span text:style-name="T2">Test standalone first.</text:span></text:span></text:p>
      <text:p text:style-name="Horizontal_20_Line"/>
      <text:h text:style-name="Heading_20_3" text:outline-level="3"><text:span text:style-name="Strong_20_Emphasis"><text:span text:style-name="T1">Step 2 — Portfolio Service</text:span></text:span></text:h>
      <text:list text:style-name="L16">
        <text:list-item>
          <text:p text:style-name="P53">Implement CRUD operations for portfolios and assets.</text:p>
        </text:list-item>
        <text:list-item>
          <text:p text:style-name="P53">Integrate gRPC client to Market Data (to fetch prices).</text:p>
        </text:list-item>
        <text:list-item>
          <text:p text:style-name="P54"><text:span text:style-name="T1">Create and publish </text:span><text:span text:style-name="Source_20_Text"><text:span text:style-name="T1">PortfolioUpdatedEvent</text:span></text:span><text:span text:style-name="T1"> on save.</text:span></text:p>
        </text:list-item>
      </text:list>
      <text:p text:style-name="Text_20_body"><text:span text:style-name="T1">✅ </text:span><text:span text:style-name="Emphasis"><text:span text:style-name="T1">You’ll now have two running microservices communicating synchronously.</text:span></text:span></text:p>
      <text:p text:style-name="Horizontal_20_Line"/>
      <text:h text:style-name="Heading_20_3" text:outline-level="3"><text:soft-page-break/><text:span text:style-name="Strong_20_Emphasis">Step 3 — Message Broker (RabbitMQ + BuildingBlocks project)</text:span></text:h>
      <text:list text:style-name="L17">
        <text:list-item>
          <text:p text:style-name="P55">Add a shared BuildingBlocks project for event definitions and MassTransit setup.</text:p>
        </text:list-item>
        <text:list-item>
          <text:p text:style-name="P55">Integrate RabbitMQ (dockerized).</text:p>
        </text:list-item>
        <text:list-item>
          <text:p text:style-name="P55"><text:span text:style-name="T1">Configure </text:span><text:span text:style-name="Source_20_Text"><text:span text:style-name="T1">Portfolio.API</text:span></text:span><text:span text:style-name="T1"> to publish </text:span><text:span text:style-name="Source_20_Text"><text:span text:style-name="T1">PortfolioUpdatedEvent</text:span></text:span><text:span text:style-name="T1">.</text:span></text:p>
        </text:list-item>
        <text:list-item>
          <text:p text:style-name="P55">Leave other consumers stubbed for now.</text:p>
        </text:list-item>
      </text:list>
      <text:p text:style-name="Text_20_body">✅ <text:span text:style-name="Emphasis">You now have asynchronous infrastructure in place.</text:span></text:p>
      <text:p text:style-name="Horizontal_20_Line"/>
      <text:h text:style-name="Heading_20_3" text:outline-level="3"><text:span text:style-name="Strong_20_Emphasis"><text:span text:style-name="T3">Step 4 — Analytics Service</text:span></text:span></text:h>
      <text:list text:style-name="L18">
        <text:list-item>
          <text:p text:style-name="P56"><text:span text:style-name="T3">Subscribe to </text:span><text:span text:style-name="Source_20_Text"><text:span text:style-name="T3">PortfolioUpdatedEvent</text:span></text:span><text:span text:style-name="T3"> and </text:span><text:span text:style-name="Source_20_Text"><text:span text:style-name="T3">MarketPricesUpdatedEvent</text:span></text:span><text:span text:style-name="T3">.</text:span></text:p>
        </text:list-item>
        <text:list-item>
          <text:p text:style-name="P57">Compute total value, allocation percentages, and mock daily change.</text:p>
        </text:list-item>
        <text:list-item>
          <text:p text:style-name="P57">Store results in SQL Server or PostgreSQL.</text:p>
        </text:list-item>
        <text:list-item>
          <text:p text:style-name="P56"><text:span text:style-name="T3">Publish </text:span><text:span text:style-name="Source_20_Text"><text:span text:style-name="T3">AnalyticsComputedEvent</text:span></text:span><text:span text:style-name="T3">.</text:span></text:p>
        </text:list-item>
      </text:list>
      <text:p text:style-name="Text_20_body"><text:span text:style-name="T3">✅ </text:span><text:span text:style-name="Emphasis"><text:span text:style-name="T3">Now you’ll have a full async computation chain running.</text:span></text:span></text:p>
      <text:p text:style-name="P58"/>
      <text:h text:style-name="Heading_20_3" text:outline-level="3"><text:span text:style-name="Strong_20_Emphasis"><text:span text:style-name="T4">Step 5 — Notification Service</text:span></text:span></text:h>
      <text:list text:style-name="L19">
        <text:list-item>
          <text:p text:style-name="P59"><text:span text:style-name="T4">Subscribe to </text:span><text:span text:style-name="Source_20_Text"><text:span text:style-name="T4">AnalyticsComputedEvent</text:span></text:span><text:span text:style-name="T4">.</text:span></text:p>
        </text:list-item>
        <text:list-item>
          <text:p text:style-name="P60">Create alerts based on thresholds (e.g., ±5% change).</text:p>
        </text:list-item>
        <text:list-item>
          <text:p text:style-name="P60">Expose REST endpoint to fetch user notifications.</text:p>
        </text:list-item>
      </text:list>
      <text:p text:style-name="Text_20_body"><text:span text:style-name="T4">✅ </text:span><text:span text:style-name="Emphasis"><text:span text:style-name="T4">You can now see the complete pipeline in RabbitMQ.</text:span></text:span></text:p>
      <text:p text:style-name="P61"/>
      <text:h text:style-name="Heading_20_3" text:outline-level="3"><text:span text:style-name="Strong_20_Emphasis">Step 6 — API Gateway (YARP)</text:span></text:h>
      <text:list text:style-name="L20">
        <text:list-item>
          <text:p text:style-name="P62">Add routing configuration for <text:span text:style-name="Source_20_Text">/portfolio</text:span>, <text:span text:style-name="Source_20_Text">/analytics</text:span>, <text:span text:style-name="Source_20_Text">/marketdata</text:span>, <text:span text:style-name="Source_20_Text">/notifications</text:span>.</text:p>
        </text:list-item>
        <text:list-item>
          <text:p text:style-name="P62">Test calling endpoints through the gateway (optional rate-limiting or transforms).</text:p>
        </text:list-item>
      </text:list>
      <text:p text:style-name="Horizontal_20_Line"/>
      <text:h text:style-name="Heading_20_3" text:outline-level="3"><text:span text:style-name="Strong_20_Emphasis">Step 7 — Client WebApp (Razor Pages)</text:span></text:h>
      <text:list text:style-name="L21">
        <text:list-item>
          <text:p text:style-name="P63">Implement UI with mock data first.</text:p>
        </text:list-item>
        <text:list-item>
          <text:p text:style-name="P63">Then wire up actual API Gateway calls.</text:p>
        </text:list-item>
        <text:list-item>
          <text:p text:style-name="P63">Finally, add chart visualizations and live stats.</text:p>
        </text:list-item>
      </text:list>
      <text:p text:style-name="Text_20_body"><text:soft-page-break/>✅ <text:span text:style-name="Emphasis">This order ensures you always build on working layers.</text:span></text:p>
      <text:p text:style-name="Horizontal_20_Line"/>
      <text:h text:style-name="Heading_20_2" text:outline-level="2"><text:span text:style-name="Strong_20_Emphasis">2️⃣ About the Data (Assets, Prices, etc.)</text:span></text:h>
      <text:p text:style-name="Text_20_body">Yes — you can absolutely <text:span text:style-name="Strong_20_Emphasis">hardcode or simulate</text:span> everything.</text:p>
      <text:h text:style-name="Heading_20_3" text:outline-level="3">Practical Implementation:</text:h>
      <text:list text:style-name="L22">
        <text:list-item>
          <text:p text:style-name="P64"><text:span text:style-name="T2">In </text:span><text:span text:style-name="Source_20_Text"><text:span text:style-name="T2">MarketDataService</text:span></text:span><text:span text:style-name="T2">, define a static list like:</text:span></text:p>
          <text:p text:style-name="P65"><text:span text:style-name="Source_20_Text"><text:span text:style-name="T2">new List&lt;MarketPrice&gt; {</text:span></text:span></text:p>
          <text:p text:style-name="P66"><text:span text:style-name="Source_20_Text"><text:span text:style-name="T2"><text:s text:c="4"/>new("AAPL", 180.25m),</text:span></text:span></text:p>
          <text:p text:style-name="P66"><text:span text:style-name="Source_20_Text"><text:span text:style-name="T2"><text:s text:c="4"/>new("TSLA", 210.42m),</text:span></text:span></text:p>
          <text:p text:style-name="P66"><text:span text:style-name="Source_20_Text"><text:span text:style-name="T2"><text:s text:c="4"/>new("BTC", 63000.00m),</text:span></text:span></text:p>
          <text:p text:style-name="P66"><text:span text:style-name="Source_20_Text"><text:span text:style-name="T2"><text:s text:c="4"/>new("ETH", 3200.00m),</text:span></text:span></text:p>
          <text:p text:style-name="P66"><text:span text:style-name="Source_20_Text"><text:span text:style-name="T2"><text:s text:c="4"/>...</text:span></text:span></text:p>
          <text:p text:style-name="P67"><text:span text:style-name="Source_20_Text"><text:span text:style-name="T2">}</text:span></text:span></text:p>
        </text:list-item>
        <text:list-item>
          <text:p text:style-name="P68">Use a background hosted service to randomly fluctuate each price ±1–2% every 30 seconds:</text:p>
          <text:p text:style-name="P69"><text:span text:style-name="Source_20_Text"><text:span text:style-name="T2">price.Price *= 1 + (decimal)(_random.NextDouble() * 0.02 - 0.01);</text:span></text:span></text:p>
        </text:list-item>
        <text:list-item>
          <text:p text:style-name="P64"><text:span text:style-name="T2">Publish </text:span><text:span text:style-name="Source_20_Text"><text:span text:style-name="T2">MarketPricesUpdatedEvent</text:span></text:span><text:span text:style-name="T2"> to simulate “live” changes.</text:span></text:p>
        </text:list-item>
      </text:list>
      <text:p text:style-name="Text_20_body"><text:span text:style-name="T2">This keeps your project </text:span><text:span text:style-name="Strong_20_Emphasis"><text:span text:style-name="T2">self-contained</text:span></text:span><text:span text:style-name="T2">, reproducible, and realistic enough to demonstrate real-time computation and messaging.</text:span></text:p>
      <text:p text:style-name="Horizontal_20_Line"/>
      <text:h text:style-name="Heading_20_2" text:outline-level="2"><text:span text:style-name="Strong_20_Emphasis">3️⃣ Displaying Graphs (Pie Charts, Line Charts, etc.)</text:span></text:h>
      <text:p text:style-name="Text_20_body">Yes — <text:span text:style-name="Strong_20_Emphasis">absolutely include charts in your UI</text:span>.<text:line-break/>They’re central to making your project visually impressive and “number-centric.”</text:p>
      <text:p text:style-name="Text_20_body">Here’s how:</text:p>
      <text:h text:style-name="Heading_20_3" text:outline-level="3"><text:span text:style-name="Strong_20_Emphasis">Tools</text:span></text:h>
      <text:p text:style-name="Text_20_body">Since your client will be <text:span text:style-name="Strong_20_Emphasis">ASP.NET Razor Pages</text:span>, the simplest, modern options are:</text:p>
      <text:list text:style-name="L23">
        <text:list-item>
          <text:p text:style-name="P70"><text:span text:style-name="Strong_20_Emphasis">Chart.js</text:span> (via a small JS bundle)</text:p>
        </text:list-item>
        <text:list-item>
          <text:p text:style-name="P70">or <text:span text:style-name="Strong_20_Emphasis">Plotly.js</text:span> (for slightly more advanced visuals)</text:p>
        </text:list-item>
      </text:list>
      <text:p text:style-name="Text_20_body">You can easily embed them in your Razor Views. Example:</text:p>
      <text:p text:style-name="P20"><text:span text:style-name="Source_20_Text">&lt;canvas id="allocationChart"&gt;&lt;/canvas&gt;</text:span></text:p>
      <text:p text:style-name="P21"/>
      <text:p text:style-name="P21"><text:span text:style-name="Source_20_Text">&lt;script src="https://cdn.jsdelivr.net/npm/chart.js"&gt;&lt;/script&gt;</text:span></text:p>
      <text:p text:style-name="P21"><text:span text:style-name="Source_20_Text">&lt;script&gt;</text:span></text:p>
      <text:p text:style-name="P21"><text:span text:style-name="Source_20_Text">fetch('/analytics/user123') // through your API Gateway</text:span></text:p>
      <text:p text:style-name="P21"><text:span text:style-name="Source_20_Text"><text:s text:c="2"/>.then(res =&gt; res.json())</text:span></text:p>
      <text:p text:style-name="P21"><text:soft-page-break/><text:span text:style-name="Source_20_Text"><text:s text:c="2"/>.then(data =&gt; {</text:span></text:p>
      <text:p text:style-name="P21"><text:span text:style-name="Source_20_Text"><text:s text:c="6"/>const ctx = document.getElementById('allocationChart');</text:span></text:p>
      <text:p text:style-name="P21"><text:span text:style-name="Source_20_Text"><text:s text:c="6"/>new Chart(ctx, {</text:span></text:p>
      <text:p text:style-name="P21"><text:span text:style-name="Source_20_Text"><text:s text:c="10"/>type: 'pie',</text:span></text:p>
      <text:p text:style-name="P21"><text:span text:style-name="Source_20_Text"><text:s text:c="10"/>data: {</text:span></text:p>
      <text:p text:style-name="P21"><text:span text:style-name="Source_20_Text"><text:s text:c="14"/>labels: data.assetContributions.map(a =&gt; a.symbol),</text:span></text:p>
      <text:p text:style-name="P21"><text:span text:style-name="Source_20_Text"><text:s text:c="14"/>datasets: [{</text:span></text:p>
      <text:p text:style-name="P21"><text:span text:style-name="Source_20_Text"><text:s text:c="18"/>data: data.assetContributions.map(a =&gt; a.weightPercent)</text:span></text:p>
      <text:p text:style-name="P21"><text:span text:style-name="Source_20_Text"><text:s text:c="14"/>}]</text:span></text:p>
      <text:p text:style-name="P21"><text:span text:style-name="Source_20_Text"><text:s text:c="10"/>}</text:span></text:p>
      <text:p text:style-name="P21"><text:span text:style-name="Source_20_Text"><text:s text:c="6"/>});</text:span></text:p>
      <text:p text:style-name="P21"><text:span text:style-name="Source_20_Text"><text:s text:c="2"/>});</text:span></text:p>
      <text:p text:style-name="P22"><text:span text:style-name="Source_20_Text">&lt;/script&gt;</text:span></text:p>
      <text:h text:style-name="Heading_20_3" text:outline-level="3"><text:span text:style-name="Strong_20_Emphasis">What to Visualize</text:span></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Chart</text:p>
            </table:table-cell>
            <table:table-cell table:style-name="Table10.A1" office:value-type="string">
              <text:p text:style-name="Table_20_Heading">Data Source</text:p>
            </table:table-cell>
            <table:table-cell table:style-name="Table10.A1" office:value-type="string">
              <text:p text:style-name="Table_20_Heading">Description</text:p>
            </table:table-cell>
          </table:table-row>
        </table:table-header-rows>
        <table:table-row>
          <table:table-cell table:style-name="Table10.A1" office:value-type="string">
            <text:p text:style-name="Table_20_Contents"><text:span text:style-name="Strong_20_Emphasis">Pie Chart</text:span></text:p>
          </table:table-cell>
          <table:table-cell table:style-name="Table10.A1" office:value-type="string">
            <text:p text:style-name="Table_20_Contents">Analytics API</text:p>
          </table:table-cell>
          <table:table-cell table:style-name="Table10.A1" office:value-type="string">
            <text:p text:style-name="Table_20_Contents">Portfolio allocation by asset</text:p>
          </table:table-cell>
        </table:table-row>
        <table:table-row>
          <table:table-cell table:style-name="Table10.A1" office:value-type="string">
            <text:p text:style-name="Table_20_Contents"><text:span text:style-name="Strong_20_Emphasis">Line Chart</text:span></text:p>
          </table:table-cell>
          <table:table-cell table:style-name="Table10.A1" office:value-type="string">
            <text:p text:style-name="Table_20_Contents">Analytics API (history endpoint)</text:p>
          </table:table-cell>
          <table:table-cell table:style-name="Table10.A1" office:value-type="string">
            <text:p text:style-name="Table_20_Contents">Portfolio value over time</text:p>
          </table:table-cell>
        </table:table-row>
        <table:table-row>
          <table:table-cell table:style-name="Table10.A1" office:value-type="string">
            <text:p text:style-name="Table_20_Contents"><text:span text:style-name="Strong_20_Emphasis">Bar Chart</text:span></text:p>
          </table:table-cell>
          <table:table-cell table:style-name="Table10.A1" office:value-type="string">
            <text:p text:style-name="Table_20_Contents">Analytics API</text:p>
          </table:table-cell>
          <table:table-cell table:style-name="Table10.A1" office:value-type="string">
            <text:p text:style-name="Table_20_Contents">Daily % change for top 5 assets</text:p>
          </table:table-cell>
        </table:table-row>
        <table:table-row>
          <table:table-cell table:style-name="Table10.A1" office:value-type="string">
            <text:p text:style-name="Table_20_Contents"><text:span text:style-name="Strong_20_Emphasis">Notification Badge</text:span></text:p>
          </table:table-cell>
          <table:table-cell table:style-name="Table10.A1" office:value-type="string">
            <text:p text:style-name="Table_20_Contents">Notification API</text:p>
          </table:table-cell>
          <table:table-cell table:style-name="Table10.A1" office:value-type="string">
            <text:p text:style-name="Table_20_Contents">Count of unread alerts</text:p>
          </table:table-cell>
        </table:table-row>
      </table:table>
      <text:p text:style-name="Horizontal_20_Line"/>
      <text:h text:style-name="Heading_20_2" text:outline-level="2">✅ <text:span text:style-name="Strong_20_Emphasis">In summary</text:span></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Step</text:p>
            </table:table-cell>
            <table:table-cell table:style-name="Table11.A1" office:value-type="string">
              <text:p text:style-name="Table_20_Heading">Component</text:p>
            </table:table-cell>
            <table:table-cell table:style-name="Table11.A1" office:value-type="string">
              <text:p text:style-name="Table_20_Heading">Why</text:p>
            </table:table-cell>
          </table:table-row>
        </table:table-header-rows>
        <table:table-row>
          <table:table-cell table:style-name="Table11.A1" office:value-type="string">
            <text:p text:style-name="Table_20_Contents">0</text:p>
          </table:table-cell>
          <table:table-cell table:style-name="Table11.A1" office:value-type="string">
            <text:p text:style-name="Table_20_Contents">UI wireframes</text:p>
          </table:table-cell>
          <table:table-cell table:style-name="Table11.A1" office:value-type="string">
            <text:p text:style-name="Table_20_Contents">Define data and flow</text:p>
          </table:table-cell>
        </table:table-row>
        <table:table-row>
          <table:table-cell table:style-name="Table11.A1" office:value-type="string">
            <text:p text:style-name="Table_20_Contents">1</text:p>
          </table:table-cell>
          <table:table-cell table:style-name="Table11.A1" office:value-type="string">
            <text:p text:style-name="P3">MarketData</text:p>
          </table:table-cell>
          <table:table-cell table:style-name="Table11.A1" office:value-type="string">
            <text:p text:style-name="P3">Foundation for other services</text:p>
          </table:table-cell>
        </table:table-row>
        <table:table-row>
          <table:table-cell table:style-name="Table11.A1" office:value-type="string">
            <text:p text:style-name="Table_20_Contents">2</text:p>
          </table:table-cell>
          <table:table-cell table:style-name="Table11.A1" office:value-type="string">
            <text:p text:style-name="P2">Portfolio</text:p>
          </table:table-cell>
          <table:table-cell table:style-name="Table11.A1" office:value-type="string">
            <text:p text:style-name="P2">User-owned data, event source</text:p>
          </table:table-cell>
        </table:table-row>
        <table:table-row>
          <table:table-cell table:style-name="Table11.A1" office:value-type="string">
            <text:p text:style-name="Table_20_Contents">3</text:p>
          </table:table-cell>
          <table:table-cell table:style-name="Table11.A1" office:value-type="string">
            <text:p text:style-name="Table_20_Contents">RabbitMQ + BuildingBlocks</text:p>
          </table:table-cell>
          <table:table-cell table:style-name="Table11.A1" office:value-type="string">
            <text:p text:style-name="Table_20_Contents">Enable async communication</text:p>
          </table:table-cell>
        </table:table-row>
        <table:table-row table:style-name="Table11.6">
          <table:table-cell table:style-name="Table11.A1" office:value-type="string">
            <text:p text:style-name="P4">4</text:p>
          </table:table-cell>
          <table:table-cell table:style-name="Table11.A1" office:value-type="string">
            <text:p text:style-name="P4">Analytics</text:p>
          </table:table-cell>
          <table:table-cell table:style-name="Table11.A1" office:value-type="string">
            <text:p text:style-name="P4">Core computation logic</text:p>
          </table:table-cell>
        </table:table-row>
        <table:table-row>
          <table:table-cell table:style-name="Table11.A1" office:value-type="string">
            <text:p text:style-name="Table_20_Contents">5</text:p>
          </table:table-cell>
          <table:table-cell table:style-name="Table11.A1" office:value-type="string">
            <text:p text:style-name="Table_20_Contents">Notification</text:p>
          </table:table-cell>
          <table:table-cell table:style-name="Table11.A1" office:value-type="string">
            <text:p text:style-name="Table_20_Contents">Reactive layer for alerts</text:p>
          </table:table-cell>
        </table:table-row>
        <table:table-row>
          <table:table-cell table:style-name="Table11.A1" office:value-type="string">
            <text:p text:style-name="Table_20_Contents">6</text:p>
          </table:table-cell>
          <table:table-cell table:style-name="Table11.A1" office:value-type="string">
            <text:p text:style-name="Table_20_Contents">API Gateway</text:p>
          </table:table-cell>
          <table:table-cell table:style-name="Table11.A1" office:value-type="string">
            <text:p text:style-name="Table_20_Contents">Unified entry point</text:p>
          </table:table-cell>
        </table:table-row>
        <table:table-row>
          <table:table-cell table:style-name="Table11.A1" office:value-type="string">
            <text:p text:style-name="Table_20_Contents">7</text:p>
          </table:table-cell>
          <table:table-cell table:style-name="Table11.A1" office:value-type="string">
            <text:p text:style-name="Table_20_Contents">Razor UI</text:p>
          </table:table-cell>
          <table:table-cell table:style-name="Table11.A1" office:value-type="string">
            <text:p text:style-name="Table_20_Contents">Visualization &amp; polish</text:p>
          </table:table-cell>
        </table:table-row>
      </table:table>
      <text:p text:style-name="Text_20_body"><text:span text:style-name="Strong_20_Emphasis">Data:</text:span> Hardcoded/simulated — no external APIs needed.<text:line-break/><text:span text:style-name="Strong_20_Emphasis">Charts:</text:span> Yes, integral to the UI (Chart.js recommended).</text:p>
      <text:p text:style-name="Horizontal_20_Line"/>
      <text:h text:style-name="Heading_20_3" text:outline-level="3"><text:span text:style-name="Strong_20_Emphasis"><text:span text:style-name="T2">2️⃣ Asset and market data</text:span></text:span></text:h>
      <text:p text:style-name="Text_20_body"><text:span text:style-name="T2">You’re absolutely right — for your purposes, </text:span><text:span text:style-name="Strong_20_Emphasis"><text:span text:style-name="T2">hardcode</text:span></text:span><text:span text:style-name="T2"> or </text:span><text:span text:style-name="Strong_20_Emphasis"><text:span text:style-name="T2">simulate</text:span></text:span><text:span text:style-name="T2"> the data.</text:span></text:p>
      <text:p text:style-name="P30">Example options:</text:p>
      <text:list text:style-name="L24">
        <text:list-item>
          <text:p text:style-name="P71">A static list of assets (e.g., AAPL, TSLA, BTC)</text:p>
        </text:list-item>
        <text:list-item>
          <text:p text:style-name="P71">Randomly generated or preloaded market prices</text:p>
        </text:list-item>
        <text:list-item>
          <text:p text:style-name="P71"><text:soft-page-break/>Fake portfolios with sample transactions</text:p>
        </text:list-item>
      </text:list>
      <text:p text:style-name="P30">You can easily add a small service that updates prices every few seconds using random deltas — this makes your app feel dynamic without needing real API calls.</text:p>
      <text:p text:style-name="Horizontal_20_Line"><text:span text:style-name="Strong_20_Emphasis"/></text:p>
      <text:p text:style-name="Text_20_body">Excellent — let’s go through the <text:span text:style-name="Strong_20_Emphasis">complete design</text:span> of your microservices, endpoints, and event flows.<text:line-break/>This will give you a crystal-clear blueprint before you start coding.</text:p>
      <text:p text:style-name="Horizontal_20_Line"/>
      <text:p text:style-name="Text_20_body"><text:span text:style-name="T5">Y</text:span>ou can <text:span text:style-name="Strong_20_Emphasis">100% stick with Razor Pages</text:span> for the UI and still produce <text:span text:style-name="Strong_20_Emphasis">beautiful, interactive charts</text:span>.<text:line-break/>You don’t need to switch to Angular or React unless you want heavy front-end interactivity.</text:p>
      <text:p text:style-name="Text_20_body">Let’s go over how to do it properly.</text:p>
      <text:p text:style-name="Horizontal_20_Line"/>
      <text:h text:style-name="Heading_20_2" text:outline-level="2">🧩 Overview</text:h>
      <text:p text:style-name="Text_20_body">Razor Pages (in ASP.NET Core) is perfect for your setup because:</text:p>
      <text:list text:style-name="L25">
        <text:list-item>
          <text:p text:style-name="P72">It integrates cleanly with your backend microservices.</text:p>
        </text:list-item>
        <text:list-item>
          <text:p text:style-name="P72">It supports <text:span text:style-name="Strong_20_Emphasis">server-side rendering</text:span> with optional <text:span text:style-name="Strong_20_Emphasis">client-side charting</text:span>.</text:p>
        </text:list-item>
        <text:list-item>
          <text:p text:style-name="P72">You can use <text:span text:style-name="Strong_20_Emphasis">JavaScript chart libraries</text:span> (like Chart.js) right inside <text:span text:style-name="Source_20_Text">.cshtml</text:span> files.</text:p>
        </text:list-item>
        <text:list-item>
          <text:p text:style-name="P72">It’s lightweight — ideal for your use case.</text:p>
        </text:list-item>
      </text:list>
      <text:p text:style-name="Horizontal_20_Line"/>
      <text:h text:style-name="Heading_20_2" text:outline-level="2">📊 Popular Charting Options for Razor Pages</text:h>
      <text:h text:style-name="Heading_20_3" text:outline-level="3"><text:span text:style-name="Strong_20_Emphasis">1️⃣ Chart.js (recommended)</text:span></text:h>
      <text:list text:style-name="L26">
        <text:list-item>
          <text:p text:style-name="P73">Easy to set up with a simple <text:span text:style-name="Source_20_Text">&lt;canvas&gt;</text:span> element.</text:p>
        </text:list-item>
        <text:list-item>
          <text:p text:style-name="P73">Great for line, bar, and pie charts.</text:p>
        </text:list-item>
        <text:list-item>
          <text:p text:style-name="P73">100% free and well-documented.</text:p>
        </text:list-item>
      </text:list>
      <text:p text:style-name="Text_20_body">✅ <text:span text:style-name="Strong_20_Emphasis">Best choice for your prototype.</text:span></text:p>
      <text:p text:style-name="Text_20_body"><text:span text:style-name="Strong_20_Emphasis">Example:</text:span></text:p>
      <text:p text:style-name="P20"><text:span text:style-name="Source_20_Text">&lt;canvas id="portfolioChart"&gt;&lt;/canvas&gt;</text:span></text:p>
      <text:p text:style-name="P21"/>
      <text:p text:style-name="P21"><text:span text:style-name="Source_20_Text">@section Scripts {</text:span></text:p>
      <text:p text:style-name="P21"><text:span text:style-name="Source_20_Text"><text:s text:c="4"/>&lt;script src="https://cdn.jsdelivr.net/npm/chart.js"&gt;&lt;/script&gt;</text:span></text:p>
      <text:p text:style-name="P21"><text:span text:style-name="Source_20_Text"><text:s text:c="4"/>&lt;script&gt;</text:span></text:p>
      <text:p text:style-name="P21"><text:span text:style-name="Source_20_Text"><text:s text:c="8"/>const ctx = document.getElementById('portfolioChart');</text:span></text:p>
      <text:p text:style-name="P21"><text:span text:style-name="Source_20_Text"><text:s text:c="8"/>const chart = new Chart(ctx, {</text:span></text:p>
      <text:p text:style-name="P21"><text:span text:style-name="Source_20_Text"><text:s text:c="12"/>type: 'pie',</text:span></text:p>
      <text:p text:style-name="P21"><text:soft-page-break/><text:span text:style-name="Source_20_Text"><text:s text:c="12"/>data: {</text:span></text:p>
      <text:p text:style-name="P21"><text:span text:style-name="Source_20_Text"><text:s text:c="16"/>labels: ['Stocks', 'Crypto', 'Cash'],</text:span></text:p>
      <text:p text:style-name="P21"><text:span text:style-name="Source_20_Text"><text:s text:c="16"/>datasets: [{</text:span></text:p>
      <text:p text:style-name="P21"><text:span text:style-name="Source_20_Text"><text:s text:c="20"/>data: [60, 25, 15],</text:span></text:p>
      <text:p text:style-name="P21"><text:span text:style-name="Source_20_Text"><text:s text:c="20"/>backgroundColor: ['#36A2EB', '#FF6384', '#FFCE56']</text:span></text:p>
      <text:p text:style-name="P21"><text:span text:style-name="Source_20_Text"><text:s text:c="16"/>}]</text:span></text:p>
      <text:p text:style-name="P21"><text:span text:style-name="Source_20_Text"><text:s text:c="12"/>},</text:span></text:p>
      <text:p text:style-name="P21"><text:span text:style-name="Source_20_Text"><text:s text:c="12"/>options: {</text:span></text:p>
      <text:p text:style-name="P21"><text:span text:style-name="Source_20_Text"><text:s text:c="16"/>responsive: true,</text:span></text:p>
      <text:p text:style-name="P21"><text:span text:style-name="Source_20_Text"><text:s text:c="16"/>plugins: { legend: { position: 'bottom' } }</text:span></text:p>
      <text:p text:style-name="P21"><text:span text:style-name="Source_20_Text"><text:s text:c="12"/>}</text:span></text:p>
      <text:p text:style-name="P21"><text:span text:style-name="Source_20_Text"><text:s text:c="8"/>});</text:span></text:p>
      <text:p text:style-name="P21"><text:span text:style-name="Source_20_Text"><text:s text:c="4"/>&lt;/script&gt;</text:span></text:p>
      <text:p text:style-name="P22"><text:span text:style-name="Source_20_Text">}</text:span></text:p>
      <text:p text:style-name="Text_20_body">You can easily feed real data by injecting it from your Razor Page model:</text:p>
      <text:p text:style-name="P20"><text:span text:style-name="Source_20_Text">public class DashboardModel : PageModel</text:span></text:p>
      <text:p text:style-name="P21"><text:span text:style-name="Source_20_Text">{</text:span></text:p>
      <text:p text:style-name="P21"><text:span text:style-name="Source_20_Text"><text:s text:c="4"/>public Dictionary&lt;string, decimal&gt; AssetAllocation { get; set; }</text:span></text:p>
      <text:p text:style-name="P21"/>
      <text:p text:style-name="P21"><text:span text:style-name="Source_20_Text"><text:s text:c="4"/>public async Task OnGetAsync()</text:span></text:p>
      <text:p text:style-name="P21"><text:span text:style-name="Source_20_Text"><text:s text:c="4"/>{</text:span></text:p>
      <text:p text:style-name="P21"><text:span text:style-name="Source_20_Text"><text:s text:c="8"/>var http = new HttpClient();</text:span></text:p>
      <text:p text:style-name="P21"><text:span text:style-name="Source_20_Text"><text:s text:c="8"/>var response = await http.GetFromJsonAsync&lt;AnalyticsDto&gt;("https://api-gateway/api/analytics/123/overview");</text:span></text:p>
      <text:p text:style-name="P21"><text:span text:style-name="Source_20_Text"><text:s text:c="8"/>AssetAllocation = response.AssetAllocation;</text:span></text:p>
      <text:p text:style-name="P21"><text:span text:style-name="Source_20_Text"><text:s text:c="4"/>}</text:span></text:p>
      <text:p text:style-name="P22"><text:span text:style-name="Source_20_Text">}</text:span></text:p>
      <text:p text:style-name="Text_20_body">And pass it to your chart:</text:p>
      <text:p text:style-name="P20"><text:span text:style-name="Source_20_Text">&lt;script&gt;</text:span></text:p>
      <text:p text:style-name="P21"><text:span text:style-name="Source_20_Text"><text:s text:c="4"/>const allocation = @Html.Raw(Json.Serialize(Model.AssetAllocation));</text:span></text:p>
      <text:p text:style-name="P22"><text:span text:style-name="Source_20_Text">&lt;/script&gt;</text:span></text:p>
      <text:p text:style-name="Horizontal_20_Line"/>
      <text:h text:style-name="Heading_20_3" text:outline-level="3"><text:span text:style-name="Strong_20_Emphasis">2️⃣ ChartJs.Blazor (optional alternative)</text:span></text:h>
      <text:p text:style-name="Text_20_body">If you prefer to <text:span text:style-name="Strong_20_Emphasis">avoid writing raw JavaScript</text:span>, you can use a Blazor Server project embedded inside your Razor Pages solution.<text:line-break/>This is more advanced, but allows C#-only chart rendering with the <text:span text:style-name="Source_20_Text">ChartJs.Blazor</text:span> package.</text:p>
      <text:p text:style-name="Horizontal_20_Line"/>
      <text:h text:style-name="Heading_20_3" text:outline-level="3"><text:span text:style-name="Strong_20_Emphasis">3️⃣ Other options</text:span></text:h>
      <text:p text:style-name="Text_20_body">If you want specific visual styles:</text:p>
      <text:list text:style-name="L27">
        <text:list-item>
          <text:p text:style-name="P74"><text:span text:style-name="Strong_20_Emphasis">Plotly.js</text:span> → highly interactive, supports tooltips and zoom.</text:p>
        </text:list-item>
        <text:list-item>
          <text:p text:style-name="P74"><text:span text:style-name="Strong_20_Emphasis">Google Charts</text:span> → simple and fast.</text:p>
        </text:list-item>
        <text:list-item>
          <text:p text:style-name="P74"><text:span text:style-name="Strong_20_Emphasis">ApexCharts.js</text:span> → very clean UI, works with Razor easily.</text:p>
        </text:list-item>
      </text:list>
      <text:p text:style-name="Text_20_body"><text:soft-page-break/>All of these are usable directly with Razor Pages by adding <text:span text:style-name="Source_20_Text">&lt;script&gt;</text:span> tags and binding to server data.</text:p>
      <text:p text:style-name="Horizontal_20_Line"/>
      <text:h text:style-name="Heading_20_2" text:outline-level="2">💡 Best Practice</text:h>
      <text:p text:style-name="Text_20_body">Here’s a clean structure for your <text:span text:style-name="Strong_20_Emphasis">Razor Pages frontend</text:span>:</text:p>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Table_20_Heading">Page</text:p>
            </table:table-cell>
            <table:table-cell table:style-name="Table25.A1" office:value-type="string">
              <text:p text:style-name="Table_20_Heading">Route</text:p>
            </table:table-cell>
            <table:table-cell table:style-name="Table25.A1" office:value-type="string">
              <text:p text:style-name="Table_20_Heading">Description</text:p>
            </table:table-cell>
            <table:table-cell table:style-name="Table25.A1" office:value-type="string">
              <text:p text:style-name="Table_20_Heading">Chart?</text:p>
            </table:table-cell>
          </table:table-row>
        </table:table-header-rows>
        <table:table-row>
          <table:table-cell table:style-name="Table25.A1" office:value-type="string">
            <text:p text:style-name="Table_20_Contents"><text:span text:style-name="Source_20_Text">/Dashboard</text:span></text:p>
          </table:table-cell>
          <table:table-cell table:style-name="Table25.A1" office:value-type="string">
            <text:p text:style-name="Table_20_Contents"><text:span text:style-name="Source_20_Text">/dashboard</text:span></text:p>
          </table:table-cell>
          <table:table-cell table:style-name="Table25.A1" office:value-type="string">
            <text:p text:style-name="Table_20_Contents">Shows total portfolio + asset allocation pie chart + value trend line chart</text:p>
          </table:table-cell>
          <table:table-cell table:style-name="Table25.A1" office:value-type="string">
            <text:p text:style-name="Table_20_Contents">✅</text:p>
          </table:table-cell>
        </table:table-row>
        <table:table-row>
          <table:table-cell table:style-name="Table25.A1" office:value-type="string">
            <text:p text:style-name="Table_20_Contents"><text:span text:style-name="Source_20_Text"><text:span text:style-name="T1">/Portfolio</text:span></text:span></text:p>
          </table:table-cell>
          <table:table-cell table:style-name="Table25.A1" office:value-type="string">
            <text:p text:style-name="Table_20_Contents"><text:span text:style-name="Source_20_Text"><text:span text:style-name="T1">/portfolio</text:span></text:span></text:p>
          </table:table-cell>
          <table:table-cell table:style-name="Table25.A1" office:value-type="string">
            <text:p text:style-name="P2">Table of holdings with profit/loss</text:p>
          </table:table-cell>
          <table:table-cell table:style-name="Table25.A1" office:value-type="string">
            <text:p text:style-name="Table_20_Contents">—</text:p>
          </table:table-cell>
        </table:table-row>
        <table:table-row>
          <table:table-cell table:style-name="Table25.A1" office:value-type="string">
            <text:p text:style-name="Table_20_Contents"><text:span text:style-name="Source_20_Text"><text:span text:style-name="T2">/Market</text:span></text:span></text:p>
          </table:table-cell>
          <table:table-cell table:style-name="Table25.A1" office:value-type="string">
            <text:p text:style-name="Table_20_Contents"><text:span text:style-name="Source_20_Text"><text:span text:style-name="T2">/market</text:span></text:span></text:p>
          </table:table-cell>
          <table:table-cell table:style-name="Table25.A1" office:value-type="string">
            <text:p text:style-name="P3">Table with simulated market prices, updated every X seconds</text:p>
          </table:table-cell>
          <table:table-cell table:style-name="Table25.A1" office:value-type="string">
            <text:p text:style-name="P3">—</text:p>
          </table:table-cell>
        </table:table-row>
        <table:table-row>
          <table:table-cell table:style-name="Table25.A1" office:value-type="string">
            <text:p text:style-name="Table_20_Contents"><text:span text:style-name="Source_20_Text"><text:span text:style-name="T3">/Analytics</text:span></text:span></text:p>
          </table:table-cell>
          <table:table-cell table:style-name="Table25.A1" office:value-type="string">
            <text:p text:style-name="Table_20_Contents"><text:span text:style-name="Source_20_Text"><text:span text:style-name="T3">/analytics</text:span></text:span></text:p>
          </table:table-cell>
          <table:table-cell table:style-name="Table25.A1" office:value-type="string">
            <text:p text:style-name="P4">Extra charts (e.g. top performing assets)</text:p>
          </table:table-cell>
          <table:table-cell table:style-name="Table25.A1" office:value-type="string">
            <text:p text:style-name="Table_20_Contents">✅</text:p>
          </table:table-cell>
        </table:table-row>
      </table:table>
      <text:p text:style-name="Text_20_body">Each page can:</text:p>
      <text:list text:style-name="L28">
        <text:list-item>
          <text:p text:style-name="P75">Call the <text:span text:style-name="Strong_20_Emphasis">API Gateway</text:span> (e.g. <text:span text:style-name="Source_20_Text">/api/dashboard/{userId}</text:span>).</text:p>
        </text:list-item>
        <text:list-item>
          <text:p text:style-name="P75">Deserialize the JSON response.</text:p>
        </text:list-item>
        <text:list-item>
          <text:p text:style-name="P75">Inject data into the HTML and JavaScript for chart rendering.</text:p>
        </text:list-item>
      </text:list>
      <text:p text:style-name="Horizontal_20_Line"/>
      <text:h text:style-name="Heading_20_2" text:outline-level="2">🧠 Bonus Tip — Live Updating Charts</text:h>
      <text:p text:style-name="Text_20_body">If you later want your charts to <text:span text:style-name="Strong_20_Emphasis">auto-refresh</text:span> (like a live dashboard):</text:p>
      <text:list text:style-name="L29">
        <text:list-item>
          <text:p text:style-name="P76">Use <text:span text:style-name="Source_20_Text">setInterval()</text:span> in JS to re-fetch data from the API Gateway every few seconds.</text:p>
        </text:list-item>
        <text:list-item>
          <text:p text:style-name="P76">Update the Chart.js dataset dynamically:</text:p>
          <text:p text:style-name="P77"><text:span text:style-name="Source_20_Text">chart.data.datasets[0].data = newValues;</text:span></text:p>
          <text:p text:style-name="P78"><text:span text:style-name="Source_20_Text">chart.update();</text:span></text:p>
        </text:list-item>
      </text:list>
      <text:p text:style-name="Horizontal_20_Line"/>
      <text:h text:style-name="Heading_20_3" text:outline-level="3">✅ In short:</text:h>
      <text:p text:style-name="Text_20_body">Yes, Razor Pages can absolutely handle charts:</text:p>
      <text:list text:style-name="L30">
        <text:list-item>
          <text:p text:style-name="P79">Use <text:span text:style-name="Strong_20_Emphasis">Chart.js</text:span> (simplest and most compatible).</text:p>
        </text:list-item>
        <text:list-item>
          <text:p text:style-name="P79">Fetch data via your API Gateway.</text:p>
        </text:list-item>
        <text:list-item>
          <text:p text:style-name="P79">Bind it to your charts via simple JavaScript in <text:span text:style-name="Source_20_Text">.cshtml</text:span> pages.</text:p>
        </text:list-item>
      </text:list>
      <text:p text:style-name="Standard"/>
      <text:h text:style-name="P80" text:outline-level="2">🖥️ Overall UI Structure</text:h>
      <text:h text:style-name="Heading_20_3" text:outline-level="3">🔹 Layout (_Layout.cshtml)</text:h>
      <text:p text:style-name="Text_20_body"><text:span text:style-name="Strong_20_Emphasis">Purpose:</text:span> Provide a consistent frame for all Razor Pages.</text:p>
      <text:p text:style-name="Text_20_body"><text:span text:style-name="Strong_20_Emphasis">Includes:</text:span></text:p>
      <text:list text:style-name="L31">
        <text:list-item>
          <text:p text:style-name="P81"><text:span text:style-name="Strong_20_Emphasis">Navbar (top)</text:span> with links:</text:p>
          <text:list>
            <text:list-item>
              <text:p text:style-name="P81">Home | Portfolio | Analytics | Notifications | Settings</text:p>
            </text:list-item>
          </text:list>
        </text:list-item>
        <text:list-item>
          <text:p text:style-name="P81"><text:span text:style-name="Strong_20_Emphasis">User info</text:span> on the top right: <text:span text:style-name="Source_20_Text">Hello, @User.Identity.Name</text:span> (mock or real login later)</text:p>
        </text:list-item>
        <text:list-item>
          <text:p text:style-name="P81"><text:span text:style-name="Strong_20_Emphasis">Global alert banner area</text:span> (for success/warning messages)</text:p>
        </text:list-item>
        <text:list-item>
          <text:p text:style-name="P81"><text:span text:style-name="Strong_20_Emphasis">Footer</text:span> with copyright and version info</text:p>
        </text:list-item>
      </text:list>
      <text:p text:style-name="Text_20_body"><text:span text:style-name="Strong_20_Emphasis">Styling:</text:span> Use Bootstrap 5 or Tailwind for responsiveness.<text:line-break/><text:span text:style-name="Strong_20_Emphasis">Optional JS library:</text:span> Chart.js for charts.</text:p>
      <text:p text:style-name="Horizontal_20_Line"/>
      <text:h text:style-name="Heading_20_2" text:outline-level="2">1️⃣ <text:span text:style-name="Strong_20_Emphasis">Home Page (Index.cshtml)</text:span></text:h>
      <text:p text:style-name="Text_20_body"><text:span text:style-name="Strong_20_Emphasis">Route:</text:span> <text:span text:style-name="Source_20_Text">/</text:span></text:p>
      <text:p text:style-name="Text_20_body"><text:span text:style-name="Strong_20_Emphasis">Purpose:</text:span> Dashboard overview. Gives user an instant picture of their portfolio.</text:p>
      <text:p text:style-name="Text_20_body"><text:span text:style-name="Strong_20_Emphasis">Components:</text:span></text:p>
      <text:list text:style-name="L32">
        <text:list-item>
          <text:p text:style-name="P82"><text:span text:style-name="Strong_20_Emphasis">Hero Header</text:span></text:p>
          <text:list>
            <text:list-item>
              <text:p text:style-name="P82">Shows:</text:p>
              <text:list>
                <text:list-item>
                  <text:p text:style-name="P82">“Welcome back, Jose!”</text:p>
                </text:list-item>
                <text:list-item>
                  <text:p text:style-name="P82">Current date/time</text:p>
                </text:list-item>
              </text:list>
            </text:list-item>
            <text:list-item>
              <text:p text:style-name="P82">Optional refresh button (reloads stats)</text:p>
            </text:list-item>
          </text:list>
        </text:list-item>
        <text:list-item>
          <text:p text:style-name="P82"><text:span text:style-name="Strong_20_Emphasis">Portfolio Summary Card</text:span></text:p>
          <text:list>
            <text:list-item>
              <text:p text:style-name="P82"><text:span text:style-name="Strong_20_Emphasis">Data Source:</text:span> <text:span text:style-name="Source_20_Text">GET /api/analytics/{user}</text:span></text:p>
            </text:list-item>
            <text:list-item>
              <text:p text:style-name="P82"><text:span text:style-name="Strong_20_Emphasis">Contents:</text:span></text:p>
              <text:list>
                <text:list-item>
                  <text:p text:style-name="P82">Total Portfolio Value → <text:span text:style-name="Source_20_Text">$123,456</text:span></text:p>
                </text:list-item>
                <text:list-item>
                  <text:p text:style-name="P82">Daily Change → <text:span text:style-name="Source_20_Text">+2.3%</text:span> (green up arrow / red down arrow)</text:p>
                </text:list-item>
                <text:list-item>
                  <text:p text:style-name="P82">Total Return → <text:span text:style-name="Source_20_Text">+14.8%</text:span></text:p>
                </text:list-item>
              </text:list>
            </text:list-item>
          </text:list>
        </text:list-item>
        <text:list-item>
          <text:p text:style-name="P82"><text:span text:style-name="Strong_20_Emphasis">Performance Mini Chart (Sparkline)</text:span></text:p>
          <text:list>
            <text:list-item>
              <text:p text:style-name="P82"><text:soft-page-break/><text:span text:style-name="Strong_20_Emphasis">Data Source:</text:span> <text:span text:style-name="Source_20_Text">GET /api/analytics/{user}/history</text:span></text:p>
            </text:list-item>
            <text:list-item>
              <text:p text:style-name="P82">Small line chart of total value over time.</text:p>
            </text:list-item>
          </text:list>
        </text:list-item>
        <text:list-item>
          <text:p text:style-name="P82"><text:span text:style-name="Strong_20_Emphasis">Latest Notifications Preview</text:span></text:p>
          <text:list>
            <text:list-item>
              <text:p text:style-name="P82"><text:span text:style-name="Strong_20_Emphasis">Data Source:</text:span> <text:span text:style-name="Source_20_Text">GET /api/notifications/{user}</text:span></text:p>
            </text:list-item>
            <text:list-item>
              <text:p text:style-name="P82">Displays 2–3 latest messages like:</text:p>
              <text:list>
                <text:list-item>
                  <text:p text:style-name="P82">“Your portfolio increased by 5% today 🎉”</text:p>
                </text:list-item>
                <text:list-item>
                  <text:p text:style-name="P82">Link: “View All Notifications”</text:p>
                </text:list-item>
              </text:list>
            </text:list-item>
          </text:list>
        </text:list-item>
        <text:list-item>
          <text:p text:style-name="P82"><text:span text:style-name="Strong_20_Emphasis">Quick Actions</text:span></text:p>
          <text:list>
            <text:list-item>
              <text:p text:style-name="P82">Buttons:</text:p>
              <text:list>
                <text:list-item>
                  <text:p text:style-name="P82">➕ “Add Asset” → navigates to <text:span text:style-name="Source_20_Text">/portfolio</text:span></text:p>
                </text:list-item>
                <text:list-item>
                  <text:p text:style-name="P82">📊 “View Detailed Analytics” → <text:span text:style-name="Source_20_Text">/analytics</text:span></text:p>
                </text:list-item>
                <text:list-item>
                  <text:p text:style-name="P82">⚙️ “Simulate Market Update” → <text:span text:style-name="Source_20_Text">/simulate</text:span></text:p>
                </text:list-item>
              </text:list>
            </text:list-item>
          </text:list>
        </text:list-item>
      </text:list>
      <text:p text:style-name="Horizontal_20_Line"/>
      <text:h text:style-name="Heading_20_2" text:outline-level="2"><text:span text:style-name="T1">2️⃣ </text:span><text:span text:style-name="Strong_20_Emphasis"><text:span text:style-name="T1">Portfolio Page (Portfolio.cshtml)</text:span></text:span></text:h>
      <text:p text:style-name="Text_20_body"><text:span text:style-name="Strong_20_Emphasis"><text:span text:style-name="T1">Route:</text:span></text:span><text:span text:style-name="T1"> </text:span><text:span text:style-name="Source_20_Text"><text:span text:style-name="T1">/portfolio</text:span></text:span></text:p>
      <text:p text:style-name="Text_20_body"><text:span text:style-name="Strong_20_Emphasis"><text:span text:style-name="T1">Purpose:</text:span></text:span><text:span text:style-name="T1"> CRUD management of the user’s assets.</text:span></text:p>
      <text:p text:style-name="Text_20_body"><text:span text:style-name="Strong_20_Emphasis"><text:span text:style-name="T1">Components:</text:span></text:span></text:p>
      <text:list text:style-name="L33">
        <text:list-item>
          <text:p text:style-name="P83"><text:span text:style-name="Strong_20_Emphasis"><text:span text:style-name="T1">Header</text:span></text:span></text:p>
          <text:list>
            <text:list-item>
              <text:p text:style-name="P84">Title: “Your Portfolio”</text:p>
            </text:list-item>
            <text:list-item>
              <text:p text:style-name="P84">Subtitle: “Manage your assets below.”</text:p>
            </text:list-item>
          </text:list>
        </text:list-item>
        <text:list-item>
          <text:p text:style-name="P83"><text:span text:style-name="Strong_20_Emphasis"><text:span text:style-name="T1">Portfolio Table</text:span></text:span></text:p>
          <text:list>
            <text:list-item>
              <text:p text:style-name="P83"><text:span text:style-name="Strong_20_Emphasis"><text:span text:style-name="T1">Data Source:</text:span></text:span><text:span text:style-name="T1"> </text:span><text:span text:style-name="Source_20_Text"><text:span text:style-name="T1">GET /api/portfolio/{user}</text:span></text:span></text:p>
            </text:list-item>
            <text:list-item>
              <text:p text:style-name="P83"><text:span text:style-name="Strong_20_Emphasis"><text:span text:style-name="T1">Columns:</text:span></text:span><text:span text:style-name="T1"> Symbol | Name | Quantity | Current Price | Value | Delete</text:span></text:p>
            </text:list-item>
            <text:list-item>
              <text:p text:style-name="P83"><text:span text:style-name="T1">“Delete” button calls:<text:line-break/></text:span><text:span text:style-name="Source_20_Text"><text:span text:style-name="T1">DELETE /api/portfolio/{user}/asset/{id}</text:span></text:span><text:span text:style-name="T1"><text:line-break/>→ after deletion, triggers Analytics update.</text:span></text:p>
            </text:list-item>
          </text:list>
        </text:list-item>
        <text:list-item>
          <text:p text:style-name="P83"><text:span text:style-name="Strong_20_Emphasis"><text:span text:style-name="T1">Add Asset Form</text:span></text:span></text:p>
          <text:list>
            <text:list-item>
              <text:p text:style-name="P84">Fields:</text:p>
              <text:list>
                <text:list-item>
                  <text:p text:style-name="P84">Symbol (text input, e.g., AAPL)</text:p>
                </text:list-item>
                <text:list-item>
                  <text:p text:style-name="P84"><text:soft-page-break/>Name (text input)</text:p>
                </text:list-item>
                <text:list-item>
                  <text:p text:style-name="P84">Quantity (numeric input)</text:p>
                </text:list-item>
              </text:list>
            </text:list-item>
            <text:list-item>
              <text:p text:style-name="P83"><text:span text:style-name="T1">Submit button: </text:span><text:span text:style-name="Source_20_Text"><text:span text:style-name="T1">POST /api/portfolio/{user}/asset</text:span></text:span></text:p>
            </text:list-item>
            <text:list-item>
              <text:p text:style-name="P84">On submit → publish PortfolioUpdatedEvent internally and refresh table.</text:p>
            </text:list-item>
          </text:list>
        </text:list-item>
        <text:list-item>
          <text:p text:style-name="P83"><text:span text:style-name="Strong_20_Emphasis">Portfolio Total Summary</text:span></text:p>
          <text:list>
            <text:list-item>
              <text:p text:style-name="P83">(Optional) display a computed total value (if available via Analytics API).</text:p>
            </text:list-item>
          </text:list>
        </text:list-item>
        <text:list-item>
          <text:p text:style-name="P83"><text:span text:style-name="Strong_20_Emphasis"><text:span text:style-name="T1">Buttons</text:span></text:span></text:p>
          <text:list>
            <text:list-item>
              <text:p text:style-name="P83"><text:span text:style-name="T1">“Revalue Portfolio” → calls </text:span><text:span text:style-name="Source_20_Text"><text:span text:style-name="T1">POST /api/portfolio/{user}/revalue</text:span></text:span><text:span text:style-name="T1"><text:line-break/>(triggers async recalculation through Analytics Service)</text:span></text:p>
            </text:list-item>
            <text:list-item>
              <text:p text:style-name="P84">“Back to Dashboard”</text:p>
            </text:list-item>
          </text:list>
        </text:list-item>
      </text:list>
      <text:p text:style-name="Text_20_body"><text:span text:style-name="Strong_20_Emphasis"><text:span text:style-name="T1">UX Detail:</text:span></text:span><text:span text:style-name="T1"> Show a small spinner or “Recalculating…” when analytics recompute.</text:span></text:p>
      <text:p text:style-name="Horizontal_20_Line"/>
      <text:h text:style-name="Heading_20_2" text:outline-level="2">3️⃣ <text:span text:style-name="Strong_20_Emphasis">Analytics Page (Analytics.cshtml)</text:span></text:h>
      <text:p text:style-name="Text_20_body"><text:span text:style-name="Strong_20_Emphasis">Route:</text:span> <text:span text:style-name="Source_20_Text">/analytics</text:span></text:p>
      <text:p text:style-name="Text_20_body"><text:span text:style-name="Strong_20_Emphasis">Purpose:</text:span> Visualization and breakdown of computed portfolio metrics.</text:p>
      <text:p text:style-name="Text_20_body"><text:span text:style-name="Strong_20_Emphasis">Components:</text:span></text:p>
      <text:list text:style-name="L34">
        <text:list-item>
          <text:p text:style-name="P85"><text:span text:style-name="Strong_20_Emphasis">Header</text:span></text:p>
          <text:list>
            <text:list-item>
              <text:p text:style-name="P85">Title: “Analytics Overview”</text:p>
            </text:list-item>
            <text:list-item>
              <text:p text:style-name="P85">Subtext: “Up-to-date calculations based on your latest portfolio.”</text:p>
            </text:list-item>
          </text:list>
        </text:list-item>
        <text:list-item>
          <text:p text:style-name="P85"><text:span text:style-name="Strong_20_Emphasis">Key Stats Cards (3 columns)</text:span></text:p>
          <text:list>
            <text:list-item>
              <text:p text:style-name="P85">Total Portfolio Value</text:p>
            </text:list-item>
            <text:list-item>
              <text:p text:style-name="P85">Daily Change (%)</text:p>
            </text:list-item>
            <text:list-item>
              <text:p text:style-name="P85">Total Return (%)</text:p>
            </text:list-item>
            <text:list-item>
              <text:p text:style-name="P85"><text:span text:style-name="Strong_20_Emphasis">Data Source:</text:span> <text:span text:style-name="Source_20_Text">GET /api/analytics/{user}</text:span></text:p>
            </text:list-item>
          </text:list>
        </text:list-item>
        <text:list-item>
          <text:p text:style-name="P85"><text:span text:style-name="Strong_20_Emphasis">Pie Chart: Asset Allocation</text:span></text:p>
          <text:list>
            <text:list-item>
              <text:p text:style-name="P85">Shows asset weights as percentages.</text:p>
            </text:list-item>
            <text:list-item>
              <text:p text:style-name="P85"><text:span text:style-name="Strong_20_Emphasis">Data Source:</text:span> AssetContributions array.</text:p>
            </text:list-item>
            <text:list-item>
              <text:p text:style-name="P85"><text:span text:style-name="Strong_20_Emphasis">Library:</text:span> Chart.js Pie or Doughnut Chart.</text:p>
            </text:list-item>
          </text:list>
        </text:list-item>
        <text:list-item>
          <text:p text:style-name="P85"><text:span text:style-name="Strong_20_Emphasis">Line Chart: Portfolio Value Over Time</text:span></text:p>
          <text:list>
            <text:list-item>
              <text:p text:style-name="P85"><text:soft-page-break/><text:span text:style-name="Strong_20_Emphasis">Data Source:</text:span> <text:span text:style-name="Source_20_Text">GET /api/analytics/{user}/history</text:span></text:p>
            </text:list-item>
            <text:list-item>
              <text:p text:style-name="P85">X-axis: Dates, Y-axis: Portfolio Value.</text:p>
            </text:list-item>
            <text:list-item>
              <text:p text:style-name="P85"><text:span text:style-name="Strong_20_Emphasis">Library:</text:span> Chart.js Line Chart.</text:p>
            </text:list-item>
          </text:list>
        </text:list-item>
        <text:list-item>
          <text:p text:style-name="P85"><text:span text:style-name="Strong_20_Emphasis">Asset Contribution Table</text:span></text:p>
          <text:list>
            <text:list-item>
              <text:p text:style-name="P85">Columns: Symbol | Current Value | Weight % | Change (optional)</text:p>
            </text:list-item>
            <text:list-item>
              <text:p text:style-name="P85">Matches the pie chart visually.</text:p>
            </text:list-item>
          </text:list>
        </text:list-item>
        <text:list-item>
          <text:p text:style-name="P85"><text:span text:style-name="Strong_20_Emphasis">Refresh Button</text:span></text:p>
          <text:list>
            <text:list-item>
              <text:p text:style-name="P85">Re-fetch analytics.</text:p>
            </text:list-item>
          </text:list>
        </text:list-item>
        <text:list-item>
          <text:p text:style-name="P85"><text:span text:style-name="Strong_20_Emphasis">Notification Sidebar (Optional)</text:span></text:p>
          <text:list>
            <text:list-item>
              <text:p text:style-name="P85">Shows related recent notifications like “Portfolio up 5% today.”</text:p>
            </text:list-item>
          </text:list>
        </text:list-item>
      </text:list>
      <text:p text:style-name="Horizontal_20_Line"/>
      <text:h text:style-name="Heading_20_2" text:outline-level="2">4️⃣ <text:span text:style-name="Strong_20_Emphasis">Notifications Page (Notifications.cshtml)</text:span></text:h>
      <text:p text:style-name="Text_20_body"><text:span text:style-name="Strong_20_Emphasis">Route:</text:span> <text:span text:style-name="Source_20_Text">/notifications</text:span></text:p>
      <text:p text:style-name="Text_20_body"><text:span text:style-name="Strong_20_Emphasis">Purpose:</text:span> Displays all alerts/notifications from the Notification Service.</text:p>
      <text:p text:style-name="Text_20_body"><text:span text:style-name="Strong_20_Emphasis">Components:</text:span></text:p>
      <text:list text:style-name="L35">
        <text:list-item>
          <text:p text:style-name="P86"><text:span text:style-name="Strong_20_Emphasis">Header</text:span></text:p>
          <text:list>
            <text:list-item>
              <text:p text:style-name="P86">Title: “Notifications”</text:p>
            </text:list-item>
            <text:list-item>
              <text:p text:style-name="P86">Optional filter: “Unread Only” checkbox.</text:p>
            </text:list-item>
          </text:list>
        </text:list-item>
        <text:list-item>
          <text:p text:style-name="P86"><text:span text:style-name="Strong_20_Emphasis">Notification List</text:span></text:p>
          <text:list>
            <text:list-item>
              <text:p text:style-name="P86"><text:span text:style-name="Strong_20_Emphasis">Data Source:</text:span> <text:span text:style-name="Source_20_Text">GET /api/notifications/{user}</text:span></text:p>
            </text:list-item>
            <text:list-item>
              <text:p text:style-name="P86"><text:span text:style-name="Strong_20_Emphasis">Each Row:</text:span></text:p>
              <text:list>
                <text:list-item>
                  <text:p text:style-name="P86">Icon (🎉, ⚠️)</text:p>
                </text:list-item>
                <text:list-item>
                  <text:p text:style-name="P86">Message</text:p>
                </text:list-item>
                <text:list-item>
                  <text:p text:style-name="P86">Timestamp (e.g., “2 hours ago”)</text:p>
                </text:list-item>
                <text:list-item>
                  <text:p text:style-name="P86">“Mark as Read” button → <text:span text:style-name="Source_20_Text">POST /api/notifications/{id}/read</text:span></text:p>
                </text:list-item>
              </text:list>
            </text:list-item>
          </text:list>
        </text:list-item>
        <text:list-item>
          <text:p text:style-name="P86"><text:span text:style-name="Strong_20_Emphasis">Empty State</text:span></text:p>
          <text:list>
            <text:list-item>
              <text:p text:style-name="P86">Message: “No notifications yet.”</text:p>
            </text:list-item>
          </text:list>
        </text:list-item>
        <text:list-item>
          <text:p text:style-name="P86"><text:span text:style-name="Strong_20_Emphasis">Pagination or Infinite Scroll (optional)</text:span></text:p>
        </text:list-item>
      </text:list>
      <text:p text:style-name="Horizontal_20_Line"/>
      <text:h text:style-name="Heading_20_2" text:outline-level="2"><text:soft-page-break/>5️⃣ <text:span text:style-name="Strong_20_Emphasis">Settings / Simulation Page (Simulate.cshtml)</text:span></text:h>
      <text:p text:style-name="Text_20_body"><text:span text:style-name="Strong_20_Emphasis">Route:</text:span> <text:span text:style-name="Source_20_Text">/simulate</text:span></text:p>
      <text:p text:style-name="Text_20_body"><text:span text:style-name="Strong_20_Emphasis">Purpose:</text:span> Developer/testing tool to manually trigger simulated market updates.</text:p>
      <text:p text:style-name="Text_20_body"><text:span text:style-name="Strong_20_Emphasis">Components:</text:span></text:p>
      <text:list text:style-name="L36">
        <text:list-item>
          <text:p text:style-name="P87"><text:span text:style-name="Strong_20_Emphasis">Header</text:span></text:p>
          <text:list>
            <text:list-item>
              <text:p text:style-name="P87">“Market Simulation”</text:p>
            </text:list-item>
          </text:list>
        </text:list-item>
        <text:list-item>
          <text:p text:style-name="P87"><text:span text:style-name="Strong_20_Emphasis">Controls</text:span></text:p>
          <text:list>
            <text:list-item>
              <text:p text:style-name="P87">Button: “Simulate Market Update”<text:line-break/>→ Calls <text:span text:style-name="Source_20_Text">/api/marketdata/simulate</text:span> (custom admin endpoint)</text:p>
            </text:list-item>
            <text:list-item>
              <text:p text:style-name="P87">Label: “Last Update: 2025-10-23 10:15:45”</text:p>
            </text:list-item>
          </text:list>
        </text:list-item>
        <text:list-item>
          <text:p text:style-name="P87"><text:span text:style-name="Strong_20_Emphasis">Log Output (optional)</text:span></text:p>
          <text:list>
            <text:list-item>
              <text:p text:style-name="P87">Small text area showing last few price updates.</text:p>
            </text:list-item>
          </text:list>
        </text:list-item>
        <text:list-item>
          <text:p text:style-name="P87"><text:span text:style-name="Strong_20_Emphasis">Navigation Back Button</text:span></text:p>
          <text:list>
            <text:list-item>
              <text:p text:style-name="P87">“Return to Dashboard”</text:p>
            </text:list-item>
          </text:list>
        </text:list-item>
      </text:list>
      <text:p text:style-name="Horizontal_20_Line"/>
      <text:h text:style-name="Heading_20_2" text:outline-level="2">⚙️ Supporting Pages</text:h>
      <text:h text:style-name="Heading_20_3" text:outline-level="3">🔸 <text:span text:style-name="Emphasis">Partial Views</text:span></text:h>
      <text:list text:style-name="L37">
        <text:list-item>
          <text:p text:style-name="P88"><text:span text:style-name="Source_20_Text">_PortfolioTablePartial.cshtml</text:span> – for reusable portfolio grid.</text:p>
        </text:list-item>
        <text:list-item>
          <text:p text:style-name="P88"><text:span text:style-name="Source_20_Text">_NotificationsListPartial.cshtml</text:span> – for notification list updates via AJAX.</text:p>
        </text:list-item>
      </text:list>
      <text:h text:style-name="Heading_20_3" text:outline-level="3">🔸 <text:span text:style-name="Emphasis">Shared Components</text:span></text:h>
      <text:list text:style-name="L38">
        <text:list-item>
          <text:p text:style-name="P89"><text:span text:style-name="Source_20_Text">_Alert.cshtml</text:span> – to show success/error messages.</text:p>
        </text:list-item>
        <text:list-item>
          <text:p text:style-name="P89"><text:span text:style-name="Source_20_Text">_ChartPartial.cshtml</text:span> – reusable chart block for analytics visualization.</text:p>
        </text:list-item>
      </text:list>
      <text:p text:style-name="Horizontal_20_Line"/>
      <text:h text:style-name="Heading_20_2" text:outline-level="2">🔁 Data Refresh Strategy</text:h>
      <text:list text:style-name="L39">
        <text:list-item>
          <text:p text:style-name="P90">Home and Analytics pages auto-refresh every 30–60 seconds.</text:p>
        </text:list-item>
        <text:list-item>
          <text:p text:style-name="P90">Use a simple <text:span text:style-name="Source_20_Text">setInterval(fetch)</text:span> JS pattern or SignalR (future enhancement).</text:p>
        </text:list-item>
        <text:list-item>
          <text:p text:style-name="P90">Notifications can use polling every 1–2 minutes.</text:p>
        </text:list-item>
      </text:list>
      <text:p text:style-name="Horizontal_20_Line"/>
      <text:h text:style-name="Heading_20_2" text:outline-level="2"><text:soft-page-break/>🧭 Suggested Wireframe Flow Summa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age</text:p>
            </table:table-cell>
            <table:table-cell table:style-name="Table2.A1" office:value-type="string">
              <text:p text:style-name="Table_20_Heading">Main Goal</text:p>
            </table:table-cell>
            <table:table-cell table:style-name="Table2.A1" office:value-type="string">
              <text:p text:style-name="Table_20_Heading">Main Components</text:p>
            </table:table-cell>
          </table:table-row>
        </table:table-header-rows>
        <table:table-row>
          <table:table-cell table:style-name="Table2.A1" office:value-type="string">
            <text:p text:style-name="Table_20_Contents"><text:span text:style-name="Strong_20_Emphasis">Home</text:span></text:p>
          </table:table-cell>
          <table:table-cell table:style-name="Table2.A1" office:value-type="string">
            <text:p text:style-name="Table_20_Contents">Overview snapshot</text:p>
          </table:table-cell>
          <table:table-cell table:style-name="Table2.A1" office:value-type="string">
            <text:p text:style-name="Table_20_Contents">Stats cards, sparkline chart, notifications preview</text:p>
          </table:table-cell>
        </table:table-row>
        <table:table-row>
          <table:table-cell table:style-name="Table2.A1" office:value-type="string">
            <text:p text:style-name="Table_20_Contents"><text:span text:style-name="Strong_20_Emphasis"><text:span text:style-name="T1">Portfolio</text:span></text:span></text:p>
          </table:table-cell>
          <table:table-cell table:style-name="Table2.A1" office:value-type="string">
            <text:p text:style-name="P2">CRUD assets</text:p>
          </table:table-cell>
          <table:table-cell table:style-name="Table2.A1" office:value-type="string">
            <text:p text:style-name="P2">Table + Add form + “Revalue” button</text:p>
          </table:table-cell>
        </table:table-row>
        <table:table-row>
          <table:table-cell table:style-name="Table2.A1" office:value-type="string">
            <text:p text:style-name="Table_20_Contents"><text:span text:style-name="Strong_20_Emphasis">Analytics</text:span></text:p>
          </table:table-cell>
          <table:table-cell table:style-name="Table2.A1" office:value-type="string">
            <text:p text:style-name="Table_20_Contents">Insights</text:p>
          </table:table-cell>
          <table:table-cell table:style-name="Table2.A1" office:value-type="string">
            <text:p text:style-name="Table_20_Contents">Charts, asset weights, value history</text:p>
          </table:table-cell>
        </table:table-row>
        <table:table-row>
          <table:table-cell table:style-name="Table2.A1" office:value-type="string">
            <text:p text:style-name="Table_20_Contents"><text:span text:style-name="Strong_20_Emphasis">Notifications</text:span></text:p>
          </table:table-cell>
          <table:table-cell table:style-name="Table2.A1" office:value-type="string">
            <text:p text:style-name="Table_20_Contents">Alerts</text:p>
          </table:table-cell>
          <table:table-cell table:style-name="Table2.A1" office:value-type="string">
            <text:p text:style-name="Table_20_Contents">Message list, mark as read</text:p>
          </table:table-cell>
        </table:table-row>
        <table:table-row>
          <table:table-cell table:style-name="Table2.A1" office:value-type="string">
            <text:p text:style-name="Table_20_Contents"><text:span text:style-name="Strong_20_Emphasis">Simulate</text:span></text:p>
          </table:table-cell>
          <table:table-cell table:style-name="Table2.A1" office:value-type="string">
            <text:p text:style-name="Table_20_Contents">Dev/test tool</text:p>
          </table:table-cell>
          <table:table-cell table:style-name="Table2.A1" office:value-type="string">
            <text:p text:style-name="Table_20_Contents">Trigger price update</text:p>
          </table:table-cell>
        </table:table-row>
      </table:table>
      <text:p text:style-name="Standard"/>
      <text:p text:style-name="P91"><text:span text:style-name="T6">B</text:span>elow are <text:span text:style-name="Strong_20_Emphasis">ASCII-style textual wireframes</text:span> for each Razor Page in your app.<text:line-break/>They’re meant to be realistic blueprints for the actual UI layout — showing what goes where and how each component relates visually.</text:p>
      <text:p text:style-name="Horizontal_20_Line"/>
      <text:h text:style-name="Heading_20_2" text:outline-level="2">🏠 <text:span text:style-name="Strong_20_Emphasis">1. Home Page (</text:span><text:span text:style-name="Strong_20_Emphasis"><text:span text:style-name="Source_20_Text">/</text:span></text:span><text:span text:style-name="Strong_20_Emphasis">)</text:span></text:h>
      <text:p text:style-name="P20"><text:span text:style-name="Source_20_Text">-----------------------------------------------------------</text:span></text:p>
      <text:p text:style-name="P21"><text:span text:style-name="Source_20_Text">| Navbar: [Home] [Portfolio] [Analytics] [Notifications] <text:s/>|</text:span></text:p>
      <text:p text:style-name="P21"><text:span text:style-name="Source_20_Text">| <text:s text:c="9"/>[Settings] <text:s text:c="29"/>[Jose] |</text:span></text:p>
      <text:p text:style-name="P21"><text:span text:style-name="Source_20_Text">-----------------------------------------------------------</text:span></text:p>
      <text:p text:style-name="P21"><text:span text:style-name="Source_20_Text">| <text:s/>Welcome back, Jose! <text:s text:c="35"/>|</text:span></text:p>
      <text:p text:style-name="P21"><text:span text:style-name="Source_20_Text">| <text:s/>Today: Thu, Oct 23, 2025 <text:s text:c="30"/>|</text:span></text:p>
      <text:p text:style-name="P21"><text:span text:style-name="Source_20_Text">-----------------------------------------------------------</text:span></text:p>
      <text:p text:style-name="P21"><text:span text:style-name="Source_20_Text">| <text:s/>[ Portfolio Summary ] <text:s text:c="33"/>|</text:span></text:p>
      <text:p text:style-name="P21"><text:span text:style-name="Source_20_Text">| <text:s/>+-----------------------------------------------+ <text:s text:c="6"/>|</text:span></text:p>
      <text:p text:style-name="P21"><text:span text:style-name="Source_20_Text">| <text:s/>| Total Value: <text:s text:c="2"/>$123,456 <text:s text:c="22"/>| <text:s text:c="6"/>|</text:span></text:p>
      <text:p text:style-name="P21"><text:span text:style-name="Source_20_Text">| <text:s/>| Daily Change: <text:s/>+2.3% ↑ <text:s text:c="23"/>| <text:s text:c="6"/>|</text:span></text:p>
      <text:p text:style-name="P21"><text:span text:style-name="Source_20_Text">| <text:s/>| Total Return: <text:s/>+14.8% <text:s text:c="24"/>| <text:s text:c="6"/>|</text:span></text:p>
      <text:p text:style-name="P21"><text:span text:style-name="Source_20_Text">| <text:s/>+-----------------------------------------------+ <text:s text:c="6"/>|</text:span></text:p>
      <text:p text:style-name="P21"><text:span text:style-name="Source_20_Text">-----------------------------------------------------------</text:span></text:p>
      <text:p text:style-name="P21"><text:span text:style-name="Source_20_Text">| <text:s/>[ Portfolio Performance (Mini Chart) ] <text:s text:c="16"/>|</text:span></text:p>
      <text:p text:style-name="P21"><text:span text:style-name="Source_20_Text">| <text:s/>────────────────────────────────📈──────────────────── |</text:span></text:p>
      <text:p text:style-name="P21"><text:span text:style-name="Source_20_Text">-----------------------------------------------------------</text:span></text:p>
      <text:p text:style-name="P21"><text:span text:style-name="Source_20_Text">| <text:s/>[ Latest Notifications ] <text:s text:c="30"/>|</text:span></text:p>
      <text:p text:style-name="P21"><text:span text:style-name="Source_20_Text">| <text:s/>• Your portfolio increased by 5% today 🎉 <text:s text:c="13"/>|</text:span></text:p>
      <text:p text:style-name="P21"><text:span text:style-name="Source_20_Text">| <text:s/>• Warning: value dropped &gt; 3% today ⚠️ <text:s text:c="16"/>|</text:span></text:p>
      <text:p text:style-name="P21"><text:span text:style-name="Source_20_Text">| <text:s/>[View All Notifications →] <text:s text:c="28"/>|</text:span></text:p>
      <text:p text:style-name="P21"><text:span text:style-name="Source_20_Text">-----------------------------------------------------------</text:span></text:p>
      <text:p text:style-name="P21"><text:span text:style-name="Source_20_Text">| <text:s/>[ Quick Actions ] <text:s text:c="37"/>|</text:span></text:p>
      <text:p text:style-name="P21"><text:span text:style-name="Source_20_Text">| <text:s/>[➕ Add Asset] <text:s text:c="2"/>[📊 View Analytics] <text:s text:c="2"/>[⚙️ Simulate] <text:s text:c="3"/>|</text:span></text:p>
      <text:p text:style-name="P21"><text:span text:style-name="Source_20_Text">-----------------------------------------------------------</text:span></text:p>
      <text:p text:style-name="P21"><text:span text:style-name="Source_20_Text">| Footer: © 2025 Portfolio Tracker <text:s text:c="23"/>|</text:span></text:p>
      <text:p text:style-name="P22"><text:span text:style-name="Source_20_Text">-----------------------------------------------------------</text:span></text:p>
      <text:p text:style-name="Text_20_body">Here’s a detailed mapping for the <text:span text:style-name="Strong_20_Emphasis">Home Page</text:span> components to backend endpoints and logic, based strictly on your pasted reference:</text:p>
      <text:p text:style-name="P92"/>
      <text:h text:style-name="P93" text:outline-level="3"><text:span text:style-name="Strong_20_Emphasis">1. Portfolio Summary</text:span></text:h>
      <text:list text:style-name="L40">
        <text:list-item>
          <text:p text:style-name="P94"><text:span text:style-name="Strong_20_Emphasis">Backend Endpoint:</text:span> <text:span text:style-name="Source_20_Text">GET /api/analytics/{user}</text:span></text:p>
        </text:list-item>
        <text:list-item>
          <text:p text:style-name="P94"><text:span text:style-name="Strong_20_Emphasis">Data retrieved:</text:span></text:p>
          <text:list>
            <text:list-item>
              <text:p text:style-name="P94"><text:span text:style-name="Source_20_Text">TotalValue</text:span></text:p>
            </text:list-item>
            <text:list-item>
              <text:p text:style-name="P94"><text:span text:style-name="Source_20_Text">DailyChangePercent</text:span></text:p>
            </text:list-item>
            <text:list-item>
              <text:p text:style-name="P94"><text:span text:style-name="Source_20_Text">TotalReturnPercent</text:span></text:p>
            </text:list-item>
          </text:list>
        </text:list-item>
        <text:list-item>
          <text:p text:style-name="P94"><text:span text:style-name="Strong_20_Emphasis">Additional logic:</text:span><text:line-break/>Already precomputed by the <text:span text:style-name="Strong_20_Emphasis">Analytics Service</text:span> when processing <text:soft-page-break/><text:span text:style-name="Source_20_Text">PortfolioUpdatedEvent</text:span> and <text:span text:style-name="Source_20_Text">MarketPricesUpdatedEvent</text:span>. Front-end just displays.</text:p>
        </text:list-item>
      </text:list>
      <text:p text:style-name="P92"/>
      <text:h text:style-name="P93" text:outline-level="3"><text:span text:style-name="Strong_20_Emphasis">2. Portfolio Performance (Mini Chart / Sparkline)</text:span></text:h>
      <text:list text:style-name="L41">
        <text:list-item>
          <text:p text:style-name="P95"><text:span text:style-name="Strong_20_Emphasis">Backend Endpoint:</text:span> <text:span text:style-name="Source_20_Text">GET /api/analytics/{user}/history</text:span></text:p>
        </text:list-item>
        <text:list-item>
          <text:p text:style-name="P95"><text:span text:style-name="Strong_20_Emphasis">Data retrieved:</text:span> array of <text:span text:style-name="Source_20_Text">PortfolioAnalyticsSnapshot</text:span></text:p>
          <text:p text:style-name="P96"><text:span text:style-name="Source_20_Text">public class PortfolioAnalyticsSnapshot</text:span></text:p>
          <text:p text:style-name="P97"><text:span text:style-name="Source_20_Text">{</text:span></text:p>
          <text:p text:style-name="P97"><text:span text:style-name="Source_20_Text"><text:s text:c="4"/>public DateTime Timestamp { get; set; }</text:span></text:p>
          <text:p text:style-name="P97"><text:span text:style-name="Source_20_Text"><text:s text:c="4"/>public decimal TotalValue { get; set; }</text:span></text:p>
          <text:p text:style-name="P97"><text:span text:style-name="Source_20_Text">}</text:span></text:p>
        </text:list-item>
        <text:list-item>
          <text:p text:style-name="P95"><text:span text:style-name="Strong_20_Emphasis">Additional logic:</text:span></text:p>
          <text:list>
            <text:list-item>
              <text:p text:style-name="P95">Map snapshots to X/Y coordinates for line chart.</text:p>
            </text:list-item>
            <text:list-item>
              <text:p text:style-name="P95">Optionally smooth data or compute daily deltas for visualization.</text:p>
            </text:list-item>
          </text:list>
        </text:list-item>
      </text:list>
      <text:p text:style-name="P92"/>
      <text:h text:style-name="P93" text:outline-level="3"><text:span text:style-name="Strong_20_Emphasis">3. Latest Notifications</text:span></text:h>
      <text:list text:style-name="L42">
        <text:list-item>
          <text:p text:style-name="P98"><text:span text:style-name="Strong_20_Emphasis">Backend Endpoint:</text:span> <text:span text:style-name="Source_20_Text">GET /api/notifications/{user}</text:span></text:p>
        </text:list-item>
        <text:list-item>
          <text:p text:style-name="P98"><text:span text:style-name="Strong_20_Emphasis">Data retrieved:</text:span> list of recent notifications (<text:span text:style-name="Source_20_Text">Message</text:span>, <text:span text:style-name="Source_20_Text">CreatedAt</text:span>)</text:p>
        </text:list-item>
        <text:list-item>
          <text:p text:style-name="P98"><text:span text:style-name="Strong_20_Emphasis">Additional logic:</text:span></text:p>
          <text:list>
            <text:list-item>
              <text:p text:style-name="P98">Show 2–3 latest messages.</text:p>
            </text:list-item>
            <text:list-item>
              <text:p text:style-name="P98">Optionally sort by timestamp descending.</text:p>
            </text:list-item>
            <text:list-item>
              <text:p text:style-name="P98">“View All Notifications” button navigates to <text:span text:style-name="Source_20_Text">/notifications</text:span>.</text:p>
            </text:list-item>
          </text:list>
        </text:list-item>
      </text:list>
      <text:p text:style-name="P92"/>
      <text:h text:style-name="P93" text:outline-level="3"><text:span text:style-name="Strong_20_Emphasis">4. Quick Actions</text:span></text:h>
      <text:h text:style-name="P99" text:outline-level="4"><text:span text:style-name="Strong_20_Emphasis">a) Add Asset</text:span></text:h>
      <text:list text:style-name="L43">
        <text:list-item>
          <text:p text:style-name="P100"><text:span text:style-name="Strong_20_Emphasis">Action:</text:span> navigates to <text:span text:style-name="Source_20_Text">/portfolio</text:span> page (frontend routing)</text:p>
        </text:list-item>
        <text:list-item>
          <text:p text:style-name="P100"><text:span text:style-name="Strong_20_Emphasis">Backend Endpoint (on Portfolio page):</text:span><text:line-break/><text:span text:style-name="Source_20_Text">POST /api/portfolio/{user}/asset</text:span> (to add new asset)</text:p>
        </text:list-item>
      </text:list>
      <text:h text:style-name="P99" text:outline-level="4"><text:span text:style-name="Strong_20_Emphasis">b) View Analytics</text:span></text:h>
      <text:list text:style-name="L44">
        <text:list-item>
          <text:p text:style-name="P101"><text:span text:style-name="Strong_20_Emphasis">Action:</text:span> navigates to <text:span text:style-name="Source_20_Text">/analytics</text:span> page (frontend routing)</text:p>
        </text:list-item>
        <text:list-item>
          <text:p text:style-name="P101"><text:span text:style-name="Strong_20_Emphasis">Endpoints called by Analytics page:</text:span></text:p>
          <text:list>
            <text:list-item>
              <text:p text:style-name="P101"><text:soft-page-break/><text:span text:style-name="Source_20_Text">GET /api/analytics/{user}</text:span> (Key Metrics + Pie Chart data)</text:p>
            </text:list-item>
            <text:list-item>
              <text:p text:style-name="P101"><text:span text:style-name="Source_20_Text">GET /api/analytics/{user}/history</text:span> (Line chart)</text:p>
            </text:list-item>
          </text:list>
        </text:list-item>
      </text:list>
      <text:h text:style-name="P99" text:outline-level="4"><text:span text:style-name="Strong_20_Emphasis"><text:span text:style-name="T2">c) Simulate Market Update</text:span></text:span></text:h>
      <text:list text:style-name="L45">
        <text:list-item>
          <text:p text:style-name="P102"><text:span text:style-name="Strong_20_Emphasis"><text:span text:style-name="T2">Action:</text:span></text:span><text:span text:style-name="T2"> navigates to </text:span><text:span text:style-name="Source_20_Text"><text:span text:style-name="T2">/simulate</text:span></text:span><text:span text:style-name="T2"> or triggers </text:span><text:span text:style-name="Source_20_Text"><text:span text:style-name="T2">/api/marketdata/simulate</text:span></text:span></text:p>
        </text:list-item>
        <text:list-item>
          <text:p text:style-name="P102"><text:span text:style-name="Strong_20_Emphasis"><text:span text:style-name="T2">Backend Endpoint:</text:span></text:span><text:span text:style-name="T2"> </text:span><text:span text:style-name="Source_20_Text"><text:span text:style-name="T2">POST /api/marketdata/simulate</text:span></text:span></text:p>
        </text:list-item>
        <text:list-item>
          <text:p text:style-name="P102"><text:span text:style-name="Strong_20_Emphasis"><text:span text:style-name="T2">Logic:</text:span></text:span><text:span text:style-name="T2"> Randomly updates prices; triggers </text:span><text:span text:style-name="Source_20_Text"><text:span text:style-name="T2">MarketPricesUpdatedEvent</text:span></text:span><text:span text:style-name="T2"> → Analytics recomputation → Notifications if thresholds crossed.</text:span></text:p>
        </text:list-item>
      </text:list>
      <text:p text:style-name="P92"/>
      <text:p text:style-name="Text_20_body">✅ <text:span text:style-name="Strong_20_Emphasis">Summary Table</text:span></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Home Page Component</text:p>
            </table:table-cell>
            <table:table-cell table:style-name="Table14.A1" office:value-type="string">
              <text:p text:style-name="Table_20_Heading">Backend Endpoint(s)</text:p>
            </table:table-cell>
            <table:table-cell table:style-name="Table14.A1" office:value-type="string">
              <text:p text:style-name="Table_20_Heading">Additional Logic</text:p>
            </table:table-cell>
          </table:table-row>
        </table:table-header-rows>
        <table:table-row>
          <table:table-cell table:style-name="Table14.A1" office:value-type="string">
            <text:p text:style-name="Table_20_Contents">Portfolio Summary</text:p>
          </table:table-cell>
          <table:table-cell table:style-name="Table14.A1" office:value-type="string">
            <text:p text:style-name="Table_20_Contents">GET /api/analytics/{user}</text:p>
          </table:table-cell>
          <table:table-cell table:style-name="Table14.A1" office:value-type="string">
            <text:p text:style-name="Table_20_Contents">None, Analytics Service already computes metrics</text:p>
          </table:table-cell>
        </table:table-row>
        <table:table-row>
          <table:table-cell table:style-name="Table14.A1" office:value-type="string">
            <text:p text:style-name="Table_20_Contents">Portfolio Performance (Mini Chart)</text:p>
          </table:table-cell>
          <table:table-cell table:style-name="Table14.A1" office:value-type="string">
            <text:p text:style-name="Table_20_Contents">GET /api/analytics/{user}/history</text:p>
          </table:table-cell>
          <table:table-cell table:style-name="Table14.A1" office:value-type="string">
            <text:p text:style-name="Table_20_Contents">Map snapshots to chart; X=Timestamp, Y=TotalValue</text:p>
          </table:table-cell>
        </table:table-row>
        <table:table-row>
          <table:table-cell table:style-name="Table14.A1" office:value-type="string">
            <text:p text:style-name="Table_20_Contents">Latest Notifications</text:p>
          </table:table-cell>
          <table:table-cell table:style-name="Table14.A1" office:value-type="string">
            <text:p text:style-name="Table_20_Contents">GET /api/notifications/{user}</text:p>
          </table:table-cell>
          <table:table-cell table:style-name="Table14.A1" office:value-type="string">
            <text:p text:style-name="Table_20_Contents">Take most recent 2–3 notifications; sort descending</text:p>
          </table:table-cell>
        </table:table-row>
        <table:table-row>
          <table:table-cell table:style-name="Table14.A1" office:value-type="string">
            <text:p text:style-name="P2">Add Asset</text:p>
          </table:table-cell>
          <table:table-cell table:style-name="Table14.A1" office:value-type="string">
            <text:p text:style-name="P2">POST /api/portfolio/{user}/asset</text:p>
          </table:table-cell>
          <table:table-cell table:style-name="Table14.A1" office:value-type="string">
            <text:p text:style-name="P2">Trigger PortfolioUpdatedEvent</text:p>
          </table:table-cell>
        </table:table-row>
        <table:table-row>
          <table:table-cell table:style-name="Table14.A1" office:value-type="string">
            <text:p text:style-name="Table_20_Contents">View Analytics</text:p>
          </table:table-cell>
          <table:table-cell table:style-name="Table14.A1" office:value-type="string">
            <text:p text:style-name="Table_20_Contents">GET /api/analytics/{user}, GET /api/analytics/{user}/history</text:p>
          </table:table-cell>
          <table:table-cell table:style-name="Table14.A1" office:value-type="string">
            <text:p text:style-name="Table_20_Contents">Render charts, tables</text:p>
          </table:table-cell>
        </table:table-row>
        <table:table-row>
          <table:table-cell table:style-name="Table14.A1" office:value-type="string">
            <text:p text:style-name="P3">Simulate</text:p>
          </table:table-cell>
          <table:table-cell table:style-name="Table14.A1" office:value-type="string">
            <text:p text:style-name="P3">POST /api/marketdata/simulate</text:p>
          </table:table-cell>
          <table:table-cell table:style-name="Table14.A1" office:value-type="string">
            <text:p text:style-name="P3">Trigger price update, downstream events</text:p>
          </table:table-cell>
        </table:table-row>
      </table:table>
      <text:p text:style-name="Text_20_body"/>
      <text:p text:style-name="P103">but there's no api/marketdata/simulate endpoint in the document, should i add one to it?</text:p>
      <text:h text:style-name="P104" text:outline-level="6">ChatGPT said:</text:h>
      <text:p text:style-name="Text_20_body">Yes — based on the reference document, there isn’t a predefined REST endpoint for triggering a simulated market update. The document only mentions the <text:span text:style-name="Strong_20_Emphasis">Simulate.cshtml page</text:span> calling:</text:p>
      <text:p text:style-name="P105"><text:span text:style-name="Source_20_Text">→ Calls /api/marketdata/simulate (custom admin endpoint)</text:span></text:p>
      <text:p text:style-name="Text_20_body">This is noted as a <text:span text:style-name="Emphasis">custom admin/testing endpoint</text:span>. <text:span text:style-name="T2">So if you want the "⚙️ Simulate" button on the Home Page to work, you </text:span><text:span text:style-name="Strong_20_Emphasis"><text:span text:style-name="T2">would need to add that endpoint</text:span></text:span><text:span text:style-name="T2"> in your </text:span><text:span text:style-name="Source_20_Text"><text:span text:style-name="T2">MarketData.API</text:span></text:span><text:span text:style-name="T2">.</text:span></text:p>
      <text:p text:style-name="P30">Recommended approach:</text:p>
      <text:list text:style-name="L46">
        <text:list-item>
          <text:p text:style-name="P106"><text:span text:style-name="Strong_20_Emphasis"><text:span text:style-name="T2">Route:</text:span></text:span><text:span text:style-name="T2"> </text:span><text:span text:style-name="Source_20_Text"><text:span text:style-name="T2">POST /api/marketdata/simulate</text:span></text:span></text:p>
        </text:list-item>
        <text:list-item>
          <text:p text:style-name="P106"><text:span text:style-name="Strong_20_Emphasis"><text:span text:style-name="T2">Purpose:</text:span></text:span><text:span text:style-name="T2"> Manually trigger a market price update (same logic that the background service does periodically).</text:span></text:p>
        </text:list-item>
        <text:list-item>
          <text:p text:style-name="P106"><text:span text:style-name="Strong_20_Emphasis"><text:span text:style-name="T2">Authorization:</text:span></text:span><text:span text:style-name="T2"> Could be restricted (admin/dev only) if you care about security.</text:span></text:p>
        </text:list-item>
        <text:list-item>
          <text:p text:style-name="P106"><text:soft-page-break/><text:span text:style-name="Strong_20_Emphasis"><text:span text:style-name="T2">Behavior:</text:span></text:span></text:p>
          <text:list>
            <text:list-item>
              <text:p text:style-name="P107">Randomly adjust prices of all assets (±1–2% as the regular simulation does).</text:p>
            </text:list-item>
            <text:list-item>
              <text:p text:style-name="P106"><text:span text:style-name="T2">Publish </text:span><text:span text:style-name="Source_20_Text"><text:span text:style-name="T2">MarketPricesUpdatedEvent</text:span></text:span><text:span text:style-name="T2"> to RabbitMQ.</text:span></text:p>
            </text:list-item>
            <text:list-item>
              <text:p text:style-name="P107">Return a summary (optional) of updated prices or just a success response.</text:p>
            </text:list-item>
          </text:list>
        </text:list-item>
      </text:list>
      <text:p text:style-name="P30">This fits perfectly with your current microservice architecture and event-driven design.</text:p>
      <text:p text:style-name="Text_20_body"><text:span text:style-name="T2">If you want, I can write the </text:span><text:span text:style-name="Strong_20_Emphasis"><text:span text:style-name="T2">exact minimal controller and method</text:span></text:span><text:span text:style-name="T2"> to implement this endpoint in </text:span><text:span text:style-name="Source_20_Text"><text:span text:style-name="T2">MarketData.API</text:span></text:span><text:span text:style-name="T2">. Do you want me to do that?</text:span></text:p>
      <text:p text:style-name="Text_20_body"/>
      <text:h text:style-name="Heading_20_2" text:outline-level="2"><text:span text:style-name="T1">💼 </text:span><text:span text:style-name="Strong_20_Emphasis"><text:span text:style-name="T1">2. Portfolio Page (</text:span></text:span><text:span text:style-name="Strong_20_Emphasis"><text:span text:style-name="Source_20_Text"><text:span text:style-name="T1">/portfolio</text:span></text:span></text:span><text:span text:style-name="Strong_20_Emphasis"><text:span text:style-name="T1">)</text:span></text:span></text:h>
      <text:p text:style-name="P20"><text:span text:style-name="Source_20_Text"><text:span text:style-name="T1">-----------------------------------------------------------</text:span></text:span></text:p>
      <text:p text:style-name="P21"><text:span text:style-name="Source_20_Text"><text:span text:style-name="T1">| Navbar <text:s text:c="49"/>|</text:span></text:span></text:p>
      <text:p text:style-name="P21"><text:span text:style-name="Source_20_Text"><text:span text:style-name="T1">-----------------------------------------------------------</text:span></text:span></text:p>
      <text:p text:style-name="P21"><text:span text:style-name="Source_20_Text"><text:span text:style-name="T1">| <text:s/>Your Portfolio <text:s text:c="40"/>|</text:span></text:span></text:p>
      <text:p text:style-name="P21"><text:span text:style-name="Source_20_Text"><text:span text:style-name="T1">| <text:s/>Manage your assets below. <text:s text:c="29"/>|</text:span></text:span></text:p>
      <text:p text:style-name="P21"><text:span text:style-name="Source_20_Text"><text:span text:style-name="T1">-----------------------------------------------------------</text:span></text:span></text:p>
      <text:p text:style-name="P21"><text:span text:style-name="Source_20_Text"><text:span text:style-name="T1">| <text:s/>[ Portfolio Table ] <text:s text:c="35"/>|</text:span></text:span></text:p>
      <text:p text:style-name="P21"><text:span text:style-name="Source_20_Text"><text:span text:style-name="T1">| <text:s/>---------------------------------------------------- <text:s text:c="2"/>|</text:span></text:span></text:p>
      <text:p text:style-name="P21"><text:span text:style-name="Source_20_Text"><text:span text:style-name="T1">| <text:s/>| Symbol | Name <text:s text:c="4"/>| Qty | Price | Value | Delete | <text:s text:c="2"/>|</text:span></text:span></text:p>
      <text:p text:style-name="P21"><text:span text:style-name="Source_20_Text"><text:span text:style-name="T1">| <text:s/>| AAPL <text:s text:c="2"/>| Apple <text:s text:c="3"/>| <text:s/>10 | 180 <text:s text:c="2"/>| 1800 <text:s/>| (x) <text:s text:c="3"/>| <text:s text:c="2"/>|</text:span></text:span></text:p>
      <text:p text:style-name="P21"><text:span text:style-name="Source_20_Text"><text:span text:style-name="T1">| <text:s/>| TSLA <text:s text:c="2"/>| Tesla <text:s text:c="3"/>| <text:s text:c="2"/>5 | 250 <text:s text:c="2"/>| 1250 <text:s/>| (x) <text:s text:c="3"/>| <text:s text:c="2"/>|</text:span></text:span></text:p>
      <text:p text:style-name="P21"><text:span text:style-name="Source_20_Text"><text:span text:style-name="T1">| <text:s/>---------------------------------------------------- <text:s text:c="2"/>|</text:span></text:span></text:p>
      <text:p text:style-name="P21"><text:span text:style-name="Source_20_Text"><text:span text:style-name="T1">| <text:s/>Total Value: $3050 <text:s text:c="36"/>|</text:span></text:span></text:p>
      <text:p text:style-name="P21"><text:span text:style-name="Source_20_Text"><text:span text:style-name="T1">-----------------------------------------------------------</text:span></text:span></text:p>
      <text:p text:style-name="P21"><text:span text:style-name="Source_20_Text"><text:span text:style-name="T1">| <text:s/>[ Add New Asset ] <text:s text:c="37"/>|</text:span></text:span></text:p>
      <text:p text:style-name="P21"><text:span text:style-name="Source_20_Text"><text:span text:style-name="T1">| <text:s/>---------------------------------------------------- <text:s text:c="2"/>|</text:span></text:span></text:p>
      <text:p text:style-name="P21"><text:span text:style-name="Source_20_Text"><text:span text:style-name="T1">| <text:s/>Symbol: [_____] <text:s text:c="2"/>Name: [_________] <text:s text:c="2"/>Qty: [__] <text:s text:c="7"/>|</text:span></text:span></text:p>
      <text:p text:style-name="P21"><text:span text:style-name="Source_20_Text"><text:span text:style-name="T1">| <text:s/>[Add Asset] <text:s text:c="43"/>|</text:span></text:span></text:p>
      <text:p text:style-name="P21"><text:span text:style-name="Source_20_Text"><text:span text:style-name="T1">| <text:s/>---------------------------------------------------- <text:s text:c="2"/>|</text:span></text:span></text:p>
      <text:p text:style-name="P21"><text:span text:style-name="Source_20_Text"><text:span text:style-name="T1">-----------------------------------------------------------</text:span></text:span></text:p>
      <text:p text:style-name="P21"><text:span text:style-name="Source_20_Text"><text:span text:style-name="T1">| <text:s/>[Revalue Portfolio] <text:s text:c="2"/>[Back to Dashboard] <text:s text:c="13"/>|</text:span></text:span></text:p>
      <text:p text:style-name="P21"><text:span text:style-name="Source_20_Text"><text:span text:style-name="T1">-----------------------------------------------------------</text:span></text:span></text:p>
      <text:p text:style-name="P21"><text:span text:style-name="Source_20_Text"><text:span text:style-name="T1">| <text:s/>Status: Last revaluation at 10:25 AM <text:s text:c="18"/>|</text:span></text:span></text:p>
      <text:p text:style-name="P22"><text:span text:style-name="Source_20_Text"><text:span text:style-name="T1">-----------------------------------------------------------</text:span></text:span></text:p>
      <text:p text:style-name="Text_20_body"><text:span text:style-name="T1">Let’s analyze the </text:span><text:span text:style-name="Strong_20_Emphasis"><text:span text:style-name="T1">Portfolio Page</text:span></text:span><text:span text:style-name="T1"> in terms of </text:span><text:span text:style-name="Strong_20_Emphasis"><text:span text:style-name="T1">frontend-backend interactions</text:span></text:span><text:span text:style-name="T1"> based on the architecture we discussed previously.</text:span></text:p>
      <text:p text:style-name="P108"/>
      <text:h text:style-name="P93" text:outline-level="3"><text:span text:style-name="Strong_20_Emphasis"><text:span text:style-name="T1">1️⃣ Portfolio Table (Load existing assets)</text:span></text:span></text:h>
      <text:p text:style-name="Text_20_body"><text:span text:style-name="T1">The table shows the user’s </text:span><text:span text:style-name="Strong_20_Emphasis"><text:span text:style-name="T1">assets</text:span></text:span><text:span text:style-name="T1">, quantities, current price, and total value.</text:span></text:p>
      <text:p text:style-name="Text_20_body"><text:span text:style-name="Strong_20_Emphasis"><text:span text:style-name="T1">Frontend action:</text:span></text:span></text:p>
      <text:list text:style-name="L47">
        <text:list-item>
          <text:p text:style-name="P109">On page load, call the backend to get all the assets for the logged-in user.</text:p>
        </text:list-item>
      </text:list>
      <text:p text:style-name="Text_20_body"><text:span text:style-name="Strong_20_Emphasis"><text:span text:style-name="T1">Backend endpoint (based on architecture):</text:span></text:span></text:p>
      <text:p text:style-name="P105"><text:soft-page-break/><text:span text:style-name="Source_20_Text"><text:span text:style-name="T1">GET /api/portfolio/{userId}/assets</text:span></text:span></text:p>
      <text:p text:style-name="Text_20_body"><text:span text:style-name="Strong_20_Emphasis"><text:span text:style-name="T1">Expected response:</text:span></text:span></text:p>
      <text:p text:style-name="P105"><text:span text:style-name="Source_20_Text"><text:span text:style-name="T1">[</text:span></text:span></text:p>
      <text:p text:style-name="P110"><text:span text:style-name="Source_20_Text"><text:span text:style-name="T1"><text:s text:c="2"/>{</text:span></text:span></text:p>
      <text:p text:style-name="P110"><text:span text:style-name="Source_20_Text"><text:span text:style-name="T1"><text:s text:c="4"/>"symbol": "AAPL",</text:span></text:span></text:p>
      <text:p text:style-name="P110"><text:span text:style-name="Source_20_Text"><text:span text:style-name="T1"><text:s text:c="4"/>"name": "Apple",</text:span></text:span></text:p>
      <text:p text:style-name="P110"><text:span text:style-name="Source_20_Text"><text:span text:style-name="T1"><text:s text:c="4"/>"quantity": 10,</text:span></text:span></text:p>
      <text:p text:style-name="P110"><text:span text:style-name="Source_20_Text"><text:span text:style-name="T1"><text:s text:c="4"/>"price": 180,</text:span></text:span></text:p>
      <text:p text:style-name="P110"><text:span text:style-name="Source_20_Text"><text:span text:style-name="T1"><text:s text:c="4"/>"value": 1800</text:span></text:span></text:p>
      <text:p text:style-name="P110"><text:span text:style-name="Source_20_Text"><text:span text:style-name="T1"><text:s text:c="2"/>},</text:span></text:span></text:p>
      <text:p text:style-name="P110"><text:span text:style-name="Source_20_Text"><text:span text:style-name="T1"><text:s text:c="2"/>{</text:span></text:span></text:p>
      <text:p text:style-name="P110"><text:span text:style-name="Source_20_Text"><text:span text:style-name="T1"><text:s text:c="4"/>"symbol": "TSLA",</text:span></text:span></text:p>
      <text:p text:style-name="P110"><text:span text:style-name="Source_20_Text"><text:span text:style-name="T1"><text:s text:c="4"/>"name": "Tesla",</text:span></text:span></text:p>
      <text:p text:style-name="P110"><text:span text:style-name="Source_20_Text"><text:span text:style-name="T1"><text:s text:c="4"/>"quantity": 5,</text:span></text:span></text:p>
      <text:p text:style-name="P110"><text:span text:style-name="Source_20_Text"><text:span text:style-name="T1"><text:s text:c="4"/>"price": 250,</text:span></text:span></text:p>
      <text:p text:style-name="P110"><text:span text:style-name="Source_20_Text"><text:span text:style-name="T1"><text:s text:c="4"/>"value": 1250</text:span></text:span></text:p>
      <text:p text:style-name="P110"><text:span text:style-name="Source_20_Text"><text:span text:style-name="T1"><text:s text:c="2"/>}</text:span></text:span></text:p>
      <text:p text:style-name="P110"><text:span text:style-name="Source_20_Text"><text:span text:style-name="T1">]</text:span></text:span></text:p>
      <text:p text:style-name="Text_20_body"><text:span text:style-name="Strong_20_Emphasis"><text:span text:style-name="T1">Frontend logic:</text:span></text:span></text:p>
      <text:list text:style-name="L48">
        <text:list-item>
          <text:p text:style-name="P111">Render each asset as a row in the table.</text:p>
        </text:list-item>
        <text:list-item>
          <text:p text:style-name="P112"><text:span text:style-name="T1">Compute the </text:span><text:span text:style-name="Strong_20_Emphasis"><text:span text:style-name="T1">Total Value</text:span></text:span><text:span text:style-name="T1"> either from backend or sum in frontend:</text:span></text:p>
        </text:list-item>
      </text:list>
      <text:p text:style-name="P105"><text:span text:style-name="Source_20_Text"><text:span text:style-name="T1">totalValue = assets.reduce((acc, asset) =&gt; acc + asset.value, 0);</text:span></text:span></text:p>
      <text:p text:style-name="P92"/>
      <text:h text:style-name="P93" text:outline-level="3"><text:span text:style-name="Strong_20_Emphasis"><text:span text:style-name="T1">2️⃣ Delete Asset</text:span></text:span></text:h>
      <text:p text:style-name="Text_20_body"><text:span text:style-name="T1">The table has a </text:span><text:span text:style-name="Strong_20_Emphasis"><text:span text:style-name="T1">Delete (x)</text:span></text:span><text:span text:style-name="T1"> button for each asset.</text:span></text:p>
      <text:p text:style-name="Text_20_body"><text:span text:style-name="Strong_20_Emphasis"><text:span text:style-name="T1">Frontend action:</text:span></text:span></text:p>
      <text:list text:style-name="L49">
        <text:list-item>
          <text:p text:style-name="P113"><text:span text:style-name="T1">On click of </text:span><text:span text:style-name="Source_20_Text"><text:span text:style-name="T1">(x)</text:span></text:span><text:span text:style-name="T1">, call backend to delete the asset.</text:span></text:p>
        </text:list-item>
      </text:list>
      <text:p text:style-name="Text_20_body"><text:span text:style-name="Strong_20_Emphasis"><text:span text:style-name="T1">Backend endpoint:</text:span></text:span></text:p>
      <text:p text:style-name="P105"><text:span text:style-name="Source_20_Text"><text:span text:style-name="T1">DELETE /api/portfolio/{userId}/assets/{symbol}</text:span></text:span></text:p>
      <text:p text:style-name="Text_20_body"><text:span text:style-name="Strong_20_Emphasis"><text:span text:style-name="T1">Frontend behavior:</text:span></text:span></text:p>
      <text:list text:style-name="L50">
        <text:list-item>
          <text:p text:style-name="P114">Remove the row from the table after a successful response.</text:p>
        </text:list-item>
        <text:list-item>
          <text:p text:style-name="P115"><text:span text:style-name="T1">Recompute </text:span><text:span text:style-name="Strong_20_Emphasis"><text:span text:style-name="T1">Total Value</text:span></text:span><text:span text:style-name="T1">.</text:span></text:p>
        </text:list-item>
      </text:list>
      <text:p text:style-name="P92"><text:soft-page-break/></text:p>
      <text:h text:style-name="P93" text:outline-level="3"><text:span text:style-name="Strong_20_Emphasis"><text:span text:style-name="T1">3️⃣ Add New Asset</text:span></text:span></text:h>
      <text:p text:style-name="Text_20_body"><text:span text:style-name="T1">The </text:span><text:span text:style-name="Strong_20_Emphasis"><text:span text:style-name="T1">Add New Asset</text:span></text:span><text:span text:style-name="T1"> section has a form with Symbol, Name, and Quantity.</text:span></text:p>
      <text:p text:style-name="Text_20_body"><text:span text:style-name="Strong_20_Emphasis"><text:span text:style-name="T1">Frontend action:</text:span></text:span></text:p>
      <text:list text:style-name="L51">
        <text:list-item>
          <text:p text:style-name="P116"><text:span text:style-name="T1">On clicking </text:span><text:span text:style-name="Strong_20_Emphasis"><text:span text:style-name="T1">[Add Asset]</text:span></text:span><text:span text:style-name="T1">, call backend to create the asset.</text:span></text:p>
        </text:list-item>
      </text:list>
      <text:p text:style-name="Text_20_body"><text:span text:style-name="Strong_20_Emphasis"><text:span text:style-name="T1">Backend endpoint:</text:span></text:span></text:p>
      <text:p text:style-name="P105"><text:span text:style-name="Source_20_Text"><text:span text:style-name="T1">POST /api/portfolio/{userId}/assets</text:span></text:span></text:p>
      <text:p text:style-name="Text_20_body"><text:span text:style-name="Strong_20_Emphasis"><text:span text:style-name="T1">Request body:</text:span></text:span></text:p>
      <text:p text:style-name="P105"><text:span text:style-name="Source_20_Text"><text:span text:style-name="T1">{</text:span></text:span></text:p>
      <text:p text:style-name="P110"><text:span text:style-name="Source_20_Text"><text:span text:style-name="T1"><text:s text:c="2"/>"symbol": "MSFT",</text:span></text:span></text:p>
      <text:p text:style-name="P110"><text:span text:style-name="Source_20_Text"><text:span text:style-name="T1"><text:s text:c="2"/>"name": "Microsoft",</text:span></text:span></text:p>
      <text:p text:style-name="P110"><text:span text:style-name="Source_20_Text"><text:span text:style-name="T1"><text:s text:c="2"/>"quantity": 8</text:span></text:span></text:p>
      <text:p text:style-name="P110"><text:span text:style-name="Source_20_Text"><text:span text:style-name="T1">}</text:span></text:span></text:p>
      <text:p text:style-name="Text_20_body"><text:span text:style-name="Strong_20_Emphasis"><text:span text:style-name="T1">Backend response:</text:span></text:span></text:p>
      <text:list text:style-name="L52">
        <text:list-item>
          <text:p text:style-name="P117"><text:span text:style-name="T1">Returns the created asset with its current </text:span><text:span text:style-name="Strong_20_Emphasis"><text:span text:style-name="T1">price</text:span></text:span><text:span text:style-name="T1"> and </text:span><text:span text:style-name="Strong_20_Emphasis"><text:span text:style-name="T1">value</text:span></text:span><text:span text:style-name="T1">.</text:span></text:p>
        </text:list-item>
      </text:list>
      <text:p text:style-name="Text_20_body"><text:span text:style-name="Strong_20_Emphasis"><text:span text:style-name="T1">Frontend behavior:</text:span></text:span></text:p>
      <text:list text:style-name="L53">
        <text:list-item>
          <text:p text:style-name="P118">Append new row to the portfolio table.</text:p>
        </text:list-item>
        <text:list-item>
          <text:p text:style-name="P119"><text:span text:style-name="T1">Update </text:span><text:span text:style-name="Strong_20_Emphasis"><text:span text:style-name="T1">Total Value</text:span></text:span><text:span text:style-name="T1">.</text:span></text:p>
        </text:list-item>
      </text:list>
      <text:p text:style-name="P108"/>
      <text:h text:style-name="P93" text:outline-level="3"><text:span text:style-name="Strong_20_Emphasis"><text:span text:style-name="T1">4️⃣ Revalue Portfolio</text:span></text:span></text:h>
      <text:p text:style-name="P120">This button is for updating all asset prices to the latest market values.</text:p>
      <text:p text:style-name="Text_20_body"><text:span text:style-name="Strong_20_Emphasis"><text:span text:style-name="T1">Frontend action:</text:span></text:span></text:p>
      <text:list text:style-name="L54">
        <text:list-item>
          <text:p text:style-name="P121">Call backend endpoint to refresh prices:</text:p>
        </text:list-item>
      </text:list>
      <text:p text:style-name="P105"><text:span text:style-name="Source_20_Text"><text:span text:style-name="T1">POST /api/portfolio/{userId}/revalue</text:span></text:span></text:p>
      <text:p text:style-name="Text_20_body"><text:span text:style-name="Strong_20_Emphasis"><text:span text:style-name="T1">Backend behavior:</text:span></text:span></text:p>
      <text:list text:style-name="L55">
        <text:list-item>
          <text:p text:style-name="P122">Re-fetch latest prices from the market data service.</text:p>
        </text:list-item>
        <text:list-item>
          <text:p text:style-name="P123"><text:span text:style-name="T1">Recompute </text:span><text:span text:style-name="Source_20_Text"><text:span text:style-name="T1">value = price * quantity</text:span></text:span><text:span text:style-name="T1"> for each asset.</text:span></text:p>
        </text:list-item>
        <text:list-item>
          <text:p text:style-name="P122">Return updated list.</text:p>
        </text:list-item>
      </text:list>
      <text:p text:style-name="Text_20_body"><text:span text:style-name="Strong_20_Emphasis"><text:span text:style-name="T1">Frontend behavior:</text:span></text:span></text:p>
      <text:list text:style-name="L56">
        <text:list-item>
          <text:p text:style-name="P124">Update the table with new prices and values.</text:p>
        </text:list-item>
        <text:list-item>
          <text:p text:style-name="P125"><text:span text:style-name="T1">Update </text:span><text:span text:style-name="Strong_20_Emphasis"><text:span text:style-name="T1">Total Value</text:span></text:span><text:span text:style-name="T1">.</text:span></text:p>
        </text:list-item>
        <text:list-item>
          <text:p text:style-name="P125"><text:soft-page-break/><text:span text:style-name="T1">Update </text:span><text:span text:style-name="Strong_20_Emphasis"><text:span text:style-name="T1">Status:</text:span></text:span><text:span text:style-name="T1"> </text:span><text:span text:style-name="Source_20_Text"><text:span text:style-name="T1">"Last revaluation at HH:MM"</text:span></text:span><text:span text:style-name="T1">.</text:span></text:p>
        </text:list-item>
      </text:list>
      <text:p text:style-name="P92"/>
      <text:h text:style-name="P93" text:outline-level="3"><text:span text:style-name="Strong_20_Emphasis"><text:span text:style-name="T1">5️⃣ Back to Dashboard</text:span></text:span></text:h>
      <text:list text:style-name="L57">
        <text:list-item>
          <text:p text:style-name="P126"><text:span text:style-name="T1">This is </text:span><text:span text:style-name="Strong_20_Emphasis"><text:span text:style-name="T1">frontend-only navigation</text:span></text:span><text:span text:style-name="T1">; no backend call is required.</text:span></text:p>
        </text:list-item>
      </text:list>
      <text:p text:style-name="P108"/>
      <text:h text:style-name="P93" text:outline-level="3"><text:span text:style-name="T1">✅ </text:span><text:span text:style-name="Strong_20_Emphasis"><text:span text:style-name="T1">Summary of Frontend Calls</text:span></text:span></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27">Action</text:p>
            </table:table-cell>
            <table:table-cell table:style-name="Table13.A1" office:value-type="string">
              <text:p text:style-name="P127">Endpoint</text:p>
            </table:table-cell>
            <table:table-cell table:style-name="Table13.A1" office:value-type="string">
              <text:p text:style-name="P127">Frontend Notes</text:p>
            </table:table-cell>
          </table:table-row>
        </table:table-header-rows>
        <table:table-row>
          <table:table-cell table:style-name="Table13.A1" office:value-type="string">
            <text:p text:style-name="P2">Load assets</text:p>
          </table:table-cell>
          <table:table-cell table:style-name="Table13.A1" office:value-type="string">
            <text:p text:style-name="Table_20_Contents"><text:span text:style-name="T1">GET </text:span><text:span text:style-name="Source_20_Text"><text:span text:style-name="T1">/api/portfolio/{userId}/assets</text:span></text:span></text:p>
          </table:table-cell>
          <table:table-cell table:style-name="Table13.A1" office:value-type="string">
            <text:p text:style-name="P2">Populate table, compute total</text:p>
          </table:table-cell>
        </table:table-row>
        <table:table-row>
          <table:table-cell table:style-name="Table13.A1" office:value-type="string">
            <text:p text:style-name="P2">Delete asset</text:p>
          </table:table-cell>
          <table:table-cell table:style-name="Table13.A1" office:value-type="string">
            <text:p text:style-name="Table_20_Contents"><text:span text:style-name="T1">DELETE </text:span><text:span text:style-name="Source_20_Text"><text:span text:style-name="T1">/api/portfolio/{userId}/assets/{symbol}</text:span></text:span></text:p>
          </table:table-cell>
          <table:table-cell table:style-name="Table13.A1" office:value-type="string">
            <text:p text:style-name="P2">Remove row, update total</text:p>
          </table:table-cell>
        </table:table-row>
        <table:table-row>
          <table:table-cell table:style-name="Table13.A1" office:value-type="string">
            <text:p text:style-name="P2">Add new asset</text:p>
          </table:table-cell>
          <table:table-cell table:style-name="Table13.A1" office:value-type="string">
            <text:p text:style-name="Table_20_Contents"><text:span text:style-name="T1">POST </text:span><text:span text:style-name="Source_20_Text"><text:span text:style-name="T1">/api/portfolio/{userId}/assets</text:span></text:span></text:p>
          </table:table-cell>
          <table:table-cell table:style-name="Table13.A1" office:value-type="string">
            <text:p text:style-name="P2">Append row, update total</text:p>
          </table:table-cell>
        </table:table-row>
        <table:table-row>
          <table:table-cell table:style-name="Table13.A1" office:value-type="string">
            <text:p text:style-name="P2">Revalue portfolio</text:p>
          </table:table-cell>
          <table:table-cell table:style-name="Table13.A1" office:value-type="string">
            <text:p text:style-name="Table_20_Contents"><text:span text:style-name="T1">POST </text:span><text:span text:style-name="Source_20_Text"><text:span text:style-name="T1">/api/portfolio/{userId}/revalue</text:span></text:span></text:p>
          </table:table-cell>
          <table:table-cell table:style-name="Table13.A1" office:value-type="string">
            <text:p text:style-name="P2">Update table values and total, update last revaluation timestamp</text:p>
          </table:table-cell>
        </table:table-row>
        <table:table-row>
          <table:table-cell table:style-name="Table13.A1" office:value-type="string">
            <text:p text:style-name="P2">Back to dashboard</text:p>
          </table:table-cell>
          <table:table-cell table:style-name="Table13.A1" office:value-type="string">
            <text:p text:style-name="P2">—</text:p>
          </table:table-cell>
          <table:table-cell table:style-name="Table13.A1" office:value-type="string">
            <text:p text:style-name="P2">Client-side navigation only</text:p>
          </table:table-cell>
        </table:table-row>
      </table:table>
      <text:p text:style-name="P120"/>
      <text:h text:style-name="Heading_20_2" text:outline-level="2">📊 <text:span text:style-name="Strong_20_Emphasis">3. </text:span><text:span text:style-name="Strong_20_Emphasis"><text:span text:style-name="T3">Analytics Page (</text:span></text:span><text:span text:style-name="Strong_20_Emphasis"><text:span text:style-name="Source_20_Text"><text:span text:style-name="T3">/analytics</text:span></text:span></text:span><text:span text:style-name="Strong_20_Emphasis"><text:span text:style-name="T3">)</text:span></text:span></text:h>
      <text:p text:style-name="P20"><text:span text:style-name="Source_20_Text"><text:span text:style-name="T3">-----------------------------------------------------------</text:span></text:span></text:p>
      <text:p text:style-name="P21"><text:span text:style-name="Source_20_Text"><text:span text:style-name="T3">| Navbar <text:s text:c="49"/>|</text:span></text:span></text:p>
      <text:p text:style-name="P21"><text:span text:style-name="Source_20_Text"><text:span text:style-name="T3">-----------------------------------------------------------</text:span></text:span></text:p>
      <text:p text:style-name="P21"><text:span text:style-name="Source_20_Text"><text:span text:style-name="T3">| <text:s/>Analytics Overview <text:s text:c="36"/>|</text:span></text:span></text:p>
      <text:p text:style-name="P21"><text:span text:style-name="Source_20_Text"><text:span text:style-name="T3">| <text:s/>Updated as of: 10:30 AM <text:s text:c="31"/>|</text:span></text:span></text:p>
      <text:p text:style-name="P21"><text:span text:style-name="Source_20_Text"><text:span text:style-name="T3">-----------------------------------------------------------</text:span></text:span></text:p>
      <text:p text:style-name="P21"><text:span text:style-name="Source_20_Text"><text:span text:style-name="T3">| <text:s/>[ Key Metrics ] <text:s text:c="39"/>|</text:span></text:span></text:p>
      <text:p text:style-name="P21"><text:span text:style-name="Source_20_Text"><text:span text:style-name="T3">| <text:s/>+-----------------------------------------------+ <text:s text:c="6"/>|</text:span></text:span></text:p>
      <text:p text:style-name="P21"><text:span text:style-name="Source_20_Text"><text:span text:style-name="T3">| <text:s/>| Total Value: $123,456 <text:s text:c="24"/>| <text:s text:c="6"/>|</text:span></text:span></text:p>
      <text:p text:style-name="P21"><text:span text:style-name="Source_20_Text"><text:span text:style-name="T3">| <text:s/>| Daily Change: +2.3% ↑ <text:s text:c="25"/>| <text:s text:c="6"/>|</text:span></text:span></text:p>
      <text:p text:style-name="P21"><text:span text:style-name="Source_20_Text"><text:span text:style-name="T3">| <text:s/>| Total Return: +14.8% <text:s text:c="26"/>| <text:s text:c="6"/>|</text:span></text:span></text:p>
      <text:p text:style-name="P21"><text:span text:style-name="Source_20_Text"><text:span text:style-name="T3">| <text:s/>+-----------------------------------------------+ <text:s text:c="6"/>|</text:span></text:span></text:p>
      <text:p text:style-name="P21"><text:span text:style-name="Source_20_Text"><text:span text:style-name="T3">-----------------------------------------------------------</text:span></text:span></text:p>
      <text:p text:style-name="P21"><text:span text:style-name="Source_20_Text"><text:span text:style-name="T3">| <text:s/>[ Pie Chart: Asset Allocation ] <text:s text:c="23"/>|</text:span></text:span></text:p>
      <text:p text:style-name="P21"><text:span text:style-name="Source_20_Text"><text:span text:style-name="T3">| <text:s text:c="2"/>(AAPL 60%, TSLA 40%) <text:s text:c="33"/>|</text:span></text:span></text:p>
      <text:p text:style-name="P21"><text:span text:style-name="Source_20_Text"><text:span text:style-name="T3">| <text:s text:c="5"/>🍩 Chart rendered with Chart.js <text:s text:c="19"/>|</text:span></text:span></text:p>
      <text:p text:style-name="P21"><text:span text:style-name="Source_20_Text"><text:span text:style-name="T3">-----------------------------------------------------------</text:span></text:span></text:p>
      <text:p text:style-name="P21"><text:span text:style-name="Source_20_Text"><text:span text:style-name="T3">| <text:s/>[ Line Chart: Portfolio Value Over Time ] <text:s text:c="13"/>|</text:span></text:span></text:p>
      <text:p text:style-name="P21"><text:span text:style-name="Source_20_Text"><text:span text:style-name="T3">| <text:s text:c="2"/>───────────────────────────────📈──────────────────── |</text:span></text:span></text:p>
      <text:p text:style-name="P21"><text:span text:style-name="Source_20_Text"><text:span text:style-name="T3">-----------------------------------------------------------</text:span></text:span></text:p>
      <text:p text:style-name="P21"><text:span text:style-name="Source_20_Text"><text:span text:style-name="T3">| <text:s/>[ Asset Contributions ] <text:s text:c="31"/>|</text:span></text:span></text:p>
      <text:p text:style-name="P21"><text:span text:style-name="Source_20_Text"><text:span text:style-name="T3">| <text:s/>---------------------------------------------------- <text:s text:c="2"/>|</text:span></text:span></text:p>
      <text:p text:style-name="P21"><text:span text:style-name="Source_20_Text"><text:span text:style-name="T3">| <text:s/>| Symbol | Current Value | Weight % | <text:s text:c="16"/>|</text:span></text:span></text:p>
      <text:p text:style-name="P21"><text:span text:style-name="Source_20_Text"><text:span text:style-name="T3">| <text:s/>| AAPL <text:s text:c="2"/>| $74,000 <text:s text:c="6"/>| 60% <text:s text:c="5"/>| <text:s text:c="16"/>|</text:span></text:span></text:p>
      <text:p text:style-name="P21"><text:span text:style-name="Source_20_Text"><text:span text:style-name="T3">| <text:s/>| TSLA <text:s text:c="2"/>| $49,000 <text:s text:c="6"/>| 40% <text:s text:c="5"/>| <text:s text:c="16"/>|</text:span></text:span></text:p>
      <text:p text:style-name="P21"><text:soft-page-break/><text:span text:style-name="Source_20_Text"><text:span text:style-name="T3">| <text:s/>---------------------------------------------------- <text:s text:c="2"/>|</text:span></text:span></text:p>
      <text:p text:style-name="P21"><text:span text:style-name="Source_20_Text"><text:span text:style-name="T3">-----------------------------------------------------------</text:span></text:span></text:p>
      <text:p text:style-name="P21"><text:span text:style-name="Source_20_Text"><text:span text:style-name="T3">| <text:s/>[Refresh Analytics] <text:s text:c="2"/>[Back to Dashboard] <text:s text:c="13"/>|</text:span></text:span></text:p>
      <text:p text:style-name="P22"><text:span text:style-name="Source_20_Text"><text:span text:style-name="T3">-----------------------------------------------------------</text:span></text:span></text:p>
      <text:p text:style-name="P22"><text:span text:style-name="Source_20_Text"><text:span text:style-name="T3"/></text:span></text:p>
      <text:p text:style-name="P128"><text:span text:style-name="Source_20_Text"><text:span text:style-name="T3">Questions: 1. How does the page load the a) Key Metrics b) Pie Chart c) Line Chart d) Asset Contribution Table Which endpoints does it call on the backend. What additional calculations need to be made to display the information as is presented in the Analytics Page. 2. What endpoint does the Refresh Analytics endpoint Call? 3. The Updated as of: section with the time... should this be a field on a model somewhere, or can it just be calculated when the refresh button is pushed on the front end</text:span></text:span></text:p>
      <text:h text:style-name="P129" text:outline-level="6">ChatGPT said:</text:h>
      <text:p text:style-name="P130"><text:span text:style-name="T3">Let's go through your questions step by step, referencing your </text:span><text:span text:style-name="Strong_20_Emphasis"><text:span text:style-name="T3">Analytics Page</text:span></text:span><text:span text:style-name="T3"> design and the microservices architecture.</text:span></text:p>
      <text:p text:style-name="P131"/>
      <text:h text:style-name="P132" text:outline-level="3"><text:span text:style-name="Strong_20_Emphasis"><text:span text:style-name="T3">1️⃣ How the page loads its data</text:span></text:span></text:h>
      <text:p text:style-name="P133">The Analytics Page has four main sections. Here’s how each one gets populated:</text:p>
      <text:h text:style-name="P134" text:outline-level="4"><text:span text:style-name="Strong_20_Emphasis"><text:span text:style-name="T3">a) Key Metrics</text:span></text:span></text:h>
      <text:p text:style-name="P130"><text:span text:style-name="Strong_20_Emphasis"><text:span text:style-name="T3">What it shows:</text:span></text:span></text:p>
      <text:list text:style-name="L58">
        <text:list-item>
          <text:p text:style-name="P135">Total Value</text:p>
        </text:list-item>
        <text:list-item>
          <text:p text:style-name="P135">Daily Change (%)</text:p>
        </text:list-item>
        <text:list-item>
          <text:p text:style-name="P135">Total Return (%)</text:p>
        </text:list-item>
      </text:list>
      <text:p text:style-name="P130"><text:span text:style-name="Strong_20_Emphasis"><text:span text:style-name="T3">Where the data comes from:</text:span></text:span></text:p>
      <text:list text:style-name="L59">
        <text:list-item>
          <text:p text:style-name="P136"><text:span text:style-name="Strong_20_Emphasis"><text:span text:style-name="T3">Backend Endpoint:</text:span></text:span><text:span text:style-name="T3"> </text:span><text:span text:style-name="Source_20_Text"><text:span text:style-name="T3">GET /api/analytics/{user}</text:span></text:span><text:span text:style-name="T3"> (Analytics Service via API Gateway)</text:span></text:p>
        </text:list-item>
        <text:list-item>
          <text:p text:style-name="P136"><text:span text:style-name="Strong_20_Emphasis"><text:span text:style-name="T3">Model:</text:span></text:span><text:span text:style-name="T3"> </text:span><text:span text:style-name="Source_20_Text"><text:span text:style-name="T3">PortfolioAnalytics</text:span></text:span></text:p>
        </text:list-item>
      </text:list>
      <text:p text:style-name="P137"><text:span text:style-name="Source_20_Text"><text:span text:style-name="T3">public class PortfolioAnalytics</text:span></text:span></text:p>
      <text:p text:style-name="P22"><text:span text:style-name="Source_20_Text"><text:span text:style-name="T3">{</text:span></text:span></text:p>
      <text:p text:style-name="P22"><text:span text:style-name="Source_20_Text"><text:span text:style-name="T3"><text:s text:c="4"/>public Guid Id { get; set; }</text:span></text:span></text:p>
      <text:p text:style-name="P22"><text:span text:style-name="Source_20_Text"><text:span text:style-name="T3"><text:s text:c="4"/>public string UserName { get; set; } = default!;</text:span></text:span></text:p>
      <text:p text:style-name="P22"><text:soft-page-break/><text:span text:style-name="Source_20_Text"><text:span text:style-name="T3"><text:s text:c="4"/>public decimal TotalValue { get; set; }</text:span></text:span></text:p>
      <text:p text:style-name="P22"><text:span text:style-name="Source_20_Text"><text:span text:style-name="T3"><text:s text:c="4"/>public decimal DailyChangePercent { get; set; }</text:span></text:span></text:p>
      <text:p text:style-name="P22"><text:span text:style-name="Source_20_Text"><text:span text:style-name="T3"><text:s text:c="4"/>public decimal TotalReturnPercent { get; set; }</text:span></text:span></text:p>
      <text:p text:style-name="P22"><text:span text:style-name="Source_20_Text"><text:span text:style-name="T3"><text:s text:c="4"/>public List&lt;AssetContribution&gt; AssetContributions { get; set; } = new();</text:span></text:span></text:p>
      <text:p text:style-name="P22"><text:span text:style-name="Source_20_Text"><text:span text:style-name="T3">}</text:span></text:span></text:p>
      <text:p text:style-name="P130"><text:span text:style-name="Strong_20_Emphasis"><text:span text:style-name="T3">Additional calculations (if needed):</text:span></text:span></text:p>
      <text:list text:style-name="L60">
        <text:list-item>
          <text:p text:style-name="P138"><text:span text:style-name="T3">The </text:span><text:span text:style-name="Strong_20_Emphasis"><text:span text:style-name="T3">Analytics Service</text:span></text:span><text:span text:style-name="T3"> should compute these values when it receives the </text:span><text:span text:style-name="Source_20_Text"><text:span text:style-name="T3">PortfolioUpdatedEvent</text:span></text:span><text:span text:style-name="T3"> and </text:span><text:span text:style-name="Source_20_Text"><text:span text:style-name="T3">MarketPricesUpdatedEvent</text:span></text:span><text:span text:style-name="T3"> from RabbitMQ:</text:span></text:p>
          <text:list>
            <text:list-item>
              <text:p text:style-name="P138"><text:span text:style-name="Source_20_Text"><text:span text:style-name="T3">TotalValue = Σ (asset.Quantity × marketPrice)</text:span></text:span></text:p>
            </text:list-item>
            <text:list-item>
              <text:p text:style-name="P138"><text:span text:style-name="Source_20_Text"><text:span text:style-name="T3">DailyChangePercent = (currentTotalValue - previousDayTotalValue) / previousDayTotalValue × 100</text:span></text:span></text:p>
            </text:list-item>
            <text:list-item>
              <text:p text:style-name="P138"><text:span text:style-name="Source_20_Text"><text:span text:style-name="T3">TotalReturnPercent = (currentTotalValue - portfolioInitialValue) / portfolioInitialValue × 100</text:span></text:span></text:p>
            </text:list-item>
          </text:list>
        </text:list-item>
      </text:list>
      <text:p text:style-name="P133">Front-end only needs to display these numbers; the heavy lifting is done in the Analytics Service.</text:p>
      <text:p text:style-name="P131"/>
      <text:h text:style-name="P134" text:outline-level="4"><text:span text:style-name="Strong_20_Emphasis"><text:span text:style-name="T3">b) Pie Chart: Asset Allocation</text:span></text:span></text:h>
      <text:p text:style-name="P130"><text:span text:style-name="Strong_20_Emphasis"><text:span text:style-name="T3">What it shows:</text:span></text:span></text:p>
      <text:list text:style-name="L61">
        <text:list-item>
          <text:p text:style-name="P139">Each asset’s weight as a percentage of the total portfolio value (e.g., AAPL 60%, TSLA 40%).</text:p>
        </text:list-item>
      </text:list>
      <text:p text:style-name="P130"><text:span text:style-name="Strong_20_Emphasis"><text:span text:style-name="T3">Where the data comes from:</text:span></text:span></text:p>
      <text:list text:style-name="L62">
        <text:list-item>
          <text:p text:style-name="P140"><text:span text:style-name="T3">Same endpoint: </text:span><text:span text:style-name="Source_20_Text"><text:span text:style-name="T3">GET /api/analytics/{user}</text:span></text:span></text:p>
        </text:list-item>
        <text:list-item>
          <text:p text:style-name="P140"><text:span text:style-name="T3">Uses </text:span><text:span text:style-name="Source_20_Text"><text:span text:style-name="T3">PortfolioAnalytics.AssetContributions</text:span></text:span><text:span text:style-name="T3">:</text:span></text:p>
        </text:list-item>
      </text:list>
      <text:p text:style-name="P137"><text:span text:style-name="Source_20_Text"><text:span text:style-name="T3">public class AssetContribution</text:span></text:span></text:p>
      <text:p text:style-name="P22"><text:span text:style-name="Source_20_Text"><text:span text:style-name="T3">{</text:span></text:span></text:p>
      <text:p text:style-name="P22"><text:span text:style-name="Source_20_Text"><text:span text:style-name="T3"><text:s text:c="4"/>public string Symbol { get; set; } = default!;</text:span></text:span></text:p>
      <text:p text:style-name="P22"><text:span text:style-name="Source_20_Text"><text:span text:style-name="T3"><text:s text:c="4"/>public decimal WeightPercent { get; set; } <text:s/>// Calculated: (assetValue / totalPortfolioValue) * 100</text:span></text:span></text:p>
      <text:p text:style-name="P22"><text:span text:style-name="Source_20_Text"><text:span text:style-name="T3"><text:s text:c="4"/>public decimal CurrentValue { get; set; } <text:s text:c="2"/>// asset.Quantity * marketPrice</text:span></text:span></text:p>
      <text:p text:style-name="P22"><text:soft-page-break/><text:span text:style-name="Source_20_Text"><text:span text:style-name="T3">}</text:span></text:span></text:p>
      <text:p text:style-name="P130"><text:span text:style-name="Strong_20_Emphasis"><text:span text:style-name="T3">Calculation:</text:span></text:span></text:p>
      <text:list text:style-name="L63">
        <text:list-item>
          <text:p text:style-name="P141"><text:span text:style-name="T3">Each asset’s weight can either be precomputed by Analytics Service (</text:span><text:span text:style-name="Source_20_Text"><text:span text:style-name="T3">WeightPercent</text:span></text:span><text:span text:style-name="T3">) or calculated on the front-end:</text:span></text:p>
        </text:list-item>
      </text:list>
      <text:p text:style-name="P137"><text:span text:style-name="Source_20_Text"><text:span text:style-name="T3">weightPercent = (asset.CurrentValue / totalPortfolioValue) * 100</text:span></text:span></text:p>
      <text:list text:style-name="L64">
        <text:list-item>
          <text:p text:style-name="P142"><text:span text:style-name="T3">For simplicity and consistency, it’s recommended </text:span><text:span text:style-name="Strong_20_Emphasis"><text:span text:style-name="T3">Analytics Service computes this</text:span></text:span><text:span text:style-name="T3">.</text:span></text:p>
        </text:list-item>
      </text:list>
      <text:p text:style-name="P131"/>
      <text:h text:style-name="P134" text:outline-level="4"><text:span text:style-name="Strong_20_Emphasis"><text:span text:style-name="T3">c) Line Chart: Portfolio Value Over Time</text:span></text:span></text:h>
      <text:p text:style-name="P130"><text:span text:style-name="Strong_20_Emphasis"><text:span text:style-name="T3">What it shows:</text:span></text:span></text:p>
      <text:list text:style-name="L65">
        <text:list-item>
          <text:p text:style-name="P143">Trend of total portfolio value over time.</text:p>
        </text:list-item>
      </text:list>
      <text:p text:style-name="P130"><text:span text:style-name="Strong_20_Emphasis"><text:span text:style-name="T3">Where the data comes from:</text:span></text:span></text:p>
      <text:list text:style-name="L66">
        <text:list-item>
          <text:p text:style-name="P144"><text:span text:style-name="T3">Backend endpoint: </text:span><text:span text:style-name="Source_20_Text"><text:span text:style-name="T3">GET /api/analytics/{user}/history</text:span></text:span></text:p>
        </text:list-item>
        <text:list-item>
          <text:p text:style-name="P145">Returns an array/list of snapshots:</text:p>
        </text:list-item>
      </text:list>
      <text:p text:style-name="P137"><text:span text:style-name="Source_20_Text"><text:span text:style-name="T3">public class PortfolioAnalyticsSnapshot</text:span></text:span></text:p>
      <text:p text:style-name="P22"><text:span text:style-name="Source_20_Text"><text:span text:style-name="T3">{</text:span></text:span></text:p>
      <text:p text:style-name="P22"><text:span text:style-name="Source_20_Text"><text:span text:style-name="T3"><text:s text:c="4"/>public DateTime Timestamp { get; set; }</text:span></text:span></text:p>
      <text:p text:style-name="P22"><text:span text:style-name="Source_20_Text"><text:span text:style-name="T3"><text:s text:c="4"/>public decimal TotalValue { get; set; }</text:span></text:span></text:p>
      <text:p text:style-name="P22"><text:span text:style-name="Source_20_Text"><text:span text:style-name="T3">}</text:span></text:span></text:p>
      <text:p text:style-name="P130"><text:span text:style-name="Strong_20_Emphasis"><text:span text:style-name="T3">Calculation:</text:span></text:span></text:p>
      <text:list text:style-name="L67">
        <text:list-item>
          <text:p text:style-name="P146">Analytics Service stores snapshots in SQL Server or PostgreSQL whenever an update event occurs.</text:p>
        </text:list-item>
        <text:list-item>
          <text:p text:style-name="P147"><text:span text:style-name="T3">Front-end just maps </text:span><text:span text:style-name="Source_20_Text"><text:span text:style-name="T3">Timestamp</text:span></text:span><text:span text:style-name="T3"> → X-axis, </text:span><text:span text:style-name="Source_20_Text"><text:span text:style-name="T3">TotalValue</text:span></text:span><text:span text:style-name="T3"> → Y-axis.</text:span></text:p>
        </text:list-item>
      </text:list>
      <text:p text:style-name="P131"/>
      <text:h text:style-name="P134" text:outline-level="4"><text:span text:style-name="Strong_20_Emphasis"><text:span text:style-name="T3">d) Asset Contribution Table</text:span></text:span></text:h>
      <text:p text:style-name="P130"><text:span text:style-name="Strong_20_Emphasis"><text:span text:style-name="T3">What it shows:</text:span></text:span></text:p>
      <text:list text:style-name="L68">
        <text:list-item>
          <text:p text:style-name="P148">Symbol | Current Value | Weight %</text:p>
        </text:list-item>
      </text:list>
      <text:p text:style-name="P130"><text:soft-page-break/><text:span text:style-name="Strong_20_Emphasis"><text:span text:style-name="T3">Where the data comes from:</text:span></text:span></text:p>
      <text:list text:style-name="L69">
        <text:list-item>
          <text:p text:style-name="P149"><text:span text:style-name="T3">Same endpoint as </text:span><text:span text:style-name="Strong_20_Emphasis"><text:span text:style-name="T3">Key Metrics</text:span></text:span><text:span text:style-name="T3">: </text:span><text:span text:style-name="Source_20_Text"><text:span text:style-name="T3">GET /api/analytics/{user}</text:span></text:span></text:p>
        </text:list-item>
        <text:list-item>
          <text:p text:style-name="P149"><text:span text:style-name="T3">Uses </text:span><text:span text:style-name="Source_20_Text"><text:span text:style-name="T3">PortfolioAnalytics.AssetContributions</text:span></text:span></text:p>
        </text:list-item>
      </text:list>
      <text:p text:style-name="P130"><text:span text:style-name="Strong_20_Emphasis"><text:span text:style-name="T3">Calculation:</text:span></text:span></text:p>
      <text:list text:style-name="L70">
        <text:list-item>
          <text:p text:style-name="P150">Already computed by Analytics Service:</text:p>
          <text:list>
            <text:list-item>
              <text:p text:style-name="P151"><text:span text:style-name="Source_20_Text"><text:span text:style-name="T3">CurrentValue = asset.Quantity × currentPrice</text:span></text:span></text:p>
            </text:list-item>
            <text:list-item>
              <text:p text:style-name="P151"><text:span text:style-name="Source_20_Text"><text:span text:style-name="T3">WeightPercent = CurrentValue / TotalValue × 100</text:span></text:span></text:p>
            </text:list-item>
          </text:list>
        </text:list-item>
      </text:list>
      <text:p text:style-name="P131"/>
      <text:h text:style-name="P132" text:outline-level="3"><text:span text:style-name="Strong_20_Emphasis"><text:span text:style-name="T3">2️⃣ What endpoint does the Refresh Analytics button call?</text:span></text:span></text:h>
      <text:p text:style-name="P130"><text:span text:style-name="T3">The </text:span><text:span text:style-name="Strong_20_Emphasis"><text:span text:style-name="T3">Refresh Analytics</text:span></text:span><text:span text:style-name="T3"> button triggers a recomputation of the portfolio metrics.</text:span></text:p>
      <text:p text:style-name="P130"><text:span text:style-name="Strong_20_Emphasis"><text:span text:style-name="T3">Options depending on your design:</text:span></text:span></text:p>
      <text:list text:style-name="L71">
        <text:list-item>
          <text:p text:style-name="P152"><text:span text:style-name="Strong_20_Emphasis"><text:span text:style-name="T3">Call Portfolio Service</text:span></text:span><text:span text:style-name="T3">:</text:span></text:p>
          <text:list>
            <text:list-item>
              <text:p text:style-name="P152"><text:span text:style-name="Source_20_Text"><text:span text:style-name="T3">POST /api/portfolio/{user}/revalue</text:span></text:span><text:span text:style-name="T3"> → publishes </text:span><text:span text:style-name="Source_20_Text"><text:span text:style-name="T3">PortfolioUpdatedEvent</text:span></text:span><text:span text:style-name="T3"> to RabbitMQ</text:span></text:p>
            </text:list-item>
            <text:list-item>
              <text:p text:style-name="P152"><text:span text:style-name="T3">Analytics Service consumes the event, recomputes metrics, and publishes </text:span><text:span text:style-name="Source_20_Text"><text:span text:style-name="T3">AnalyticsComputedEvent</text:span></text:span></text:p>
            </text:list-item>
          </text:list>
        </text:list-item>
        <text:list-item>
          <text:p text:style-name="P152"><text:span text:style-name="Strong_20_Emphasis"><text:span text:style-name="T3">Then front-end re-fetches metrics</text:span></text:span><text:span text:style-name="T3">:</text:span></text:p>
          <text:list>
            <text:list-item>
              <text:p text:style-name="P152"><text:span text:style-name="Source_20_Text"><text:span text:style-name="T3">GET /api/analytics/{user}</text:span></text:span><text:span text:style-name="T3"> to update the page after recomputation</text:span></text:p>
            </text:list-item>
          </text:list>
        </text:list-item>
      </text:list>
      <text:p text:style-name="P130"><text:span text:style-name="T3">✅ So effectively, </text:span><text:span text:style-name="Strong_20_Emphasis"><text:span text:style-name="T3">Refresh = trigger async revaluation → fetch new analytics</text:span></text:span><text:span text:style-name="T3">.</text:span></text:p>
      <text:p text:style-name="P131"/>
      <text:h text:style-name="P132" text:outline-level="3"><text:span text:style-name="Strong_20_Emphasis"><text:span text:style-name="T3">3️⃣ “Updated as of:” timestamp</text:span></text:span></text:h>
      <text:p text:style-name="P130"><text:span text:style-name="Strong_20_Emphasis"><text:span text:style-name="T3">Options:</text:span></text:span></text:p>
      <text:list text:style-name="L72">
        <text:list-item>
          <text:p text:style-name="P153"><text:span text:style-name="Strong_20_Emphasis"><text:span text:style-name="T3">Stored in the Analytics model (recommended)</text:span></text:span></text:p>
        </text:list-item>
      </text:list>
      <text:p text:style-name="P137"><text:span text:style-name="Source_20_Text"><text:span text:style-name="T3">public class PortfolioAnalytics</text:span></text:span></text:p>
      <text:p text:style-name="P22"><text:span text:style-name="Source_20_Text"><text:span text:style-name="T3">{</text:span></text:span></text:p>
      <text:p text:style-name="P22"><text:span text:style-name="Source_20_Text"><text:span text:style-name="T3"><text:s text:c="4"/>public DateTime LastUpdated { get; set; } <text:s text:c="2"/>// Timestamp when AnalyticsComputedEvent was published</text:span></text:span></text:p>
      <text:p text:style-name="P22"><text:soft-page-break/><text:span text:style-name="Source_20_Text"><text:span text:style-name="T3">}</text:span></text:span></text:p>
      <text:list text:style-name="L73">
        <text:list-item>
          <text:p text:style-name="P154">Pros: Accurate, consistent across users, persists if you reload the page later.</text:p>
        </text:list-item>
        <text:list-item>
          <text:p text:style-name="P155"><text:span text:style-name="T3">Analytics Service sets </text:span><text:span text:style-name="Source_20_Text"><text:span text:style-name="T3">LastUpdated = DateTime.UtcNow</text:span></text:span><text:span text:style-name="T3"> whenever it computes metrics.</text:span></text:p>
        </text:list-item>
      </text:list>
      <text:list text:style-name="L74">
        <text:list-item>
          <text:p text:style-name="P156"><text:span text:style-name="Strong_20_Emphasis"><text:span text:style-name="T3">Calculated on the front-end when refresh is clicked</text:span></text:span></text:p>
        </text:list-item>
      </text:list>
      <text:list text:style-name="L75">
        <text:list-item>
          <text:p text:style-name="P157">Pros: Simpler; no model change needed</text:p>
        </text:list-item>
        <text:list-item>
          <text:p text:style-name="P157">Cons: Not accurate; only reflects when the user pressed refresh, not when the calculation occurred.</text:p>
        </text:list-item>
      </text:list>
      <text:p text:style-name="P130"><text:span text:style-name="T3">✅ </text:span><text:span text:style-name="Strong_20_Emphasis"><text:span text:style-name="T3">Best practice:</text:span></text:span><text:span text:style-name="T3"> store it in the model (</text:span><text:span text:style-name="Source_20_Text"><text:span text:style-name="T3">LastUpdated</text:span></text:span><text:span text:style-name="T3">) so it reflects the </text:span><text:span text:style-name="Strong_20_Emphasis"><text:span text:style-name="T3">actual time the metrics were computed</text:span></text:span><text:span text:style-name="T3">.</text:span></text:p>
      <text:p text:style-name="P131"/>
      <text:h text:style-name="P132" text:outline-level="3"><text:span text:style-name="Strong_20_Emphasis"><text:span text:style-name="T3">✅ Summary Table</text:span></text:span></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6">Section</text:p>
            </table:table-cell>
            <table:table-cell table:style-name="Table3.A1" office:value-type="string">
              <text:p text:style-name="P36">Backend Endpoint</text:p>
            </table:table-cell>
            <table:table-cell table:style-name="Table3.A1" office:value-type="string">
              <text:p text:style-name="P36">Calculations</text:p>
            </table:table-cell>
          </table:table-row>
        </table:table-header-rows>
        <table:table-row>
          <table:table-cell table:style-name="Table3.A1" office:value-type="string">
            <text:p text:style-name="P4">Key Metrics</text:p>
          </table:table-cell>
          <table:table-cell table:style-name="Table3.A1" office:value-type="string">
            <text:p text:style-name="Table_20_Contents"><text:span text:style-name="Source_20_Text"><text:span text:style-name="T3">GET /api/analytics/{user}</text:span></text:span></text:p>
          </table:table-cell>
          <table:table-cell table:style-name="Table3.A1" office:value-type="string">
            <text:p text:style-name="P4">TotalValue, DailyChangePercent, TotalReturnPercent (precomputed by Analytics Service)</text:p>
          </table:table-cell>
        </table:table-row>
        <table:table-row>
          <table:table-cell table:style-name="Table3.A1" office:value-type="string">
            <text:p text:style-name="P4">Pie Chart: Asset Allocation</text:p>
          </table:table-cell>
          <table:table-cell table:style-name="Table3.A1" office:value-type="string">
            <text:p text:style-name="Table_20_Contents"><text:span text:style-name="Source_20_Text"><text:span text:style-name="T3">GET /api/analytics/{user}</text:span></text:span></text:p>
          </table:table-cell>
          <table:table-cell table:style-name="Table3.A1" office:value-type="string">
            <text:p text:style-name="P4">WeightPercent per asset (precomputed)</text:p>
          </table:table-cell>
        </table:table-row>
        <table:table-row>
          <table:table-cell table:style-name="Table3.A1" office:value-type="string">
            <text:p text:style-name="P4">Line Chart: Portfolio Value Over Time</text:p>
          </table:table-cell>
          <table:table-cell table:style-name="Table3.A1" office:value-type="string">
            <text:p text:style-name="Table_20_Contents"><text:span text:style-name="Source_20_Text"><text:span text:style-name="T3">GET /api/analytics/{user}/history</text:span></text:span></text:p>
          </table:table-cell>
          <table:table-cell table:style-name="Table3.A1" office:value-type="string">
            <text:p text:style-name="P4">Already computed snapshots</text:p>
          </table:table-cell>
        </table:table-row>
        <table:table-row>
          <table:table-cell table:style-name="Table3.A1" office:value-type="string">
            <text:p text:style-name="P4">Asset Contribution Table</text:p>
          </table:table-cell>
          <table:table-cell table:style-name="Table3.A1" office:value-type="string">
            <text:p text:style-name="Table_20_Contents"><text:span text:style-name="Source_20_Text"><text:span text:style-name="T3">GET /api/analytics/{user}</text:span></text:span></text:p>
          </table:table-cell>
          <table:table-cell table:style-name="Table3.A1" office:value-type="string">
            <text:p text:style-name="P4">CurrentValue and WeightPercent (precomputed)</text:p>
          </table:table-cell>
        </table:table-row>
        <table:table-row>
          <table:table-cell table:style-name="Table3.A1" office:value-type="string">
            <text:p text:style-name="P4">Refresh Analytics button</text:p>
          </table:table-cell>
          <table:table-cell table:style-name="Table3.A1" office:value-type="string">
            <text:p text:style-name="Table_20_Contents"><text:span text:style-name="Source_20_Text"><text:span text:style-name="T3">POST /api/portfolio/{user}/revalue</text:span></text:span><text:span text:style-name="T3"> → </text:span><text:span text:style-name="Source_20_Text"><text:span text:style-name="T3">GET /api/analytics/{user}</text:span></text:span></text:p>
          </table:table-cell>
          <table:table-cell table:style-name="Table3.A1" office:value-type="string">
            <text:p text:style-name="P4">Triggers recomputation</text:p>
          </table:table-cell>
        </table:table-row>
        <table:table-row>
          <table:table-cell table:style-name="Table3.A1" office:value-type="string">
            <text:p text:style-name="P4">Updated as of timestamp</text:p>
          </table:table-cell>
          <table:table-cell table:style-name="Table3.A1" office:value-type="string">
            <text:p text:style-name="Table_20_Contents"><text:span text:style-name="Source_20_Text"><text:span text:style-name="T3">LastUpdated</text:span></text:span><text:span text:style-name="T3"> field in </text:span><text:span text:style-name="Source_20_Text"><text:span text:style-name="T3">PortfolioAnalytics</text:span></text:span></text:p>
          </table:table-cell>
          <table:table-cell table:style-name="Table3.A1" office:value-type="string">
            <text:p text:style-name="P4">Set by Analytics Service</text:p>
          </table:table-cell>
        </table:table-row>
      </table:table>
      <text:p text:style-name="P22"><text:span text:style-name="Source_20_Text"><text:span text:style-name="T3"/></text:span></text:p>
      <text:p text:style-name="Horizontal_20_Line"/>
      <text:h text:style-name="Heading_20_2" text:outline-level="2"><text:span text:style-name="T4">🔔 </text:span><text:span text:style-name="Strong_20_Emphasis"><text:span text:style-name="T4">4. Notifications Page (</text:span></text:span><text:span text:style-name="Source_20_Text"><text:span text:style-name="T4">/notifications</text:span></text:span><text:span text:style-name="Strong_20_Emphasis"><text:span text:style-name="T4">)</text:span></text:span></text:h>
      <text:p text:style-name="P20"><text:span text:style-name="Source_20_Text"><text:span text:style-name="T4">-----------------------------------------------------------</text:span></text:span></text:p>
      <text:p text:style-name="P21"><text:span text:style-name="Source_20_Text"><text:span text:style-name="T4">| Navbar <text:s text:c="49"/>|</text:span></text:span></text:p>
      <text:p text:style-name="P21"><text:span text:style-name="Source_20_Text"><text:span text:style-name="T4">-----------------------------------------------------------</text:span></text:span></text:p>
      <text:p text:style-name="P21"><text:span text:style-name="Source_20_Text"><text:span text:style-name="T4">| <text:s/>Notifications <text:s text:c="41"/>|</text:span></text:span></text:p>
      <text:p text:style-name="P21"><text:span text:style-name="Source_20_Text"><text:span text:style-name="T4">| <text:s/>[ ] Show unread only <text:s text:c="34"/>|</text:span></text:span></text:p>
      <text:p text:style-name="P21"><text:soft-page-break/><text:span text:style-name="Source_20_Text"><text:span text:style-name="T4">-----------------------------------------------------------</text:span></text:span></text:p>
      <text:p text:style-name="P21"><text:span text:style-name="Source_20_Text"><text:span text:style-name="T4">| <text:s/>[ Notification List ] <text:s text:c="33"/>|</text:span></text:span></text:p>
      <text:p text:style-name="P21"><text:span text:style-name="Source_20_Text"><text:span text:style-name="T4">| <text:s/>---------------------------------------------------- <text:s text:c="2"/>|</text:span></text:span></text:p>
      <text:p text:style-name="P21"><text:span text:style-name="Source_20_Text"><text:span text:style-name="T4">| <text:s/>| 🎉 Your portfolio increased by 5% today <text:s text:c="2"/>2h ago |✓| |</text:span></text:span></text:p>
      <text:p text:style-name="P21"><text:span text:style-name="Source_20_Text"><text:span text:style-name="T4">| <text:s/>| ⚠️ <text:s/>Value dropped more than 3% today <text:s text:c="5"/>1d ago |✓| |</text:span></text:span></text:p>
      <text:p text:style-name="P21"><text:span text:style-name="Source_20_Text"><text:span text:style-name="T4">| <text:s/>| 💡 New asset recommendation available <text:s text:c="4"/>3d ago |✓| |</text:span></text:span></text:p>
      <text:p text:style-name="P21"><text:span text:style-name="Source_20_Text"><text:span text:style-name="T4">| <text:s/>---------------------------------------------------- <text:s text:c="2"/>|</text:span></text:span></text:p>
      <text:p text:style-name="P21"><text:span text:style-name="Source_20_Text"><text:span text:style-name="T4">| <text:s/>(✓ = Mark as Read button) <text:s text:c="29"/>|</text:span></text:span></text:p>
      <text:p text:style-name="P21"><text:span text:style-name="Source_20_Text"><text:span text:style-name="T4">-----------------------------------------------------------</text:span></text:span></text:p>
      <text:p text:style-name="P21"><text:span text:style-name="Source_20_Text"><text:span text:style-name="T4">| <text:s/>[No new notifications] (empty state example) <text:s text:c="10"/>|</text:span></text:span></text:p>
      <text:p text:style-name="P22"><text:span text:style-name="Source_20_Text"><text:span text:style-name="T4">-----------------------------------------------------------</text:span></text:span></text:p>
      <text:p text:style-name="P158">how would the notifications load, which endpoint would be called? The "show only unread notifications could be implemented on the front end or does it need a backend endpoint? The No new notifications message when there are no new notifications could be shown using front end logic only?</text:p>
      <text:h text:style-name="P159" text:outline-level="6">ChatGPT said:</text:h>
      <text:p text:style-name="Text_20_body"><text:span text:style-name="T4">Let's break down the </text:span><text:span text:style-name="Strong_20_Emphasis"><text:span text:style-name="T4">Notifications Page</text:span></text:span><text:span text:style-name="T4"> in detail and how it should work with the backend and frontend.</text:span></text:p>
      <text:p text:style-name="P160"/>
      <text:h text:style-name="P93" text:outline-level="3"><text:span text:style-name="Strong_20_Emphasis"><text:span text:style-name="T4">1️⃣ Loading Notifications</text:span></text:span></text:h>
      <text:p text:style-name="Text_20_body"><text:span text:style-name="T4">The page shows a </text:span><text:span text:style-name="Strong_20_Emphasis"><text:span text:style-name="T4">list of notifications</text:span></text:span><text:span text:style-name="T4"> with their message, timestamp, and read/unread status. Based on the architecture:</text:span></text:p>
      <text:list text:style-name="L76">
        <text:list-item>
          <text:p text:style-name="P161"><text:span text:style-name="Strong_20_Emphasis"><text:span text:style-name="T4">Endpoint to call:</text:span></text:span></text:p>
          <text:p text:style-name="P162"><text:span text:style-name="Source_20_Text"><text:span text:style-name="T4">GET /api/notifications/{user}</text:span></text:span></text:p>
          <text:p text:style-name="P161"><text:span text:style-name="T4">This is exposed by the </text:span><text:span text:style-name="Strong_20_Emphasis"><text:span text:style-name="T4">Notification Service</text:span></text:span><text:span text:style-name="T4"> and returns all notifications for the user. Each notification should include:</text:span></text:p>
        </text:list-item>
      </text:list>
      <text:p text:style-name="P105"><text:span text:style-name="Source_20_Text"><text:span text:style-name="T4">public class NotificationDto</text:span></text:span></text:p>
      <text:p text:style-name="P110"><text:span text:style-name="Source_20_Text"><text:span text:style-name="T4">{</text:span></text:span></text:p>
      <text:p text:style-name="P110"><text:span text:style-name="Source_20_Text"><text:span text:style-name="T4"><text:s text:c="4"/>public Guid Id { get; set; }</text:span></text:span></text:p>
      <text:p text:style-name="P110"><text:span text:style-name="Source_20_Text"><text:span text:style-name="T4"><text:s text:c="4"/>public string UserName { get; set; }</text:span></text:span></text:p>
      <text:p text:style-name="P110"><text:span text:style-name="Source_20_Text"><text:span text:style-name="T4"><text:s text:c="4"/>public string Message { get; set; }</text:span></text:span></text:p>
      <text:p text:style-name="P110"><text:span text:style-name="Source_20_Text"><text:span text:style-name="T4"><text:s text:c="4"/>public DateTime CreatedAt { get; set; }</text:span></text:span></text:p>
      <text:p text:style-name="P110"><text:span text:style-name="Source_20_Text"><text:span text:style-name="T4"><text:s text:c="4"/>public bool IsRead { get; set; }</text:span></text:span></text:p>
      <text:p text:style-name="P110"><text:span text:style-name="Source_20_Text"><text:span text:style-name="T4">}</text:span></text:span></text:p>
      <text:list text:style-name="L77">
        <text:list-item>
          <text:p text:style-name="P163"><text:span text:style-name="Strong_20_Emphasis"><text:span text:style-name="T4">Front-end workflow:</text:span></text:span></text:p>
          <text:list>
            <text:list-item>
              <text:p text:style-name="P163"><text:span text:style-name="T4">On page load, make a GET request to </text:span><text:span text:style-name="Source_20_Text"><text:span text:style-name="T4">/api/notifications/{user}</text:span></text:span><text:span text:style-name="T4">.</text:span></text:p>
            </text:list-item>
            <text:list-item>
              <text:p text:style-name="P164">Store the returned list in a JavaScript variable or Razor Page model.</text:p>
            </text:list-item>
            <text:list-item>
              <text:p text:style-name="P164">Render each notification row with:</text:p>
              <text:list>
                <text:list-item>
                  <text:p text:style-name="P164">Icon (based on type of message, e.g., 🎉, ⚠️, 💡)</text:p>
                </text:list-item>
                <text:list-item>
                  <text:p text:style-name="P164"><text:soft-page-break/>Message text</text:p>
                </text:list-item>
                <text:list-item>
                  <text:p text:style-name="P164">Relative timestamp (e.g., "2h ago", "1d ago")</text:p>
                </text:list-item>
                <text:list-item>
                  <text:p text:style-name="P164">Mark-as-read button.</text:p>
                </text:list-item>
              </text:list>
            </text:list-item>
          </text:list>
        </text:list-item>
      </text:list>
      <text:p text:style-name="P160"/>
      <text:h text:style-name="P93" text:outline-level="3"><text:span text:style-name="Strong_20_Emphasis"><text:span text:style-name="T4">2️⃣ Show only unread notifications</text:span></text:span></text:h>
      <text:p text:style-name="P43">You have two options:</text:p>
      <text:p text:style-name="Text_20_body"><text:span text:style-name="Strong_20_Emphasis"><text:span text:style-name="T4">a) Front-end filtering (simple)</text:span></text:span></text:p>
      <text:list text:style-name="L78">
        <text:list-item>
          <text:p text:style-name="P165"><text:span text:style-name="T4">Fetch all notifications from </text:span><text:span text:style-name="Source_20_Text"><text:span text:style-name="T4">GET /api/notifications/{user}</text:span></text:span><text:span text:style-name="T4">.</text:span></text:p>
        </text:list-item>
        <text:list-item>
          <text:p text:style-name="P166">Filter in JS or Razor:</text:p>
        </text:list-item>
      </text:list>
      <text:p text:style-name="P105"><text:span text:style-name="Source_20_Text"><text:span text:style-name="T4">var unreadNotifications = allNotifications.Where(n =&gt; !n.IsRead).ToList();</text:span></text:span></text:p>
      <text:list text:style-name="L79">
        <text:list-item>
          <text:p text:style-name="P167">Pros:</text:p>
          <text:list>
            <text:list-item>
              <text:p text:style-name="P167">No extra backend work.</text:p>
            </text:list-item>
            <text:list-item>
              <text:p text:style-name="P167">Quick to implement.</text:p>
            </text:list-item>
          </text:list>
        </text:list-item>
        <text:list-item>
          <text:p text:style-name="P167">Cons:</text:p>
          <text:list>
            <text:list-item>
              <text:p text:style-name="P167">If the user has thousands of notifications, fetching all might be inefficient.</text:p>
            </text:list-item>
          </text:list>
        </text:list-item>
      </text:list>
      <text:p text:style-name="Text_20_body"><text:span text:style-name="Strong_20_Emphasis"><text:span text:style-name="T4">b) Backend endpoint / query param (more efficient)</text:span></text:span></text:p>
      <text:list text:style-name="L80">
        <text:list-item>
          <text:p text:style-name="P168">Add query parameter:</text:p>
        </text:list-item>
      </text:list>
      <text:p text:style-name="P105"><text:span text:style-name="Source_20_Text"><text:span text:style-name="T4">GET /api/notifications/{user}?unread=true</text:span></text:span></text:p>
      <text:list text:style-name="L81">
        <text:list-item>
          <text:p text:style-name="P169"><text:span text:style-name="T4">Backend filters in the database (</text:span><text:span text:style-name="Source_20_Text"><text:span text:style-name="T4">WHERE IsRead = 0</text:span></text:span><text:span text:style-name="T4">) and returns only unread notifications.</text:span></text:p>
        </text:list-item>
        <text:list-item>
          <text:p text:style-name="P170">Pros:</text:p>
          <text:list>
            <text:list-item>
              <text:p text:style-name="P170">Efficient for large data sets.</text:p>
            </text:list-item>
            <text:list-item>
              <text:p text:style-name="P170">Offloads filtering from frontend.</text:p>
            </text:list-item>
          </text:list>
        </text:list-item>
        <text:list-item>
          <text:p text:style-name="P170">Cons:</text:p>
          <text:list>
            <text:list-item>
              <text:p text:style-name="P170">Slightly more backend work.</text:p>
            </text:list-item>
          </text:list>
        </text:list-item>
      </text:list>
      <text:p text:style-name="Text_20_body"><text:span text:style-name="Strong_20_Emphasis"><text:span text:style-name="T4">Verdict:</text:span></text:span><text:span text:style-name="T4"> For a small-scale or demo project, frontend filtering is fine. For production-scale, a backend filter is better.</text:span></text:p>
      <text:p text:style-name="P160"/>
      <text:h text:style-name="P93" text:outline-level="3"><text:span text:style-name="Strong_20_Emphasis"><text:span text:style-name="T4">3️⃣ "No new notifications" message</text:span></text:span></text:h>
      <text:list text:style-name="L82">
        <text:list-item>
          <text:p text:style-name="P171"><text:span text:style-name="T4">This can </text:span><text:span text:style-name="Strong_20_Emphasis"><text:span text:style-name="T4">entirely be handled on the front end</text:span></text:span><text:span text:style-name="T4">:</text:span></text:p>
        </text:list-item>
      </text:list>
      <text:p text:style-name="P105"><text:span text:style-name="Source_20_Text"><text:span text:style-name="T4">if (notifications.length === 0) {</text:span></text:span></text:p>
      <text:p text:style-name="P110"><text:span text:style-name="Source_20_Text"><text:span text:style-name="T4"><text:s text:c="4"/>showEmptyStateMessage("No new notifications");</text:span></text:span></text:p>
      <text:p text:style-name="P110"><text:soft-page-break/><text:span text:style-name="Source_20_Text"><text:span text:style-name="T4">} else {</text:span></text:span></text:p>
      <text:p text:style-name="P110"><text:span text:style-name="Source_20_Text"><text:span text:style-name="T4"><text:s text:c="4"/>renderNotificationList(notifications);</text:span></text:span></text:p>
      <text:p text:style-name="P110"><text:span text:style-name="Source_20_Text"><text:span text:style-name="T4">}</text:span></text:span></text:p>
      <text:list text:style-name="L83">
        <text:list-item>
          <text:p text:style-name="P172">If you implement unread-only filtering:</text:p>
          <text:list>
            <text:list-item>
              <text:p text:style-name="P172">Check if the filtered list is empty.</text:p>
            </text:list-item>
            <text:list-item>
              <text:p text:style-name="P172">If empty, show the "No new notifications" message.</text:p>
            </text:list-item>
          </text:list>
        </text:list-item>
        <text:list-item>
          <text:p text:style-name="P172">No extra backend endpoint is required unless you want a dedicated "count of unread notifications" endpoint for badges in the navbar. For that, you could do:</text:p>
        </text:list-item>
      </text:list>
      <text:p text:style-name="P105"><text:span text:style-name="Source_20_Text"><text:span text:style-name="T4">GET /api/notifications/{user}/unreadcount</text:span></text:span></text:p>
      <text:p text:style-name="P43">which returns an integer. But for the page itself, frontend logic suffices.</text:p>
      <text:p text:style-name="P160"/>
      <text:h text:style-name="P93" text:outline-level="3"><text:span text:style-name="T4">✅ </text:span><text:span text:style-name="Strong_20_Emphasis"><text:span text:style-name="T4">Summary</text:span></text:span></text:h>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P44">Feature</text:p>
            </table:table-cell>
            <table:table-cell table:style-name="Table12.A1" office:value-type="string">
              <text:p text:style-name="P44">Endpoint</text:p>
            </table:table-cell>
            <table:table-cell table:style-name="Table12.A1" office:value-type="string">
              <text:p text:style-name="P44">Frontend or Backend filtering?</text:p>
            </table:table-cell>
            <table:table-cell table:style-name="Table12.A1" office:value-type="string">
              <text:p text:style-name="P44">Notes</text:p>
            </table:table-cell>
          </table:table-row>
        </table:table-header-rows>
        <table:table-row>
          <table:table-cell table:style-name="Table12.A1" office:value-type="string">
            <text:p text:style-name="P5">Load notifications</text:p>
          </table:table-cell>
          <table:table-cell table:style-name="Table12.A1" office:value-type="string">
            <text:p text:style-name="Table_20_Contents"><text:span text:style-name="Source_20_Text"><text:span text:style-name="T4">GET /api/notifications/{user}</text:span></text:span></text:p>
          </table:table-cell>
          <table:table-cell table:style-name="Table12.A1" office:value-type="string">
            <text:p text:style-name="P5">Frontend renders list</text:p>
          </table:table-cell>
          <table:table-cell table:style-name="Table12.A1" office:value-type="string">
            <text:p text:style-name="P5">Standard page load</text:p>
          </table:table-cell>
        </table:table-row>
        <table:table-row>
          <table:table-cell table:style-name="Table12.A1" office:value-type="string">
            <text:p text:style-name="P5">Show only unread</text:p>
          </table:table-cell>
          <table:table-cell table:style-name="Table12.A1" office:value-type="string">
            <text:p text:style-name="Table_20_Contents"><text:span text:style-name="T4">Optional query param </text:span><text:span text:style-name="Source_20_Text"><text:span text:style-name="T4">?unread=true</text:span></text:span></text:p>
          </table:table-cell>
          <table:table-cell table:style-name="Table12.A1" office:value-type="string">
            <text:p text:style-name="P5">Frontend filtering possible</text:p>
          </table:table-cell>
          <table:table-cell table:style-name="Table12.A1" office:value-type="string">
            <text:p text:style-name="P5">Backend filtering more efficient for large datasets</text:p>
          </table:table-cell>
        </table:table-row>
        <table:table-row>
          <table:table-cell table:style-name="Table12.A1" office:value-type="string">
            <text:p text:style-name="P5">"No notifications" message</text:p>
          </table:table-cell>
          <table:table-cell table:style-name="Table12.A1" office:value-type="string">
            <text:p text:style-name="P5">—</text:p>
          </table:table-cell>
          <table:table-cell table:style-name="Table12.A1" office:value-type="string">
            <text:p text:style-name="P5">Frontend only</text:p>
          </table:table-cell>
          <table:table-cell table:style-name="Table12.A1" office:value-type="string">
            <text:p text:style-name="P5">Show if filtered or full list is empty</text:p>
          </table:table-cell>
        </table:table-row>
        <table:table-row>
          <table:table-cell table:style-name="Table12.A1" office:value-type="string">
            <text:p text:style-name="P5">Mark as read</text:p>
          </table:table-cell>
          <table:table-cell table:style-name="Table12.A1" office:value-type="string">
            <text:p text:style-name="Table_20_Contents"><text:span text:style-name="Source_20_Text"><text:span text:style-name="T4">POST /api/notifications/{id}/read</text:span></text:span></text:p>
          </table:table-cell>
          <table:table-cell table:style-name="Table12.A1" office:value-type="string">
            <text:p text:style-name="P5">Backend updates</text:p>
          </table:table-cell>
          <table:table-cell table:style-name="Table12.A1" office:value-type="string">
            <text:p text:style-name="P5">After successful response, update frontend list</text:p>
          </table:table-cell>
        </table:table-row>
      </table:table>
      <text:p text:style-name="P43"/>
      <text:h text:style-name="Heading_20_2" text:outline-level="2">⚙️ <text:span text:style-name="Strong_20_Emphasis">5. Simulation / Settings Page (</text:span><text:span text:style-name="Strong_20_Emphasis"><text:span text:style-name="Source_20_Text">/simulate</text:span></text:span><text:span text:style-name="Strong_20_Emphasis">)</text:span></text:h>
      <text:p text:style-name="P20"><text:span text:style-name="Source_20_Text">-----------------------------------------------------------</text:span></text:p>
      <text:p text:style-name="P21"><text:span text:style-name="Source_20_Text">| Navbar <text:s text:c="49"/>|</text:span></text:p>
      <text:p text:style-name="P21"><text:span text:style-name="Source_20_Text">-----------------------------------------------------------</text:span></text:p>
      <text:p text:style-name="P21"><text:span text:style-name="Source_20_Text">| <text:s/>Market Simulation <text:s text:c="37"/>|</text:span></text:p>
      <text:p text:style-name="P21"><text:span text:style-name="Source_20_Text">| <text:s/>Trigger simulated market data updates manually. <text:s text:c="7"/>|</text:span></text:p>
      <text:p text:style-name="P21"><text:span text:style-name="Source_20_Text">-----------------------------------------------------------</text:span></text:p>
      <text:p text:style-name="P21"><text:span text:style-name="Source_20_Text">| <text:s/>[ Simulate Market Update ] (button) <text:s text:c="19"/>|</text:span></text:p>
      <text:p text:style-name="P21"><text:span text:style-name="Source_20_Text">| <text:s text:c="56"/>|</text:span></text:p>
      <text:p text:style-name="P21"><text:span text:style-name="Source_20_Text">| <text:s/>Last Update: 10:15:45 AM <text:s text:c="30"/>|</text:span></text:p>
      <text:p text:style-name="P21"><text:span text:style-name="Source_20_Text">-----------------------------------------------------------</text:span></text:p>
      <text:p text:style-name="P21"><text:span text:style-name="Source_20_Text">| <text:s/>[ Recent Logs ] <text:s text:c="39"/>|</text:span></text:p>
      <text:p text:style-name="P21"><text:span text:style-name="Source_20_Text">| <text:s/>---------------------------------------------------- <text:s text:c="2"/>|</text:span></text:p>
      <text:p text:style-name="P21"><text:span text:style-name="Source_20_Text">| <text:s/>| Updated AAPL → $178.32 <text:s text:c="29"/>|</text:span></text:p>
      <text:p text:style-name="P21"><text:span text:style-name="Source_20_Text">| <text:s/>| Updated TSLA → $252.18 <text:s text:c="29"/>|</text:span></text:p>
      <text:p text:style-name="P21"><text:span text:style-name="Source_20_Text">| <text:s/>| Updated GOOG → $140.01 <text:s text:c="29"/>|</text:span></text:p>
      <text:p text:style-name="P21"><text:span text:style-name="Source_20_Text">| <text:s/>---------------------------------------------------- <text:s text:c="2"/>|</text:span></text:p>
      <text:p text:style-name="P21"><text:soft-page-break/><text:span text:style-name="Source_20_Text">-----------------------------------------------------------</text:span></text:p>
      <text:p text:style-name="P21"><text:span text:style-name="Source_20_Text">| <text:s/>[Back to Dashboard] <text:s text:c="34"/>|</text:span></text:p>
      <text:p text:style-name="P22"><text:span text:style-name="Source_20_Text">-----------------------------------------------------------</text:span></text:p>
      <text:p text:style-name="Text_20_body">let’s go <text:span text:style-name="Strong_20_Emphasis">endpoint by endpoint</text:span>, strictly following your architectural document and microservice design. The <text:span text:style-name="Source_20_Text">/simulate</text:span> page is essentially an admin/dev interface that <text:span text:style-name="Strong_20_Emphasis">manually triggers simulations</text:span> and shows <text:span text:style-name="Strong_20_Emphasis">recent events/logs</text:span>.</text:p>
      <text:p text:style-name="Text_20_body">Here’s the breakdown:</text:p>
      <text:p text:style-name="P92"/>
      <text:h text:style-name="P173" text:outline-level="3">1️⃣ Trigger the simulation</text:h>
      <text:p text:style-name="Text_20_body"><text:span text:style-name="Strong_20_Emphasis"><text:span text:style-name="T2">Component:</text:span></text:span><text:span text:style-name="T2"> </text:span><text:span text:style-name="Source_20_Text"><text:span text:style-name="T2">[ Simulate Market Update ]</text:span></text:span><text:span text:style-name="T2"> button<text:line-break/></text:span><text:span text:style-name="Strong_20_Emphasis"><text:span text:style-name="T2">Action:</text:span></text:span><text:span text:style-name="T2"> Send a POST to trigger simulated market data updates.</text:span></text:p>
      <text:p text:style-name="Text_20_body"><text:span text:style-name="Strong_20_Emphasis"><text:span text:style-name="T2">Endpoint (custom, not in the original document):</text:span></text:span></text:p>
      <text:p text:style-name="P105"><text:span text:style-name="Source_20_Text"><text:span text:style-name="T2">POST /api/marketdata/simulate</text:span></text:span></text:p>
      <text:p text:style-name="Text_20_body"><text:span text:style-name="Strong_20_Emphasis"><text:span text:style-name="T2">Called by:</text:span></text:span><text:span text:style-name="T2"> </text:span><text:span text:style-name="Source_20_Text"><text:span text:style-name="T2">SimulationPage</text:span></text:span><text:span text:style-name="T2"> frontend<text:line-break/></text:span><text:span text:style-name="Strong_20_Emphasis"><text:span text:style-name="T2">Logic:</text:span></text:span></text:p>
      <text:list text:style-name="L84">
        <text:list-item>
          <text:p text:style-name="P174">Randomly adjust asset prices (same as background service).</text:p>
        </text:list-item>
        <text:list-item>
          <text:p text:style-name="P175"><text:span text:style-name="T2">Publish </text:span><text:span text:style-name="Source_20_Text"><text:span text:style-name="T2">MarketPricesUpdatedEvent</text:span></text:span><text:span text:style-name="T2"> to the message broker.</text:span></text:p>
        </text:list-item>
        <text:list-item>
          <text:p text:style-name="P175"><text:span text:style-name="T2">Update a log table in </text:span><text:span text:style-name="Source_20_Text"><text:span text:style-name="T2">MarketData.API</text:span></text:span><text:span text:style-name="T2"> or in a small “SimulationLogs” microservice.</text:span></text:p>
        </text:list-item>
        <text:list-item>
          <text:p text:style-name="P175"><text:span text:style-name="T2">Return JSON </text:span><text:span text:style-name="Source_20_Text"><text:span text:style-name="T2">{ success: true, timestamp: "10:15:45 AM" }</text:span></text:span><text:span text:style-name="T2"> for display.</text:span></text:p>
        </text:list-item>
      </text:list>
      <text:p text:style-name="P176"/>
      <text:h text:style-name="P173" text:outline-level="3">2️⃣ Fetch last simulation timestamp</text:h>
      <text:p text:style-name="Text_20_body"><text:span text:style-name="Strong_20_Emphasis"><text:span text:style-name="T2">Component:</text:span></text:span><text:span text:style-name="T2"> </text:span><text:span text:style-name="Source_20_Text"><text:span text:style-name="T2">Last Update: 10:15:45 AM</text:span></text:span><text:span text:style-name="T2"><text:line-break/></text:span><text:span text:style-name="Strong_20_Emphasis"><text:span text:style-name="T2">Endpoint:</text:span></text:span></text:p>
      <text:p text:style-name="P105"><text:span text:style-name="Source_20_Text"><text:span text:style-name="T2">GET /api/marketdata/lastupdate</text:span></text:span></text:p>
      <text:p text:style-name="Text_20_body"><text:span text:style-name="Strong_20_Emphasis"><text:span text:style-name="T2">Logic:</text:span></text:span></text:p>
      <text:list text:style-name="L85">
        <text:list-item>
          <text:p text:style-name="P177"><text:span text:style-name="T2">Retrieve the timestamp of the last simulation (could be the last </text:span><text:span text:style-name="Source_20_Text"><text:span text:style-name="T2">MarketPricesUpdatedEvent</text:span></text:span><text:span text:style-name="T2"> or a database record).</text:span></text:p>
        </text:list-item>
        <text:list-item>
          <text:p text:style-name="P178">Frontend refreshes this on page load and after every simulation.</text:p>
        </text:list-item>
      </text:list>
      <text:p text:style-name="P92"/>
      <text:h text:style-name="P173" text:outline-level="3">3️⃣ Fetch recent logs</text:h>
      <text:p text:style-name="Text_20_body"><text:span text:style-name="Strong_20_Emphasis"><text:span text:style-name="T2">Component:</text:span></text:span><text:span text:style-name="T2"> </text:span><text:span text:style-name="Source_20_Text"><text:span text:style-name="T2">[ Recent Logs ]</text:span></text:span><text:span text:style-name="T2"> table<text:line-break/></text:span><text:span text:style-name="Strong_20_Emphasis"><text:span text:style-name="T2">Endpoint:</text:span></text:span></text:p>
      <text:p text:style-name="P105"><text:span text:style-name="Source_20_Text"><text:span text:style-name="T2">GET /api/marketdata/logs?limit=10</text:span></text:span></text:p>
      <text:p text:style-name="Text_20_body"><text:soft-page-break/><text:span text:style-name="Strong_20_Emphasis"><text:span text:style-name="T2">Logic:</text:span></text:span></text:p>
      <text:list text:style-name="L86">
        <text:list-item>
          <text:p text:style-name="P179">Return last N simulated updates, e.g.:</text:p>
        </text:list-item>
      </text:list>
      <text:p text:style-name="P105"><text:span text:style-name="Source_20_Text"><text:span text:style-name="T2">[</text:span></text:span></text:p>
      <text:p text:style-name="P110"><text:span text:style-name="Source_20_Text"><text:span text:style-name="T2"><text:s text:c="2"/>{"asset": "AAPL", "price": 178.32, "timestamp": "2025-10-27T10:15:45Z"},</text:span></text:span></text:p>
      <text:p text:style-name="P110"><text:span text:style-name="Source_20_Text"><text:span text:style-name="T2"><text:s text:c="2"/>{"asset": "TSLA", "price": 252.18, "timestamp": "2025-10-27T10:15:45Z"}</text:span></text:span></text:p>
      <text:p text:style-name="P110"><text:span text:style-name="Source_20_Text"><text:span text:style-name="T2">]</text:span></text:span></text:p>
      <text:list text:style-name="L87">
        <text:list-item>
          <text:p text:style-name="P180">Frontend renders these in the logs table.</text:p>
        </text:list-item>
      </text:list>
      <text:p text:style-name="P176"/>
      <text:h text:style-name="P173" text:outline-level="3">4️⃣ Optional navigation</text:h>
      <text:p text:style-name="Text_20_body"><text:span text:style-name="Strong_20_Emphasis"><text:span text:style-name="T2">Component:</text:span></text:span><text:span text:style-name="T2"> </text:span><text:span text:style-name="Source_20_Text"><text:span text:style-name="T2">[Back to Dashboard]</text:span></text:span></text:p>
      <text:list text:style-name="L88">
        <text:list-item>
          <text:p text:style-name="P181">No API call, simple router navigation.</text:p>
        </text:list-item>
      </text:list>
      <text:p text:style-name="P176"/>
      <text:h text:style-name="P173" text:outline-level="3">✅ Summary of endpoints the Simulation page needs</text:h>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182">Purpose</text:p>
            </table:table-cell>
            <table:table-cell table:style-name="Table15.A1" office:value-type="string">
              <text:p text:style-name="P182">Method</text:p>
            </table:table-cell>
            <table:table-cell table:style-name="Table15.A1" office:value-type="string">
              <text:p text:style-name="P182">Endpoint</text:p>
            </table:table-cell>
            <table:table-cell table:style-name="Table15.A1" office:value-type="string">
              <text:p text:style-name="P182">Returns</text:p>
            </table:table-cell>
          </table:table-row>
        </table:table-header-rows>
        <table:table-row>
          <table:table-cell table:style-name="Table15.A1" office:value-type="string">
            <text:p text:style-name="P3">Trigger manual simulation</text:p>
          </table:table-cell>
          <table:table-cell table:style-name="Table15.A1" office:value-type="string">
            <text:p text:style-name="P3">POST</text:p>
          </table:table-cell>
          <table:table-cell table:style-name="Table15.A1" office:value-type="string">
            <text:p text:style-name="Table_20_Contents"><text:span text:style-name="Source_20_Text"><text:span text:style-name="T2">/api/marketdata/simulate</text:span></text:span></text:p>
          </table:table-cell>
          <table:table-cell table:style-name="Table15.A1" office:value-type="string">
            <text:p text:style-name="P3">Success, timestamp</text:p>
          </table:table-cell>
        </table:table-row>
        <table:table-row>
          <table:table-cell table:style-name="Table15.A1" office:value-type="string">
            <text:p text:style-name="P3">Get last update</text:p>
          </table:table-cell>
          <table:table-cell table:style-name="Table15.A1" office:value-type="string">
            <text:p text:style-name="P3">GET</text:p>
          </table:table-cell>
          <table:table-cell table:style-name="Table15.A1" office:value-type="string">
            <text:p text:style-name="Table_20_Contents"><text:span text:style-name="Source_20_Text"><text:span text:style-name="T2">/api/marketdata/lastupdate</text:span></text:span></text:p>
          </table:table-cell>
          <table:table-cell table:style-name="Table15.A1" office:value-type="string">
            <text:p text:style-name="Table_20_Contents"><text:span text:style-name="Source_20_Text"><text:span text:style-name="T2">{ timestamp }</text:span></text:span></text:p>
          </table:table-cell>
        </table:table-row>
        <table:table-row>
          <table:table-cell table:style-name="Table15.A1" office:value-type="string">
            <text:p text:style-name="P3">Get recent logs</text:p>
          </table:table-cell>
          <table:table-cell table:style-name="Table15.A1" office:value-type="string">
            <text:p text:style-name="P3">GET</text:p>
          </table:table-cell>
          <table:table-cell table:style-name="Table15.A1" office:value-type="string">
            <text:p text:style-name="Table_20_Contents"><text:span text:style-name="Source_20_Text"><text:span text:style-name="T2">/api/marketdata/logs?limit=N</text:span></text:span></text:p>
          </table:table-cell>
          <table:table-cell table:style-name="Table15.A1" office:value-type="string">
            <text:p text:style-name="P3">Array of log entries</text:p>
          </table:table-cell>
        </table:table-row>
      </table:table>
      <text:p text:style-name="Text_20_body"><text:span text:style-name="Strong_20_Emphasis"><text:span text:style-name="T2">Notes:</text:span></text:span></text:p>
      <text:list text:style-name="L89">
        <text:list-item>
          <text:p text:style-name="P183"><text:span text:style-name="Source_20_Text"><text:span text:style-name="T2">/simulate</text:span></text:span><text:span text:style-name="T2"> page is </text:span><text:span text:style-name="Strong_20_Emphasis"><text:span text:style-name="T2">purely admin/testing</text:span></text:span><text:span text:style-name="T2"> — all three endpoints are part of the </text:span><text:span text:style-name="Source_20_Text"><text:span text:style-name="T2">MarketData.API</text:span></text:span><text:span text:style-name="T2"> microservice.</text:span></text:p>
        </text:list-item>
        <text:list-item>
          <text:p text:style-name="P183"><text:span text:style-name="T2">The “Simulate Market Update” button </text:span><text:span text:style-name="Strong_20_Emphasis"><text:span text:style-name="T2">must hit a custom endpoint</text:span></text:span><text:span text:style-name="T2">, as it doesn’t exist in your original doc.</text:span></text:p>
        </text:list-item>
        <text:list-item>
          <text:p text:style-name="P184">Logs could be stored in-memory, in SQL, or via events in RabbitMQ (then queried via a small read-model API).</text:p>
        </text:list-item>
      </text:list>
      <text:p text:style-name="P176"/>
      <text:p text:style-name="Text_20_body"><text:span text:style-name="T2">If you want, I can draw a </text:span><text:span text:style-name="Strong_20_Emphasis"><text:span text:style-name="T2">mini-sequence diagram showing exactly how the Simulation page triggers updates and refreshes logs</text:span></text:span><text:span text:style-name="T2"> according to your microservice architecture. That makes the design crystal clear. Do you want me to do that?</text:span></text:p>
      <text:p text:style-name="P30"><text:span text:style-name="T7">G</text:span>iven the Market Data Service as it stands:</text:p>
      <text:list text:style-name="L90">
        <text:list-item>
          <text:p text:style-name="P185"><text:span text:style-name="Strong_20_Emphasis"><text:span text:style-name="T2">Current state:</text:span></text:span></text:p>
          <text:list>
            <text:list-item>
              <text:p text:style-name="P185"><text:span text:style-name="T2">It only exposes </text:span><text:span text:style-name="Strong_20_Emphasis"><text:span text:style-name="T2">gRPC endpoints</text:span></text:span><text:span text:style-name="T2"> for fetching prices (</text:span><text:span text:style-name="Source_20_Text"><text:span text:style-name="T2">GetPrice</text:span></text:span><text:span text:style-name="T2"> / </text:span><text:span text:style-name="Source_20_Text"><text:span text:style-name="T2">GetPrices</text:span></text:span><text:span text:style-name="T2">).</text:span></text:p>
            </text:list-item>
            <text:list-item>
              <text:p text:style-name="P185"><text:span text:style-name="T2">It </text:span><text:span text:style-name="Strong_20_Emphasis"><text:span text:style-name="T2">publishes events</text:span></text:span><text:span text:style-name="T2"> automatically on a timer (</text:span><text:span text:style-name="Source_20_Text"><text:span text:style-name="T2">MarketPricesUpdatedEvent</text:span></text:span><text:span text:style-name="T2">).</text:span></text:p>
            </text:list-item>
            <text:list-item>
              <text:p text:style-name="P185"><text:span text:style-name="T2">There’s no way to </text:span><text:span text:style-name="Strong_20_Emphasis"><text:span text:style-name="T2">manually trigger a simulation</text:span></text:span><text:span text:style-name="T2"> via an API, and there’s no logs API.</text:span></text:p>
            </text:list-item>
          </text:list>
        </text:list-item>
      </text:list>
      <text:p text:style-name="Text_20_body"><text:soft-page-break/><text:span text:style-name="T2">So yes, to fully support your </text:span><text:span text:style-name="Source_20_Text"><text:span text:style-name="T2">/simulate</text:span></text:span><text:span text:style-name="T2"> page, you would need to </text:span><text:span text:style-name="Strong_20_Emphasis"><text:span text:style-name="T2">extend it</text:span></text:span><text:span text:style-name="T2">. Specifically:</text:span></text:p>
      <text:p text:style-name="P176"/>
      <text:h text:style-name="P173" text:outline-level="3">1️⃣ Add a “manual simulation” trigger</text:h>
      <text:p text:style-name="Text_20_body"><text:span text:style-name="Strong_20_Emphasis"><text:span text:style-name="T2">Why:</text:span></text:span><text:span text:style-name="T2"> The </text:span><text:span text:style-name="Source_20_Text"><text:span text:style-name="T2">[Simulate Market Update]</text:span></text:span><text:span text:style-name="T2"> button needs to hit an endpoint.<text:line-break/></text:span><text:span text:style-name="Strong_20_Emphasis"><text:span text:style-name="T2">Options:</text:span></text:span></text:p>
      <text:list text:style-name="L91">
        <text:list-item>
          <text:p text:style-name="P186"><text:span text:style-name="Strong_20_Emphasis"><text:span text:style-name="T2">gRPC:</text:span></text:span><text:span text:style-name="T2"> Add a </text:span><text:span text:style-name="Source_20_Text"><text:span text:style-name="T2">SimulateMarketUpdate</text:span></text:span><text:span text:style-name="T2"> RPC:</text:span></text:p>
        </text:list-item>
      </text:list>
      <text:p text:style-name="P105"><text:span text:style-name="Source_20_Text"><text:span text:style-name="T2">rpc SimulateMarketUpdate(google.protobuf.Empty) returns (SimulateReply);</text:span></text:span></text:p>
      <text:p text:style-name="P110"><text:span text:style-name="Source_20_Text"><text:span text:style-name="T2">message SimulateReply { string timestamp = 1; }</text:span></text:span></text:p>
      <text:list text:style-name="L92">
        <text:list-item>
          <text:p text:style-name="P187"><text:span text:style-name="Strong_20_Emphasis"><text:span text:style-name="T2">REST (if your frontend uses REST):</text:span></text:span><text:span text:style-name="T2"> Add a minimal REST endpoint:</text:span></text:p>
        </text:list-item>
      </text:list>
      <text:p text:style-name="P105"><text:span text:style-name="Source_20_Text"><text:span text:style-name="T2">POST /api/marketdata/simulate</text:span></text:span></text:p>
      <text:list text:style-name="L93">
        <text:list-item>
          <text:p text:style-name="P188"><text:span text:style-name="T2">Logic: generate new random prices, update </text:span><text:span text:style-name="Source_20_Text"><text:span text:style-name="T2">LastUpdated</text:span></text:span><text:span text:style-name="T2">, publish </text:span><text:span text:style-name="Source_20_Text"><text:span text:style-name="T2">MarketPricesUpdatedEvent</text:span></text:span><text:span text:style-name="T2">.</text:span></text:p>
        </text:list-item>
      </text:list>
      <text:p text:style-name="P176"/>
      <text:h text:style-name="P173" text:outline-level="3">2️⃣ Add a “last update” endpoint</text:h>
      <text:list text:style-name="L94">
        <text:list-item>
          <text:p text:style-name="P189"><text:span text:style-name="T2">Can be </text:span><text:span text:style-name="Strong_20_Emphasis"><text:span text:style-name="T2">gRPC</text:span></text:span><text:span text:style-name="T2"> or REST: return the </text:span><text:span text:style-name="Source_20_Text"><text:span text:style-name="T2">DateTime</text:span></text:span><text:span text:style-name="T2"> of the last simulated update.</text:span></text:p>
        </text:list-item>
      </text:list>
      <text:p text:style-name="P176"/>
      <text:h text:style-name="P173" text:outline-level="3">3️⃣ Add a “recent logs” endpoint (optional)</text:h>
      <text:list text:style-name="L95">
        <text:list-item>
          <text:p text:style-name="P190">Could store recent updates in memory or database.</text:p>
        </text:list-item>
        <text:list-item>
          <text:p text:style-name="P191"><text:span text:style-name="T2">Return last N price changes, e.g., </text:span><text:span text:style-name="Source_20_Text"><text:span text:style-name="T2">{ symbol, price, timestamp }</text:span></text:span><text:span text:style-name="T2">.</text:span></text:p>
        </text:list-item>
      </text:list>
      <text:p text:style-name="P176"/>
      <text:h text:style-name="P173" text:outline-level="3">✅ Summary</text:h>
      <text:p text:style-name="Text_20_body"><text:span text:style-name="T2">Without these extensions, your </text:span><text:span text:style-name="Source_20_Text"><text:span text:style-name="T2">/simulate</text:span></text:span><text:span text:style-name="T2"> page </text:span><text:span text:style-name="Strong_20_Emphasis"><text:span text:style-name="T2">cannot fully function</text:span></text:span><text:span text:style-name="T2">, because:</text:span></text:p>
      <text:list text:style-name="L96">
        <text:list-item>
          <text:p text:style-name="P192">The button has nothing to call.</text:p>
        </text:list-item>
        <text:list-item>
          <text:p text:style-name="P192">The “Last Update” timestamp cannot be fetched.</text:p>
        </text:list-item>
        <text:list-item>
          <text:p text:style-name="P192">Recent logs are not stored anywhere accessible.</text:p>
        </text:list-item>
      </text:list>
      <text:p text:style-name="Text_20_body"><text:span text:style-name="T2">Essentially, you’re adding </text:span><text:span text:style-name="Strong_20_Emphasis"><text:span text:style-name="T2">developer/admin capabilities</text:span></text:span><text:span text:style-name="T2"> on top of the existing Market Data Service.</text:span></text:p>
      <text:p text:style-name="P92"><text:span text:style-name="T2"/></text:p>
      <text:p text:style-name="Text_20_body"><text:span text:style-name="T2">Perfect. Here’s a minimal extension plan for your </text:span><text:span text:style-name="Strong_20_Emphasis"><text:span text:style-name="T2">Market Data Service</text:span></text:span><text:span text:style-name="T2"> so that the </text:span><text:span text:style-name="Source_20_Text"><text:span text:style-name="T2">/simulate</text:span></text:span><text:span text:style-name="T2"> page works fully, without breaking existing architecture. I’ll provide </text:span><text:span text:style-name="Strong_20_Emphasis"><text:span text:style-name="T2">both gRPC and REST options</text:span></text:span><text:span text:style-name="T2"> for flexibility.</text:span></text:p>
      <text:p text:style-name="P176"/>
      <text:h text:style-name="P193" text:outline-level="2"><text:soft-page-break/><text:span text:style-name="Strong_20_Emphasis"><text:span text:style-name="T2">1️⃣ gRPC Extensions</text:span></text:span></text:h>
      <text:p text:style-name="Text_20_body"><text:span text:style-name="T2">Add to your existing </text:span><text:span text:style-name="Source_20_Text"><text:span text:style-name="T2">MarketData</text:span></text:span><text:span text:style-name="T2"> service:</text:span></text:p>
      <text:p text:style-name="P105"><text:span text:style-name="Source_20_Text"><text:span text:style-name="T2">service MarketData {</text:span></text:span></text:p>
      <text:p text:style-name="P110"><text:span text:style-name="Source_20_Text"><text:span text:style-name="T2"><text:s text:c="2"/>rpc GetPrice (PriceRequest) returns (PriceReply);</text:span></text:span></text:p>
      <text:p text:style-name="P110"><text:span text:style-name="Source_20_Text"><text:span text:style-name="T2"><text:s text:c="2"/>rpc GetPrices (PriceListRequest) returns (PriceListReply);</text:span></text:span></text:p>
      <text:p text:style-name="P194"/>
      <text:p text:style-name="P110"><text:span text:style-name="Source_20_Text"><text:span text:style-name="T2"><text:s text:c="2"/>// --- New ---</text:span></text:span></text:p>
      <text:p text:style-name="P110"><text:span text:style-name="Source_20_Text"><text:span text:style-name="T2"><text:s text:c="2"/>rpc SimulateMarketUpdate (google.protobuf.Empty) returns (SimulateReply);</text:span></text:span></text:p>
      <text:p text:style-name="P110"><text:span text:style-name="Source_20_Text"><text:span text:style-name="T2"><text:s text:c="2"/>rpc GetLastUpdate (google.protobuf.Empty) returns (LastUpdateReply);</text:span></text:span></text:p>
      <text:p text:style-name="P110"><text:span text:style-name="Source_20_Text"><text:span text:style-name="T2"><text:s text:c="2"/>rpc GetRecentLogs (LogsRequest) returns (LogsReply);</text:span></text:span></text:p>
      <text:p text:style-name="P110"><text:span text:style-name="Source_20_Text"><text:span text:style-name="T2">}</text:span></text:span></text:p>
      <text:p text:style-name="P194"/>
      <text:p text:style-name="P110"><text:span text:style-name="Source_20_Text"><text:span text:style-name="T2">message SimulateReply {</text:span></text:span></text:p>
      <text:p text:style-name="P110"><text:span text:style-name="Source_20_Text"><text:span text:style-name="T2"><text:s text:c="2"/>string timestamp = 1; // ISO string of update</text:span></text:span></text:p>
      <text:p text:style-name="P110"><text:span text:style-name="Source_20_Text"><text:span text:style-name="T2">}</text:span></text:span></text:p>
      <text:p text:style-name="P194"/>
      <text:p text:style-name="P110"><text:span text:style-name="Source_20_Text"><text:span text:style-name="T2">message LastUpdateReply {</text:span></text:span></text:p>
      <text:p text:style-name="P110"><text:span text:style-name="Source_20_Text"><text:span text:style-name="T2"><text:s text:c="2"/>string timestamp = 1; // ISO string of last simulated update</text:span></text:span></text:p>
      <text:p text:style-name="P110"><text:span text:style-name="Source_20_Text"><text:span text:style-name="T2">}</text:span></text:span></text:p>
      <text:p text:style-name="P194"/>
      <text:p text:style-name="P110"><text:span text:style-name="Source_20_Text"><text:span text:style-name="T2">message LogsRequest {</text:span></text:span></text:p>
      <text:p text:style-name="P110"><text:span text:style-name="Source_20_Text"><text:span text:style-name="T2"><text:s text:c="2"/>int32 limit = 1; // number of recent logs</text:span></text:span></text:p>
      <text:p text:style-name="P110"><text:span text:style-name="Source_20_Text"><text:span text:style-name="T2">}</text:span></text:span></text:p>
      <text:p text:style-name="P194"/>
      <text:p text:style-name="P110"><text:span text:style-name="Source_20_Text"><text:span text:style-name="T2">message LogsReply {</text:span></text:span></text:p>
      <text:p text:style-name="P110"><text:span text:style-name="Source_20_Text"><text:span text:style-name="T2"><text:s text:c="2"/>repeated PriceReply logs = 1; // last N updates</text:span></text:span></text:p>
      <text:p text:style-name="P110"><text:span text:style-name="Source_20_Text"><text:span text:style-name="T2">}</text:span></text:span></text:p>
      <text:p text:style-name="Text_20_body"><text:span text:style-name="Strong_20_Emphasis"><text:span text:style-name="T2">Backend logic:</text:span></text:span></text:p>
      <text:list text:style-name="L97">
        <text:list-item>
          <text:p text:style-name="P195"><text:span text:style-name="Source_20_Text"><text:span text:style-name="T2">SimulateMarketUpdate</text:span></text:span><text:span text:style-name="T2"> → generate new random prices, update </text:span><text:span text:style-name="Source_20_Text"><text:span text:style-name="T2">MarketPrice.LastUpdated</text:span></text:span><text:span text:style-name="T2">, </text:span><text:span text:style-name="Strong_20_Emphasis"><text:span text:style-name="T2">publish </text:span></text:span><text:span text:style-name="Strong_20_Emphasis"><text:span text:style-name="Source_20_Text"><text:span text:style-name="T2">MarketPricesUpdatedEvent</text:span></text:span></text:span><text:span text:style-name="T2">, store logs in memory.</text:span></text:p>
        </text:list-item>
        <text:list-item>
          <text:p text:style-name="P195"><text:span text:style-name="Source_20_Text"><text:span text:style-name="T2">GetLastUpdate</text:span></text:span><text:span text:style-name="T2"> → return latest timestamp of simulation.</text:span></text:p>
        </text:list-item>
        <text:list-item>
          <text:p text:style-name="P195"><text:span text:style-name="Source_20_Text"><text:span text:style-name="T2">GetRecentLogs</text:span></text:span><text:span text:style-name="T2"> → return last N simulated updates.</text:span></text:p>
        </text:list-item>
      </text:list>
      <text:p text:style-name="P176"><text:soft-page-break/></text:p>
      <text:h text:style-name="P193" text:outline-level="2"><text:span text:style-name="Strong_20_Emphasis"><text:span text:style-name="T2">2️⃣ REST Endpoints</text:span></text:span></text:h>
      <text:p text:style-name="P30">If your frontend prefers REST:</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82">Method</text:p>
            </table:table-cell>
            <table:table-cell table:style-name="Table16.A1" office:value-type="string">
              <text:p text:style-name="P182">Endpoint</text:p>
            </table:table-cell>
            <table:table-cell table:style-name="Table16.A1" office:value-type="string">
              <text:p text:style-name="P182">Description</text:p>
            </table:table-cell>
          </table:table-row>
        </table:table-header-rows>
        <table:table-row>
          <table:table-cell table:style-name="Table16.A1" office:value-type="string">
            <text:p text:style-name="P3">POST</text:p>
          </table:table-cell>
          <table:table-cell table:style-name="Table16.A1" office:value-type="string">
            <text:p text:style-name="Table_20_Contents"><text:span text:style-name="Source_20_Text"><text:span text:style-name="T2">/api/marketdata/simulate</text:span></text:span></text:p>
          </table:table-cell>
          <table:table-cell table:style-name="Table16.A1" office:value-type="string">
            <text:p text:style-name="Table_20_Contents"><text:span text:style-name="T2">Triggers a new simulated market update. Returns </text:span><text:span text:style-name="Source_20_Text"><text:span text:style-name="T2">{ timestamp: "..." }</text:span></text:span></text:p>
          </table:table-cell>
        </table:table-row>
        <table:table-row>
          <table:table-cell table:style-name="Table16.A1" office:value-type="string">
            <text:p text:style-name="P3">GET</text:p>
          </table:table-cell>
          <table:table-cell table:style-name="Table16.A1" office:value-type="string">
            <text:p text:style-name="Table_20_Contents"><text:span text:style-name="Source_20_Text"><text:span text:style-name="T2">/api/marketdata/lastupdate</text:span></text:span></text:p>
          </table:table-cell>
          <table:table-cell table:style-name="Table16.A1" office:value-type="string">
            <text:p text:style-name="Table_20_Contents"><text:span text:style-name="T2">Returns last simulated update </text:span><text:span text:style-name="Source_20_Text"><text:span text:style-name="T2">{ timestamp: "..." }</text:span></text:span></text:p>
          </table:table-cell>
        </table:table-row>
        <table:table-row>
          <table:table-cell table:style-name="Table16.A1" office:value-type="string">
            <text:p text:style-name="P3">GET</text:p>
          </table:table-cell>
          <table:table-cell table:style-name="Table16.A1" office:value-type="string">
            <text:p text:style-name="Table_20_Contents"><text:span text:style-name="Source_20_Text"><text:span text:style-name="T2">/api/marketdata/recentlogs?limit=10</text:span></text:span></text:p>
          </table:table-cell>
          <table:table-cell table:style-name="Table16.A1" office:value-type="string">
            <text:p text:style-name="Table_20_Contents"><text:span text:style-name="T2">Returns recent simulated logs </text:span><text:span text:style-name="Source_20_Text"><text:span text:style-name="T2">[ { symbol, price, timestamp } ]</text:span></text:span></text:p>
          </table:table-cell>
        </table:table-row>
      </table:table>
      <text:p text:style-name="Text_20_body"><text:span text:style-name="Strong_20_Emphasis"><text:span text:style-name="T2">Implementation:</text:span></text:span></text:p>
      <text:list text:style-name="L98">
        <text:list-item>
          <text:p text:style-name="P196">You can call the same internal method that your periodic simulator uses.</text:p>
        </text:list-item>
        <text:list-item>
          <text:p text:style-name="P196">Store last N updates in-memory for logs.</text:p>
        </text:list-item>
        <text:list-item>
          <text:p text:style-name="P197"><text:span text:style-name="T2">Keep publishing </text:span><text:span text:style-name="Source_20_Text"><text:span text:style-name="T2">MarketPricesUpdatedEvent</text:span></text:span><text:span text:style-name="T2"> to RabbitMQ.</text:span></text:p>
        </text:list-item>
      </text:list>
      <text:p text:style-name="P176"/>
      <text:h text:style-name="P193" text:outline-level="2"><text:span text:style-name="Strong_20_Emphasis"><text:span text:style-name="T2">3️⃣ Integration with </text:span></text:span><text:span text:style-name="Strong_20_Emphasis"><text:span text:style-name="Source_20_Text"><text:span text:style-name="T2">/simulate</text:span></text:span></text:span><text:span text:style-name="Strong_20_Emphasis"><text:span text:style-name="T2"> page</text:span></text:span></text:h>
      <table:table table:name="Table17" table:style-name="Table17">
        <table:table-column table:style-name="Table17.A"/>
        <table:table-column table:style-name="Table17.B"/>
        <table:table-header-rows>
          <table:table-row>
            <table:table-cell table:style-name="Table17.A1" office:value-type="string">
              <text:p text:style-name="P182">Page element</text:p>
            </table:table-cell>
            <table:table-cell table:style-name="Table17.A1" office:value-type="string">
              <text:p text:style-name="P182">Data source / endpoint</text:p>
            </table:table-cell>
          </table:table-row>
        </table:table-header-rows>
        <table:table-row>
          <table:table-cell table:style-name="Table17.A1" office:value-type="string">
            <text:p text:style-name="Table_20_Contents"><text:span text:style-name="Source_20_Text"><text:span text:style-name="T2">[Simulate Market Update]</text:span></text:span><text:span text:style-name="T2"> button</text:span></text:p>
          </table:table-cell>
          <table:table-cell table:style-name="Table17.A1" office:value-type="string">
            <text:p text:style-name="Table_20_Contents"><text:span text:style-name="Source_20_Text"><text:span text:style-name="T2">POST /api/marketdata/simulate</text:span></text:span><text:span text:style-name="T2"> or </text:span><text:span text:style-name="Source_20_Text"><text:span text:style-name="T2">SimulateMarketUpdate</text:span></text:span><text:span text:style-name="T2"> gRPC</text:span></text:p>
          </table:table-cell>
        </table:table-row>
        <table:table-row>
          <table:table-cell table:style-name="Table17.A1" office:value-type="string">
            <text:p text:style-name="Table_20_Contents"><text:span text:style-name="Source_20_Text"><text:span text:style-name="T2">Last Update</text:span></text:span><text:span text:style-name="T2"> timestamp</text:span></text:p>
          </table:table-cell>
          <table:table-cell table:style-name="Table17.A1" office:value-type="string">
            <text:p text:style-name="Table_20_Contents"><text:span text:style-name="Source_20_Text"><text:span text:style-name="T2">GET /api/marketdata/lastupdate</text:span></text:span><text:span text:style-name="T2"> or </text:span><text:span text:style-name="Source_20_Text"><text:span text:style-name="T2">GetLastUpdate</text:span></text:span><text:span text:style-name="T2"> gRPC</text:span></text:p>
          </table:table-cell>
        </table:table-row>
        <table:table-row>
          <table:table-cell table:style-name="Table17.A1" office:value-type="string">
            <text:p text:style-name="Table_20_Contents"><text:span text:style-name="Source_20_Text"><text:span text:style-name="T2">[Recent Logs]</text:span></text:span><text:span text:style-name="T2"> list</text:span></text:p>
          </table:table-cell>
          <table:table-cell table:style-name="Table17.A1" office:value-type="string">
            <text:p text:style-name="Table_20_Contents"><text:span text:style-name="Source_20_Text"><text:span text:style-name="T2">GET /api/marketdata/recentlogs?limit=10</text:span></text:span><text:span text:style-name="T2"> or </text:span><text:span text:style-name="Source_20_Text"><text:span text:style-name="T2">GetRecentLogs</text:span></text:span><text:span text:style-name="T2"> gRPC</text:span></text:p>
          </table:table-cell>
        </table:table-row>
      </table:table>
      <text:p text:style-name="P176"/>
      <text:p text:style-name="Text_20_body"><text:span text:style-name="T2">This keeps </text:span><text:span text:style-name="Strong_20_Emphasis"><text:span text:style-name="T2">everything modular</text:span></text:span><text:span text:style-name="T2">:</text:span></text:p>
      <text:list text:style-name="L99">
        <text:list-item>
          <text:p text:style-name="P198"><text:span text:style-name="T2">Existing services that consume market prices (</text:span><text:span text:style-name="Source_20_Text"><text:span text:style-name="T2">Portfolio</text:span></text:span><text:span text:style-name="T2">, </text:span><text:span text:style-name="Source_20_Text"><text:span text:style-name="T2">Analytics</text:span></text:span><text:span text:style-name="T2">) </text:span><text:span text:style-name="Strong_20_Emphasis"><text:span text:style-name="T2">don’t break</text:span></text:span><text:span text:style-name="T2">.</text:span></text:p>
        </text:list-item>
        <text:list-item>
          <text:p text:style-name="P198"><text:span text:style-name="T2">Simulation logic is fully accessible for </text:span><text:span text:style-name="Strong_20_Emphasis"><text:span text:style-name="T2">manual triggers</text:span></text:span><text:span text:style-name="T2">.</text:span></text:p>
        </text:list-item>
        <text:list-item>
          <text:p text:style-name="P198"><text:span text:style-name="T2">Logs are optionally stored </text:span><text:span text:style-name="Strong_20_Emphasis"><text:span text:style-name="T2">in-memory</text:span></text:span><text:span text:style-name="T2"> for simplicity.</text:span></text:p>
        </text:list-item>
      </text:list>
      <text:p text:style-name="Text_20_body"/>
      <text:h text:style-name="Heading_20_2" text:outline-level="2">🧭 Navigation Flow Summary</text:h>
      <text:p text:style-name="P20"><text:span text:style-name="Source_20_Text">Home <text:s/>→ <text:s/>Portfolio <text:s/>→ <text:s/>Analytics <text:s/>→ <text:s/>Notifications <text:s/>→ <text:s/>Simulate</text:span></text:p>
      <text:p text:style-name="P21"><text:span text:style-name="Source_20_Text"><text:s/>↑ <text:s text:c="8"/>↓</text:span></text:p>
      <text:p text:style-name="P22"><text:span text:style-name="Source_20_Text"><text:s/>└────── Back buttons to return to Dashboard</text:span></text:p>
      <text:p text:style-name="Horizontal_20_Line"/>
      <text:h text:style-name="Heading_20_2" text:outline-level="2"><text:soft-page-break/>🧩 Implementation Tip</text:h>
      <text:p text:style-name="Text_20_body">Each page can use <text:span text:style-name="Strong_20_Emphasis">a shared </text:span><text:span text:style-name="Strong_20_Emphasis"><text:span text:style-name="Source_20_Text">_Layout.cshtml</text:span></text:span> with:</text:p>
      <text:p text:style-name="P20"><text:span text:style-name="Source_20_Text">&lt;nav class="navbar navbar-expand-lg navbar-dark bg-dark"&gt;</text:span></text:p>
      <text:p text:style-name="P21"><text:span text:style-name="Source_20_Text"><text:s text:c="2"/>&lt;a class="navbar-brand" href="/"&gt;PortfolioTracker&lt;/a&gt;</text:span></text:p>
      <text:p text:style-name="P21"><text:span text:style-name="Source_20_Text"><text:s text:c="2"/>&lt;div class="navbar-nav"&gt;</text:span></text:p>
      <text:p text:style-name="P21"><text:span text:style-name="Source_20_Text"><text:s text:c="4"/>&lt;a class="nav-link" href="/"&gt;Home&lt;/a&gt;</text:span></text:p>
      <text:p text:style-name="P21"><text:span text:style-name="Source_20_Text"><text:s text:c="4"/>&lt;a class="nav-link" href="/portfolio"&gt;Portfolio&lt;/a&gt;</text:span></text:p>
      <text:p text:style-name="P21"><text:span text:style-name="Source_20_Text"><text:s text:c="4"/>&lt;a class="nav-link" href="/analytics"&gt;Analytics&lt;/a&gt;</text:span></text:p>
      <text:p text:style-name="P21"><text:span text:style-name="Source_20_Text"><text:s text:c="4"/>&lt;a class="nav-link" href="/notifications"&gt;Notifications&lt;/a&gt;</text:span></text:p>
      <text:p text:style-name="P21"><text:span text:style-name="Source_20_Text"><text:s text:c="4"/>&lt;a class="nav-link" href="/simulate"&gt;Settings&lt;/a&gt;</text:span></text:p>
      <text:p text:style-name="P21"><text:span text:style-name="Source_20_Text"><text:s text:c="2"/>&lt;/div&gt;</text:span></text:p>
      <text:p text:style-name="P22"><text:span text:style-name="Source_20_Text">&lt;/nav&gt;</text:span></text:p>
      <text:p text:style-name="Text_20_body">Use <text:span text:style-name="Strong_20_Emphasis">Bootstrap’s card/grid system</text:span> for the panels shown above — that’ll make translating these wireframes into working Razor Pages fast and tidy.</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3T11:30:00.206943400</meta:creation-date>
    <dc:date>2025-11-12T12:17:23.340218100</dc:date>
    <meta:editing-duration>PT1H51M25S</meta:editing-duration>
    <meta:editing-cycles>9</meta:editing-cycles>
    <meta:generator>LibreOffice/25.8.2.2$Windows_X86_64 LibreOffice_project/d401f2107ccab8f924a8e2df40f573aab7605b6f</meta:generator>
    <meta:document-statistic meta:table-count="18" meta:image-count="0" meta:object-count="0" meta:page-count="42" meta:paragraph-count="1275" meta:word-count="7168" meta:character-count="52393" meta:non-whitespace-character-count="44033"/>
  </office:meta>
</office:document-meta>
</file>